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0.25pt"/>
    </style:style>
    <style:style style:name="co2" style:family="table-column">
      <style:table-column-properties fo:break-before="auto" style:column-width="234.14pt"/>
    </style:style>
    <style:style style:name="co3" style:family="table-column">
      <style:table-column-properties fo:break-before="auto" style:column-width="24.89pt"/>
    </style:style>
    <style:style style:name="co4" style:family="table-column">
      <style:table-column-properties fo:break-before="auto" style:column-width="19.5pt"/>
    </style:style>
    <style:style style:name="co5" style:family="table-column">
      <style:table-column-properties fo:break-before="auto" style:column-width="62.7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lung_nodule_annotation_3class_1024x1024px_Testing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HDF5_File/KDC6-13650_Inspirat. Lung 1.0_008</text:p>
          </table:table-cell>
          <table:table-cell table:formula="of:=[.A1]&amp;&quot;.h5&quot;" office:value-type="string" office:string-value="HDF5_File/KDC6-13650_Inspirat. Lung 1.0_008.h5" calcext:value-type="string">
            <text:p>HDF5_File/KDC6-13650_Inspirat. Lung 1.0_008.h5</text:p>
          </table:table-cell>
          <table:table-cell office:value-type="float" office:value="132" calcext:value-type="float">
            <text:p>132</text:p>
          </table:table-cell>
          <table:table-cell office:value-type="float" office:value="450" calcext:value-type="float">
            <text:p>450</text:p>
          </table:table-cell>
          <table:table-cell office:value-type="float" office:value="164" calcext:value-type="float">
            <text:p>164</text:p>
          </table:table-cell>
          <table:table-cell office:value-type="float" office:value="482" calcext:value-type="float">
            <text:p>482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3650_Inspirat. Lung 1.0_009</text:p>
          </table:table-cell>
          <table:table-cell table:formula="of:=[.A2]&amp;&quot;.h5&quot;" office:value-type="string" office:string-value="HDF5_File/KDC6-13650_Inspirat. Lung 1.0_009.h5" calcext:value-type="string">
            <text:p>HDF5_File/KDC6-13650_Inspirat. Lung 1.0_009.h5</text:p>
          </table:table-cell>
          <table:table-cell office:value-type="float" office:value="358" calcext:value-type="float">
            <text:p>358</text:p>
          </table:table-cell>
          <table:table-cell office:value-type="float" office:value="680" calcext:value-type="float">
            <text:p>680</text:p>
          </table:table-cell>
          <table:table-cell office:value-type="float" office:value="390" calcext:value-type="float">
            <text:p>390</text:p>
          </table:table-cell>
          <table:table-cell office:value-type="float" office:value="712" calcext:value-type="float">
            <text:p>712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3650_Inspirat. Lung 1.0_010</text:p>
          </table:table-cell>
          <table:table-cell table:formula="of:=[.A3]&amp;&quot;.h5&quot;" office:value-type="string" office:string-value="HDF5_File/KDC6-13650_Inspirat. Lung 1.0_010.h5" calcext:value-type="string">
            <text:p>HDF5_File/KDC6-13650_Inspirat. Lung 1.0_010.h5</text:p>
          </table:table-cell>
          <table:table-cell office:value-type="float" office:value="358" calcext:value-type="float">
            <text:p>358</text:p>
          </table:table-cell>
          <table:table-cell office:value-type="float" office:value="680" calcext:value-type="float">
            <text:p>680</text:p>
          </table:table-cell>
          <table:table-cell office:value-type="float" office:value="390" calcext:value-type="float">
            <text:p>390</text:p>
          </table:table-cell>
          <table:table-cell office:value-type="float" office:value="712" calcext:value-type="float">
            <text:p>71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4023_Inspirat. Body 1.0_001</text:p>
          </table:table-cell>
          <table:table-cell table:formula="of:=[.A4]&amp;&quot;.h5&quot;" office:value-type="string" office:string-value="HDF5_File/KDC6-14023_Inspirat. Body 1.0_001.h5" calcext:value-type="string">
            <text:p>HDF5_File/KDC6-14023_Inspirat. Body 1.0_001.h5</text:p>
          </table:table-cell>
          <table:table-cell office:value-type="float" office:value="318" calcext:value-type="float">
            <text:p>318</text:p>
          </table:table-cell>
          <table:table-cell office:value-type="float" office:value="362" calcext:value-type="float">
            <text:p>362</text:p>
          </table:table-cell>
          <table:table-cell office:value-type="float" office:value="422" calcext:value-type="float">
            <text:p>422</text:p>
          </table:table-cell>
          <table:table-cell office:value-type="float" office:value="466" calcext:value-type="float">
            <text:p>466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4023_Inspirat. Body 1.0_001</text:p>
          </table:table-cell>
          <table:table-cell table:formula="of:=[.A5]&amp;&quot;.h5&quot;" office:value-type="string" office:string-value="HDF5_File/KDC6-14023_Inspirat. Body 1.0_001.h5" calcext:value-type="string">
            <text:p>HDF5_File/KDC6-14023_Inspirat. Body 1.0_001.h5</text:p>
          </table:table-cell>
          <table:table-cell office:value-type="float" office:value="224" calcext:value-type="float">
            <text:p>224</text:p>
          </table:table-cell>
          <table:table-cell office:value-type="float" office:value="746" calcext:value-type="float">
            <text:p>746</text:p>
          </table:table-cell>
          <table:table-cell office:value-type="float" office:value="280" calcext:value-type="float">
            <text:p>280</text:p>
          </table:table-cell>
          <table:table-cell office:value-type="float" office:value="802" calcext:value-type="float">
            <text:p>802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4023_Inspirat. Body 1.0_001</text:p>
          </table:table-cell>
          <table:table-cell table:formula="of:=[.A6]&amp;&quot;.h5&quot;" office:value-type="string" office:string-value="HDF5_File/KDC6-14023_Inspirat. Body 1.0_001.h5" calcext:value-type="string">
            <text:p>HDF5_File/KDC6-14023_Inspirat. Body 1.0_001.h5</text:p>
          </table:table-cell>
          <table:table-cell office:value-type="float" office:value="464" calcext:value-type="float">
            <text:p>464</text:p>
          </table:table-cell>
          <table:table-cell office:value-type="float" office:value="268" calcext:value-type="float">
            <text:p>268</text:p>
          </table:table-cell>
          <table:table-cell office:value-type="float" office:value="512" calcext:value-type="float">
            <text:p>512</text:p>
          </table:table-cell>
          <table:table-cell office:value-type="float" office:value="316" calcext:value-type="float">
            <text:p>316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4023_Inspirat. Body 1.0_001</text:p>
          </table:table-cell>
          <table:table-cell table:formula="of:=[.A7]&amp;&quot;.h5&quot;" office:value-type="string" office:string-value="HDF5_File/KDC6-14023_Inspirat. Body 1.0_001.h5" calcext:value-type="string">
            <text:p>HDF5_File/KDC6-14023_Inspirat. Body 1.0_001.h5</text:p>
          </table:table-cell>
          <table:table-cell office:value-type="float" office:value="192" calcext:value-type="float">
            <text:p>192</text:p>
          </table:table-cell>
          <table:table-cell office:value-type="float" office:value="762" calcext:value-type="float">
            <text:p>762</text:p>
          </table:table-cell>
          <table:table-cell office:value-type="float" office:value="244" calcext:value-type="float">
            <text:p>244</text:p>
          </table:table-cell>
          <table:table-cell office:value-type="float" office:value="814" calcext:value-type="float">
            <text:p>814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4023_Inspirat. Body 1.0_001</text:p>
          </table:table-cell>
          <table:table-cell table:formula="of:=[.A8]&amp;&quot;.h5&quot;" office:value-type="string" office:string-value="HDF5_File/KDC6-14023_Inspirat. Body 1.0_001.h5" calcext:value-type="string">
            <text:p>HDF5_File/KDC6-14023_Inspirat. Body 1.0_001.h5</text:p>
          </table:table-cell>
          <table:table-cell office:value-type="float" office:value="198" calcext:value-type="float">
            <text:p>198</text:p>
          </table:table-cell>
          <table:table-cell office:value-type="float" office:value="744" calcext:value-type="float">
            <text:p>744</text:p>
          </table:table-cell>
          <table:table-cell office:value-type="float" office:value="262" calcext:value-type="float">
            <text:p>262</text:p>
          </table:table-cell>
          <table:table-cell office:value-type="float" office:value="808" calcext:value-type="float">
            <text:p>808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4023_Inspirat. Body 1.0_001</text:p>
          </table:table-cell>
          <table:table-cell table:formula="of:=[.A9]&amp;&quot;.h5&quot;" office:value-type="string" office:string-value="HDF5_File/KDC6-14023_Inspirat. Body 1.0_001.h5" calcext:value-type="string">
            <text:p>HDF5_File/KDC6-14023_Inspirat. Body 1.0_001.h5</text:p>
          </table:table-cell>
          <table:table-cell office:value-type="float" office:value="110" calcext:value-type="float">
            <text:p>110</text:p>
          </table:table-cell>
          <table:table-cell office:value-type="float" office:value="740" calcext:value-type="float">
            <text:p>740</text:p>
          </table:table-cell>
          <table:table-cell office:value-type="float" office:value="214" calcext:value-type="float">
            <text:p>214</text:p>
          </table:table-cell>
          <table:table-cell office:value-type="float" office:value="844" calcext:value-type="float">
            <text:p>844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4023_Inspirat. Body 1.0_002</text:p>
          </table:table-cell>
          <table:table-cell table:formula="of:=[.A10]&amp;&quot;.h5&quot;" office:value-type="string" office:string-value="HDF5_File/KDC6-14023_Inspirat. Body 1.0_002.h5" calcext:value-type="string">
            <text:p>HDF5_File/KDC6-14023_Inspirat. Body 1.0_002.h5</text:p>
          </table:table-cell>
          <table:table-cell office:value-type="float" office:value="192" calcext:value-type="float">
            <text:p>192</text:p>
          </table:table-cell>
          <table:table-cell office:value-type="float" office:value="762" calcext:value-type="float">
            <text:p>762</text:p>
          </table:table-cell>
          <table:table-cell office:value-type="float" office:value="244" calcext:value-type="float">
            <text:p>244</text:p>
          </table:table-cell>
          <table:table-cell office:value-type="float" office:value="814" calcext:value-type="float">
            <text:p>8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4023_Inspirat. Body 1.0_002</text:p>
          </table:table-cell>
          <table:table-cell table:formula="of:=[.A11]&amp;&quot;.h5&quot;" office:value-type="string" office:string-value="HDF5_File/KDC6-14023_Inspirat. Body 1.0_002.h5" calcext:value-type="string">
            <text:p>HDF5_File/KDC6-14023_Inspirat. Body 1.0_002.h5</text:p>
          </table:table-cell>
          <table:table-cell office:value-type="float" office:value="198" calcext:value-type="float">
            <text:p>198</text:p>
          </table:table-cell>
          <table:table-cell office:value-type="float" office:value="744" calcext:value-type="float">
            <text:p>744</text:p>
          </table:table-cell>
          <table:table-cell office:value-type="float" office:value="262" calcext:value-type="float">
            <text:p>262</text:p>
          </table:table-cell>
          <table:table-cell office:value-type="float" office:value="808" calcext:value-type="float">
            <text:p>80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4023_Inspirat. Body 1.0_002</text:p>
          </table:table-cell>
          <table:table-cell table:formula="of:=[.A12]&amp;&quot;.h5&quot;" office:value-type="string" office:string-value="HDF5_File/KDC6-14023_Inspirat. Body 1.0_002.h5" calcext:value-type="string">
            <text:p>HDF5_File/KDC6-14023_Inspirat. Body 1.0_002.h5</text:p>
          </table:table-cell>
          <table:table-cell office:value-type="float" office:value="110" calcext:value-type="float">
            <text:p>110</text:p>
          </table:table-cell>
          <table:table-cell office:value-type="float" office:value="740" calcext:value-type="float">
            <text:p>740</text:p>
          </table:table-cell>
          <table:table-cell office:value-type="float" office:value="214" calcext:value-type="float">
            <text:p>214</text:p>
          </table:table-cell>
          <table:table-cell office:value-type="float" office:value="844" calcext:value-type="float">
            <text:p>84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4023_Inspirat. Body 1.0_002</text:p>
          </table:table-cell>
          <table:table-cell table:formula="of:=[.A13]&amp;&quot;.h5&quot;" office:value-type="string" office:string-value="HDF5_File/KDC6-14023_Inspirat. Body 1.0_002.h5" calcext:value-type="string">
            <text:p>HDF5_File/KDC6-14023_Inspirat. Body 1.0_002.h5</text:p>
          </table:table-cell>
          <table:table-cell office:value-type="float" office:value="566" calcext:value-type="float">
            <text:p>566</text:p>
          </table:table-cell>
          <table:table-cell office:value-type="float" office:value="544" calcext:value-type="float">
            <text:p>544</text:p>
          </table:table-cell>
          <table:table-cell office:value-type="float" office:value="622" calcext:value-type="float">
            <text:p>622</text:p>
          </table:table-cell>
          <table:table-cell office:value-type="float" office:value="600" calcext:value-type="float">
            <text:p>600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4023_Inspirat. Body 1.0_003</text:p>
          </table:table-cell>
          <table:table-cell table:formula="of:=[.A14]&amp;&quot;.h5&quot;" office:value-type="string" office:string-value="HDF5_File/KDC6-14023_Inspirat. Body 1.0_003.h5" calcext:value-type="string">
            <text:p>HDF5_File/KDC6-14023_Inspirat. Body 1.0_003.h5</text:p>
          </table:table-cell>
          <table:table-cell office:value-type="float" office:value="566" calcext:value-type="float">
            <text:p>566</text:p>
          </table:table-cell>
          <table:table-cell office:value-type="float" office:value="544" calcext:value-type="float">
            <text:p>544</text:p>
          </table:table-cell>
          <table:table-cell office:value-type="float" office:value="622" calcext:value-type="float">
            <text:p>622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4023_Inspirat. Body 1.0_003</text:p>
          </table:table-cell>
          <table:table-cell table:formula="of:=[.A15]&amp;&quot;.h5&quot;" office:value-type="string" office:string-value="HDF5_File/KDC6-14023_Inspirat. Body 1.0_003.h5" calcext:value-type="string">
            <text:p>HDF5_File/KDC6-14023_Inspirat. Body 1.0_003.h5</text:p>
          </table:table-cell>
          <table:table-cell office:value-type="float" office:value="844" calcext:value-type="float">
            <text:p>844</text:p>
          </table:table-cell>
          <table:table-cell office:value-type="float" office:value="560" calcext:value-type="float">
            <text:p>560</text:p>
          </table:table-cell>
          <table:table-cell office:value-type="float" office:value="884" calcext:value-type="float">
            <text:p>884</text:p>
          </table:table-cell>
          <table:table-cell office:value-type="float" office:value="600" calcext:value-type="float">
            <text:p>600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4023_Inspirat. Body 1.0_003</text:p>
          </table:table-cell>
          <table:table-cell table:formula="of:=[.A16]&amp;&quot;.h5&quot;" office:value-type="string" office:string-value="HDF5_File/KDC6-14023_Inspirat. Body 1.0_003.h5" calcext:value-type="string">
            <text:p>HDF5_File/KDC6-14023_Inspirat. Body 1.0_003.h5</text:p>
          </table:table-cell>
          <table:table-cell office:value-type="float" office:value="318" calcext:value-type="float">
            <text:p>318</text:p>
          </table:table-cell>
          <table:table-cell office:value-type="float" office:value="346" calcext:value-type="float">
            <text:p>346</text:p>
          </table:table-cell>
          <table:table-cell office:value-type="float" office:value="426" calcext:value-type="float">
            <text:p>426</text:p>
          </table:table-cell>
          <table:table-cell office:value-type="float" office:value="454" calcext:value-type="float">
            <text:p>454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4023_Inspirat. Body 1.0_004</text:p>
          </table:table-cell>
          <table:table-cell table:formula="of:=[.A17]&amp;&quot;.h5&quot;" office:value-type="string" office:string-value="HDF5_File/KDC6-14023_Inspirat. Body 1.0_004.h5" calcext:value-type="string">
            <text:p>HDF5_File/KDC6-14023_Inspirat. Body 1.0_004.h5</text:p>
          </table:table-cell>
          <table:table-cell office:value-type="float" office:value="844" calcext:value-type="float">
            <text:p>844</text:p>
          </table:table-cell>
          <table:table-cell office:value-type="float" office:value="560" calcext:value-type="float">
            <text:p>560</text:p>
          </table:table-cell>
          <table:table-cell office:value-type="float" office:value="884" calcext:value-type="float">
            <text:p>884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4023_Inspirat. Body 1.0_004</text:p>
          </table:table-cell>
          <table:table-cell table:formula="of:=[.A18]&amp;&quot;.h5&quot;" office:value-type="string" office:string-value="HDF5_File/KDC6-14023_Inspirat. Body 1.0_004.h5" calcext:value-type="string">
            <text:p>HDF5_File/KDC6-14023_Inspirat. Body 1.0_004.h5</text:p>
          </table:table-cell>
          <table:table-cell office:value-type="float" office:value="318" calcext:value-type="float">
            <text:p>318</text:p>
          </table:table-cell>
          <table:table-cell office:value-type="float" office:value="346" calcext:value-type="float">
            <text:p>346</text:p>
          </table:table-cell>
          <table:table-cell office:value-type="float" office:value="426" calcext:value-type="float">
            <text:p>426</text:p>
          </table:table-cell>
          <table:table-cell office:value-type="float" office:value="454" calcext:value-type="float">
            <text:p>45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4023_Inspirat. Body 1.0_004</text:p>
          </table:table-cell>
          <table:table-cell table:formula="of:=[.A19]&amp;&quot;.h5&quot;" office:value-type="string" office:string-value="HDF5_File/KDC6-14023_Inspirat. Body 1.0_004.h5" calcext:value-type="string">
            <text:p>HDF5_File/KDC6-14023_Inspirat. Body 1.0_004.h5</text:p>
          </table:table-cell>
          <table:table-cell office:value-type="float" office:value="224" calcext:value-type="float">
            <text:p>224</text:p>
          </table:table-cell>
          <table:table-cell office:value-type="float" office:value="740" calcext:value-type="float">
            <text:p>740</text:p>
          </table:table-cell>
          <table:table-cell office:value-type="float" office:value="284" calcext:value-type="float">
            <text:p>284</text:p>
          </table:table-cell>
          <table:table-cell office:value-type="float" office:value="800" calcext:value-type="float">
            <text:p>800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4023_Inspirat. Body 1.0_005</text:p>
          </table:table-cell>
          <table:table-cell table:formula="of:=[.A20]&amp;&quot;.h5&quot;" office:value-type="string" office:string-value="HDF5_File/KDC6-14023_Inspirat. Body 1.0_005.h5" calcext:value-type="string">
            <text:p>HDF5_File/KDC6-14023_Inspirat. Body 1.0_005.h5</text:p>
          </table:table-cell>
          <table:table-cell office:value-type="float" office:value="224" calcext:value-type="float">
            <text:p>224</text:p>
          </table:table-cell>
          <table:table-cell office:value-type="float" office:value="740" calcext:value-type="float">
            <text:p>740</text:p>
          </table:table-cell>
          <table:table-cell office:value-type="float" office:value="284" calcext:value-type="float">
            <text:p>284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4023_Inspirat. Body 1.0_005</text:p>
          </table:table-cell>
          <table:table-cell table:formula="of:=[.A21]&amp;&quot;.h5&quot;" office:value-type="string" office:string-value="HDF5_File/KDC6-14023_Inspirat. Body 1.0_005.h5" calcext:value-type="string">
            <text:p>HDF5_File/KDC6-14023_Inspirat. Body 1.0_005.h5</text:p>
          </table:table-cell>
          <table:table-cell office:value-type="float" office:value="206" calcext:value-type="float">
            <text:p>206</text:p>
          </table:table-cell>
          <table:table-cell office:value-type="float" office:value="744" calcext:value-type="float">
            <text:p>744</text:p>
          </table:table-cell>
          <table:table-cell office:value-type="float" office:value="266" calcext:value-type="float">
            <text:p>266</text:p>
          </table:table-cell>
          <table:table-cell office:value-type="float" office:value="804" calcext:value-type="float">
            <text:p>804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4023_Inspirat. Body 1.0_006</text:p>
          </table:table-cell>
          <table:table-cell table:formula="of:=[.A22]&amp;&quot;.h5&quot;" office:value-type="string" office:string-value="HDF5_File/KDC6-14023_Inspirat. Body 1.0_006.h5" calcext:value-type="string">
            <text:p>HDF5_File/KDC6-14023_Inspirat. Body 1.0_006.h5</text:p>
          </table:table-cell>
          <table:table-cell office:value-type="float" office:value="206" calcext:value-type="float">
            <text:p>206</text:p>
          </table:table-cell>
          <table:table-cell office:value-type="float" office:value="744" calcext:value-type="float">
            <text:p>744</text:p>
          </table:table-cell>
          <table:table-cell office:value-type="float" office:value="266" calcext:value-type="float">
            <text:p>266</text:p>
          </table:table-cell>
          <table:table-cell office:value-type="float" office:value="804" calcext:value-type="float">
            <text:p>804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4023_Inspirat. Body 1.0_006</text:p>
          </table:table-cell>
          <table:table-cell table:formula="of:=[.A23]&amp;&quot;.h5&quot;" office:value-type="string" office:string-value="HDF5_File/KDC6-14023_Inspirat. Body 1.0_006.h5" calcext:value-type="string">
            <text:p>HDF5_File/KDC6-14023_Inspirat. Body 1.0_006.h5</text:p>
          </table:table-cell>
          <table:table-cell office:value-type="float" office:value="396" calcext:value-type="float">
            <text:p>396</text:p>
          </table:table-cell>
          <table:table-cell office:value-type="float" office:value="238" calcext:value-type="float">
            <text:p>238</text:p>
          </table:table-cell>
          <table:table-cell office:value-type="float" office:value="440" calcext:value-type="float">
            <text:p>440</text:p>
          </table:table-cell>
          <table:table-cell office:value-type="float" office:value="282" calcext:value-type="float">
            <text:p>28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4023_Inspirat. Body 1.0_006</text:p>
          </table:table-cell>
          <table:table-cell table:formula="of:=[.A24]&amp;&quot;.h5&quot;" office:value-type="string" office:string-value="HDF5_File/KDC6-14023_Inspirat. Body 1.0_006.h5" calcext:value-type="string">
            <text:p>HDF5_File/KDC6-14023_Inspirat. Body 1.0_006.h5</text:p>
          </table:table-cell>
          <table:table-cell office:value-type="float" office:value="108" calcext:value-type="float">
            <text:p>108</text:p>
          </table:table-cell>
          <table:table-cell office:value-type="float" office:value="424" calcext:value-type="float">
            <text:p>424</text:p>
          </table:table-cell>
          <table:table-cell office:value-type="float" office:value="140" calcext:value-type="float">
            <text:p>140</text:p>
          </table:table-cell>
          <table:table-cell office:value-type="float" office:value="456" calcext:value-type="float">
            <text:p>456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4023_Inspirat. Body 1.0_006</text:p>
          </table:table-cell>
          <table:table-cell table:formula="of:=[.A25]&amp;&quot;.h5&quot;" office:value-type="string" office:string-value="HDF5_File/KDC6-14023_Inspirat. Body 1.0_006.h5" calcext:value-type="string">
            <text:p>HDF5_File/KDC6-14023_Inspirat. Body 1.0_006.h5</text:p>
          </table:table-cell>
          <table:table-cell office:value-type="float" office:value="408" calcext:value-type="float">
            <text:p>408</text:p>
          </table:table-cell>
          <table:table-cell office:value-type="float" office:value="226" calcext:value-type="float">
            <text:p>226</text:p>
          </table:table-cell>
          <table:table-cell office:value-type="float" office:value="452" calcext:value-type="float">
            <text:p>452</text:p>
          </table:table-cell>
          <table:table-cell office:value-type="float" office:value="270" calcext:value-type="float">
            <text:p>270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4023_Inspirat. Body 1.0_006</text:p>
          </table:table-cell>
          <table:table-cell table:formula="of:=[.A26]&amp;&quot;.h5&quot;" office:value-type="string" office:string-value="HDF5_File/KDC6-14023_Inspirat. Body 1.0_006.h5" calcext:value-type="string">
            <text:p>HDF5_File/KDC6-14023_Inspirat. Body 1.0_006.h5</text:p>
          </table:table-cell>
          <table:table-cell office:value-type="float" office:value="872" calcext:value-type="float">
            <text:p>872</text:p>
          </table:table-cell>
          <table:table-cell office:value-type="float" office:value="312" calcext:value-type="float">
            <text:p>312</text:p>
          </table:table-cell>
          <table:table-cell office:value-type="float" office:value="912" calcext:value-type="float">
            <text:p>912</text:p>
          </table:table-cell>
          <table:table-cell office:value-type="float" office:value="352" calcext:value-type="float">
            <text:p>352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4023_Inspirat. Body 1.0_007</text:p>
          </table:table-cell>
          <table:table-cell table:formula="of:=[.A27]&amp;&quot;.h5&quot;" office:value-type="string" office:string-value="HDF5_File/KDC6-14023_Inspirat. Body 1.0_007.h5" calcext:value-type="string">
            <text:p>HDF5_File/KDC6-14023_Inspirat. Body 1.0_007.h5</text:p>
          </table:table-cell>
          <table:table-cell office:value-type="float" office:value="60" calcext:value-type="float">
            <text:p>60</text:p>
          </table:table-cell>
          <table:table-cell office:value-type="float" office:value="682" calcext:value-type="float">
            <text:p>682</text:p>
          </table:table-cell>
          <table:table-cell office:value-type="float" office:value="112" calcext:value-type="float">
            <text:p>112</text:p>
          </table:table-cell>
          <table:table-cell office:value-type="float" office:value="734" calcext:value-type="float">
            <text:p>734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4023_Inspirat. Body 1.0_007</text:p>
          </table:table-cell>
          <table:table-cell table:formula="of:=[.A28]&amp;&quot;.h5&quot;" office:value-type="string" office:string-value="HDF5_File/KDC6-14023_Inspirat. Body 1.0_007.h5" calcext:value-type="string">
            <text:p>HDF5_File/KDC6-14023_Inspirat. Body 1.0_007.h5</text:p>
          </table:table-cell>
          <table:table-cell office:value-type="float" office:value="328" calcext:value-type="float">
            <text:p>328</text:p>
          </table:table-cell>
          <table:table-cell office:value-type="float" office:value="382" calcext:value-type="float">
            <text:p>382</text:p>
          </table:table-cell>
          <table:table-cell office:value-type="float" office:value="364" calcext:value-type="float">
            <text:p>364</text:p>
          </table:table-cell>
          <table:table-cell office:value-type="float" office:value="418" calcext:value-type="float">
            <text:p>41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4023_Inspirat. Body 1.0_007</text:p>
          </table:table-cell>
          <table:table-cell table:formula="of:=[.A29]&amp;&quot;.h5&quot;" office:value-type="string" office:string-value="HDF5_File/KDC6-14023_Inspirat. Body 1.0_007.h5" calcext:value-type="string">
            <text:p>HDF5_File/KDC6-14023_Inspirat. Body 1.0_007.h5</text:p>
          </table:table-cell>
          <table:table-cell office:value-type="float" office:value="146" calcext:value-type="float">
            <text:p>146</text:p>
          </table:table-cell>
          <table:table-cell office:value-type="float" office:value="754" calcext:value-type="float">
            <text:p>754</text:p>
          </table:table-cell>
          <table:table-cell office:value-type="float" office:value="214" calcext:value-type="float">
            <text:p>214</text:p>
          </table:table-cell>
          <table:table-cell office:value-type="float" office:value="822" calcext:value-type="float">
            <text:p>822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4023_Inspirat. Body 1.0_007</text:p>
          </table:table-cell>
          <table:table-cell table:formula="of:=[.A30]&amp;&quot;.h5&quot;" office:value-type="string" office:string-value="HDF5_File/KDC6-14023_Inspirat. Body 1.0_007.h5" calcext:value-type="string">
            <text:p>HDF5_File/KDC6-14023_Inspirat. Body 1.0_007.h5</text:p>
          </table:table-cell>
          <table:table-cell office:value-type="float" office:value="86" calcext:value-type="float">
            <text:p>86</text:p>
          </table:table-cell>
          <table:table-cell office:value-type="float" office:value="714" calcext:value-type="float">
            <text:p>714</text:p>
          </table:table-cell>
          <table:table-cell office:value-type="float" office:value="142" calcext:value-type="float">
            <text:p>142</text:p>
          </table:table-cell>
          <table:table-cell office:value-type="float" office:value="770" calcext:value-type="float">
            <text:p>770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4023_Inspirat. Body 1.0_008</text:p>
          </table:table-cell>
          <table:table-cell table:formula="of:=[.A31]&amp;&quot;.h5&quot;" office:value-type="string" office:string-value="HDF5_File/KDC6-14023_Inspirat. Body 1.0_008.h5" calcext:value-type="string">
            <text:p>HDF5_File/KDC6-14023_Inspirat. Body 1.0_008.h5</text:p>
          </table:table-cell>
          <table:table-cell office:value-type="float" office:value="146" calcext:value-type="float">
            <text:p>146</text:p>
          </table:table-cell>
          <table:table-cell office:value-type="float" office:value="754" calcext:value-type="float">
            <text:p>754</text:p>
          </table:table-cell>
          <table:table-cell office:value-type="float" office:value="214" calcext:value-type="float">
            <text:p>214</text:p>
          </table:table-cell>
          <table:table-cell office:value-type="float" office:value="822" calcext:value-type="float">
            <text:p>82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4023_Inspirat. Body 1.0_008</text:p>
          </table:table-cell>
          <table:table-cell table:formula="of:=[.A32]&amp;&quot;.h5&quot;" office:value-type="string" office:string-value="HDF5_File/KDC6-14023_Inspirat. Body 1.0_008.h5" calcext:value-type="string">
            <text:p>HDF5_File/KDC6-14023_Inspirat. Body 1.0_008.h5</text:p>
          </table:table-cell>
          <table:table-cell office:value-type="float" office:value="86" calcext:value-type="float">
            <text:p>86</text:p>
          </table:table-cell>
          <table:table-cell office:value-type="float" office:value="714" calcext:value-type="float">
            <text:p>714</text:p>
          </table:table-cell>
          <table:table-cell office:value-type="float" office:value="142" calcext:value-type="float">
            <text:p>142</text:p>
          </table:table-cell>
          <table:table-cell office:value-type="float" office:value="770" calcext:value-type="float">
            <text:p>77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4023_Inspirat. Body 1.0_008</text:p>
          </table:table-cell>
          <table:table-cell table:formula="of:=[.A33]&amp;&quot;.h5&quot;" office:value-type="string" office:string-value="HDF5_File/KDC6-14023_Inspirat. Body 1.0_008.h5" calcext:value-type="string">
            <text:p>HDF5_File/KDC6-14023_Inspirat. Body 1.0_008.h5</text:p>
          </table:table-cell>
          <table:table-cell office:value-type="float" office:value="846" calcext:value-type="float">
            <text:p>846</text:p>
          </table:table-cell>
          <table:table-cell office:value-type="float" office:value="304" calcext:value-type="float">
            <text:p>304</text:p>
          </table:table-cell>
          <table:table-cell office:value-type="float" office:value="886" calcext:value-type="float">
            <text:p>886</text:p>
          </table:table-cell>
          <table:table-cell office:value-type="float" office:value="344" calcext:value-type="float">
            <text:p>344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4023_Inspirat. Body 1.0_008</text:p>
          </table:table-cell>
          <table:table-cell table:formula="of:=[.A34]&amp;&quot;.h5&quot;" office:value-type="string" office:string-value="HDF5_File/KDC6-14023_Inspirat. Body 1.0_008.h5" calcext:value-type="string">
            <text:p>HDF5_File/KDC6-14023_Inspirat. Body 1.0_008.h5</text:p>
          </table:table-cell>
          <table:table-cell office:value-type="float" office:value="360" calcext:value-type="float">
            <text:p>360</text:p>
          </table:table-cell>
          <table:table-cell office:value-type="float" office:value="442" calcext:value-type="float">
            <text:p>442</text:p>
          </table:table-cell>
          <table:table-cell office:value-type="float" office:value="408" calcext:value-type="float">
            <text:p>408</text:p>
          </table:table-cell>
          <table:table-cell office:value-type="float" office:value="490" calcext:value-type="float">
            <text:p>490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4023_Inspirat. Body 1.0_008</text:p>
          </table:table-cell>
          <table:table-cell table:formula="of:=[.A35]&amp;&quot;.h5&quot;" office:value-type="string" office:string-value="HDF5_File/KDC6-14023_Inspirat. Body 1.0_008.h5" calcext:value-type="string">
            <text:p>HDF5_File/KDC6-14023_Inspirat. Body 1.0_008.h5</text:p>
          </table:table-cell>
          <table:table-cell office:value-type="float" office:value="880" calcext:value-type="float">
            <text:p>880</text:p>
          </table:table-cell>
          <table:table-cell office:value-type="float" office:value="460" calcext:value-type="float">
            <text:p>460</text:p>
          </table:table-cell>
          <table:table-cell office:value-type="float" office:value="912" calcext:value-type="float">
            <text:p>912</text:p>
          </table:table-cell>
          <table:table-cell office:value-type="float" office:value="492" calcext:value-type="float">
            <text:p>492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4023_Inspirat. Body 1.0_008</text:p>
          </table:table-cell>
          <table:table-cell table:formula="of:=[.A36]&amp;&quot;.h5&quot;" office:value-type="string" office:string-value="HDF5_File/KDC6-14023_Inspirat. Body 1.0_008.h5" calcext:value-type="string">
            <text:p>HDF5_File/KDC6-14023_Inspirat. Body 1.0_008.h5</text:p>
          </table:table-cell>
          <table:table-cell office:value-type="float" office:value="42" calcext:value-type="float">
            <text:p>42</text:p>
          </table:table-cell>
          <table:table-cell office:value-type="float" office:value="622" calcext:value-type="float">
            <text:p>622</text:p>
          </table:table-cell>
          <table:table-cell office:value-type="float" office:value="114" calcext:value-type="float">
            <text:p>114</text:p>
          </table:table-cell>
          <table:table-cell office:value-type="float" office:value="694" calcext:value-type="float">
            <text:p>694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4023_Inspirat. Body 1.0_008</text:p>
          </table:table-cell>
          <table:table-cell table:formula="of:=[.A37]&amp;&quot;.h5&quot;" office:value-type="string" office:string-value="HDF5_File/KDC6-14023_Inspirat. Body 1.0_008.h5" calcext:value-type="string">
            <text:p>HDF5_File/KDC6-14023_Inspirat. Body 1.0_008.h5</text:p>
          </table:table-cell>
          <table:table-cell office:value-type="float" office:value="110" calcext:value-type="float">
            <text:p>110</text:p>
          </table:table-cell>
          <table:table-cell office:value-type="float" office:value="426" calcext:value-type="float">
            <text:p>426</text:p>
          </table:table-cell>
          <table:table-cell office:value-type="float" office:value="214" calcext:value-type="float">
            <text:p>214</text:p>
          </table:table-cell>
          <table:table-cell office:value-type="float" office:value="530" calcext:value-type="float">
            <text:p>530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4023_Inspirat. Body 1.0_009</text:p>
          </table:table-cell>
          <table:table-cell table:formula="of:=[.A38]&amp;&quot;.h5&quot;" office:value-type="string" office:string-value="HDF5_File/KDC6-14023_Inspirat. Body 1.0_009.h5" calcext:value-type="string">
            <text:p>HDF5_File/KDC6-14023_Inspirat. Body 1.0_009.h5</text:p>
          </table:table-cell>
          <table:table-cell office:value-type="float" office:value="42" calcext:value-type="float">
            <text:p>42</text:p>
          </table:table-cell>
          <table:table-cell office:value-type="float" office:value="622" calcext:value-type="float">
            <text:p>622</text:p>
          </table:table-cell>
          <table:table-cell office:value-type="float" office:value="114" calcext:value-type="float">
            <text:p>114</text:p>
          </table:table-cell>
          <table:table-cell office:value-type="float" office:value="694" calcext:value-type="float">
            <text:p>69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4023_Inspirat. Body 1.0_009</text:p>
          </table:table-cell>
          <table:table-cell table:formula="of:=[.A39]&amp;&quot;.h5&quot;" office:value-type="string" office:string-value="HDF5_File/KDC6-14023_Inspirat. Body 1.0_009.h5" calcext:value-type="string">
            <text:p>HDF5_File/KDC6-14023_Inspirat. Body 1.0_009.h5</text:p>
          </table:table-cell>
          <table:table-cell office:value-type="float" office:value="110" calcext:value-type="float">
            <text:p>110</text:p>
          </table:table-cell>
          <table:table-cell office:value-type="float" office:value="426" calcext:value-type="float">
            <text:p>426</text:p>
          </table:table-cell>
          <table:table-cell office:value-type="float" office:value="214" calcext:value-type="float">
            <text:p>214</text:p>
          </table:table-cell>
          <table:table-cell office:value-type="float" office:value="530" calcext:value-type="float">
            <text:p>53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4023_Inspirat. Body 1.0_009</text:p>
          </table:table-cell>
          <table:table-cell table:formula="of:=[.A40]&amp;&quot;.h5&quot;" office:value-type="string" office:string-value="HDF5_File/KDC6-14023_Inspirat. Body 1.0_009.h5" calcext:value-type="string">
            <text:p>HDF5_File/KDC6-14023_Inspirat. Body 1.0_009.h5</text:p>
          </table:table-cell>
          <table:table-cell office:value-type="float" office:value="80" calcext:value-type="float">
            <text:p>80</text:p>
          </table:table-cell>
          <table:table-cell office:value-type="float" office:value="542" calcext:value-type="float">
            <text:p>542</text:p>
          </table:table-cell>
          <table:table-cell office:value-type="float" office:value="132" calcext:value-type="float">
            <text:p>132</text:p>
          </table:table-cell>
          <table:table-cell office:value-type="float" office:value="594" calcext:value-type="float">
            <text:p>594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4023_Inspirat. Body 1.0_010</text:p>
          </table:table-cell>
          <table:table-cell table:formula="of:=[.A41]&amp;&quot;.h5&quot;" office:value-type="string" office:string-value="HDF5_File/KDC6-14023_Inspirat. Body 1.0_010.h5" calcext:value-type="string">
            <text:p>HDF5_File/KDC6-14023_Inspirat. Body 1.0_010.h5</text:p>
          </table:table-cell>
          <table:table-cell office:value-type="float" office:value="98" calcext:value-type="float">
            <text:p>98</text:p>
          </table:table-cell>
          <table:table-cell office:value-type="float" office:value="720" calcext:value-type="float">
            <text:p>720</text:p>
          </table:table-cell>
          <table:table-cell office:value-type="float" office:value="134" calcext:value-type="float">
            <text:p>134</text:p>
          </table:table-cell>
          <table:table-cell office:value-type="float" office:value="756" calcext:value-type="float">
            <text:p>756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4023_Inspirat. Lung 1.0_001</text:p>
          </table:table-cell>
          <table:table-cell table:formula="of:=[.A42]&amp;&quot;.h5&quot;" office:value-type="string" office:string-value="HDF5_File/KDC6-14023_Inspirat. Lung 1.0_001.h5" calcext:value-type="string">
            <text:p>HDF5_File/KDC6-14023_Inspirat. Lung 1.0_001.h5</text:p>
          </table:table-cell>
          <table:table-cell office:value-type="float" office:value="318" calcext:value-type="float">
            <text:p>318</text:p>
          </table:table-cell>
          <table:table-cell office:value-type="float" office:value="362" calcext:value-type="float">
            <text:p>362</text:p>
          </table:table-cell>
          <table:table-cell office:value-type="float" office:value="422" calcext:value-type="float">
            <text:p>422</text:p>
          </table:table-cell>
          <table:table-cell office:value-type="float" office:value="466" calcext:value-type="float">
            <text:p>466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4023_Inspirat. Lung 1.0_001</text:p>
          </table:table-cell>
          <table:table-cell table:formula="of:=[.A43]&amp;&quot;.h5&quot;" office:value-type="string" office:string-value="HDF5_File/KDC6-14023_Inspirat. Lung 1.0_001.h5" calcext:value-type="string">
            <text:p>HDF5_File/KDC6-14023_Inspirat. Lung 1.0_001.h5</text:p>
          </table:table-cell>
          <table:table-cell office:value-type="float" office:value="224" calcext:value-type="float">
            <text:p>224</text:p>
          </table:table-cell>
          <table:table-cell office:value-type="float" office:value="746" calcext:value-type="float">
            <text:p>746</text:p>
          </table:table-cell>
          <table:table-cell office:value-type="float" office:value="280" calcext:value-type="float">
            <text:p>280</text:p>
          </table:table-cell>
          <table:table-cell office:value-type="float" office:value="802" calcext:value-type="float">
            <text:p>802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4023_Inspirat. Lung 1.0_001</text:p>
          </table:table-cell>
          <table:table-cell table:formula="of:=[.A44]&amp;&quot;.h5&quot;" office:value-type="string" office:string-value="HDF5_File/KDC6-14023_Inspirat. Lung 1.0_001.h5" calcext:value-type="string">
            <text:p>HDF5_File/KDC6-14023_Inspirat. Lung 1.0_001.h5</text:p>
          </table:table-cell>
          <table:table-cell office:value-type="float" office:value="464" calcext:value-type="float">
            <text:p>464</text:p>
          </table:table-cell>
          <table:table-cell office:value-type="float" office:value="268" calcext:value-type="float">
            <text:p>268</text:p>
          </table:table-cell>
          <table:table-cell office:value-type="float" office:value="512" calcext:value-type="float">
            <text:p>512</text:p>
          </table:table-cell>
          <table:table-cell office:value-type="float" office:value="316" calcext:value-type="float">
            <text:p>316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4023_Inspirat. Lung 1.0_001</text:p>
          </table:table-cell>
          <table:table-cell table:formula="of:=[.A45]&amp;&quot;.h5&quot;" office:value-type="string" office:string-value="HDF5_File/KDC6-14023_Inspirat. Lung 1.0_001.h5" calcext:value-type="string">
            <text:p>HDF5_File/KDC6-14023_Inspirat. Lung 1.0_001.h5</text:p>
          </table:table-cell>
          <table:table-cell office:value-type="float" office:value="192" calcext:value-type="float">
            <text:p>192</text:p>
          </table:table-cell>
          <table:table-cell office:value-type="float" office:value="762" calcext:value-type="float">
            <text:p>762</text:p>
          </table:table-cell>
          <table:table-cell office:value-type="float" office:value="244" calcext:value-type="float">
            <text:p>244</text:p>
          </table:table-cell>
          <table:table-cell office:value-type="float" office:value="814" calcext:value-type="float">
            <text:p>814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4023_Inspirat. Lung 1.0_001</text:p>
          </table:table-cell>
          <table:table-cell table:formula="of:=[.A46]&amp;&quot;.h5&quot;" office:value-type="string" office:string-value="HDF5_File/KDC6-14023_Inspirat. Lung 1.0_001.h5" calcext:value-type="string">
            <text:p>HDF5_File/KDC6-14023_Inspirat. Lung 1.0_001.h5</text:p>
          </table:table-cell>
          <table:table-cell office:value-type="float" office:value="198" calcext:value-type="float">
            <text:p>198</text:p>
          </table:table-cell>
          <table:table-cell office:value-type="float" office:value="744" calcext:value-type="float">
            <text:p>744</text:p>
          </table:table-cell>
          <table:table-cell office:value-type="float" office:value="262" calcext:value-type="float">
            <text:p>262</text:p>
          </table:table-cell>
          <table:table-cell office:value-type="float" office:value="808" calcext:value-type="float">
            <text:p>808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4023_Inspirat. Lung 1.0_001</text:p>
          </table:table-cell>
          <table:table-cell table:formula="of:=[.A47]&amp;&quot;.h5&quot;" office:value-type="string" office:string-value="HDF5_File/KDC6-14023_Inspirat. Lung 1.0_001.h5" calcext:value-type="string">
            <text:p>HDF5_File/KDC6-14023_Inspirat. Lung 1.0_001.h5</text:p>
          </table:table-cell>
          <table:table-cell office:value-type="float" office:value="110" calcext:value-type="float">
            <text:p>110</text:p>
          </table:table-cell>
          <table:table-cell office:value-type="float" office:value="740" calcext:value-type="float">
            <text:p>740</text:p>
          </table:table-cell>
          <table:table-cell office:value-type="float" office:value="214" calcext:value-type="float">
            <text:p>214</text:p>
          </table:table-cell>
          <table:table-cell office:value-type="float" office:value="844" calcext:value-type="float">
            <text:p>844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4023_Inspirat. Lung 1.0_002</text:p>
          </table:table-cell>
          <table:table-cell table:formula="of:=[.A48]&amp;&quot;.h5&quot;" office:value-type="string" office:string-value="HDF5_File/KDC6-14023_Inspirat. Lung 1.0_002.h5" calcext:value-type="string">
            <text:p>HDF5_File/KDC6-14023_Inspirat. Lung 1.0_002.h5</text:p>
          </table:table-cell>
          <table:table-cell office:value-type="float" office:value="192" calcext:value-type="float">
            <text:p>192</text:p>
          </table:table-cell>
          <table:table-cell office:value-type="float" office:value="762" calcext:value-type="float">
            <text:p>762</text:p>
          </table:table-cell>
          <table:table-cell office:value-type="float" office:value="244" calcext:value-type="float">
            <text:p>244</text:p>
          </table:table-cell>
          <table:table-cell office:value-type="float" office:value="814" calcext:value-type="float">
            <text:p>8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4023_Inspirat. Lung 1.0_002</text:p>
          </table:table-cell>
          <table:table-cell table:formula="of:=[.A49]&amp;&quot;.h5&quot;" office:value-type="string" office:string-value="HDF5_File/KDC6-14023_Inspirat. Lung 1.0_002.h5" calcext:value-type="string">
            <text:p>HDF5_File/KDC6-14023_Inspirat. Lung 1.0_002.h5</text:p>
          </table:table-cell>
          <table:table-cell office:value-type="float" office:value="198" calcext:value-type="float">
            <text:p>198</text:p>
          </table:table-cell>
          <table:table-cell office:value-type="float" office:value="744" calcext:value-type="float">
            <text:p>744</text:p>
          </table:table-cell>
          <table:table-cell office:value-type="float" office:value="262" calcext:value-type="float">
            <text:p>262</text:p>
          </table:table-cell>
          <table:table-cell office:value-type="float" office:value="808" calcext:value-type="float">
            <text:p>80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4023_Inspirat. Lung 1.0_002</text:p>
          </table:table-cell>
          <table:table-cell table:formula="of:=[.A50]&amp;&quot;.h5&quot;" office:value-type="string" office:string-value="HDF5_File/KDC6-14023_Inspirat. Lung 1.0_002.h5" calcext:value-type="string">
            <text:p>HDF5_File/KDC6-14023_Inspirat. Lung 1.0_002.h5</text:p>
          </table:table-cell>
          <table:table-cell office:value-type="float" office:value="110" calcext:value-type="float">
            <text:p>110</text:p>
          </table:table-cell>
          <table:table-cell office:value-type="float" office:value="740" calcext:value-type="float">
            <text:p>740</text:p>
          </table:table-cell>
          <table:table-cell office:value-type="float" office:value="214" calcext:value-type="float">
            <text:p>214</text:p>
          </table:table-cell>
          <table:table-cell office:value-type="float" office:value="844" calcext:value-type="float">
            <text:p>84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4023_Inspirat. Lung 1.0_002</text:p>
          </table:table-cell>
          <table:table-cell table:formula="of:=[.A51]&amp;&quot;.h5&quot;" office:value-type="string" office:string-value="HDF5_File/KDC6-14023_Inspirat. Lung 1.0_002.h5" calcext:value-type="string">
            <text:p>HDF5_File/KDC6-14023_Inspirat. Lung 1.0_002.h5</text:p>
          </table:table-cell>
          <table:table-cell office:value-type="float" office:value="566" calcext:value-type="float">
            <text:p>566</text:p>
          </table:table-cell>
          <table:table-cell office:value-type="float" office:value="544" calcext:value-type="float">
            <text:p>544</text:p>
          </table:table-cell>
          <table:table-cell office:value-type="float" office:value="622" calcext:value-type="float">
            <text:p>622</text:p>
          </table:table-cell>
          <table:table-cell office:value-type="float" office:value="600" calcext:value-type="float">
            <text:p>600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4023_Inspirat. Lung 1.0_003</text:p>
          </table:table-cell>
          <table:table-cell table:formula="of:=[.A52]&amp;&quot;.h5&quot;" office:value-type="string" office:string-value="HDF5_File/KDC6-14023_Inspirat. Lung 1.0_003.h5" calcext:value-type="string">
            <text:p>HDF5_File/KDC6-14023_Inspirat. Lung 1.0_003.h5</text:p>
          </table:table-cell>
          <table:table-cell office:value-type="float" office:value="566" calcext:value-type="float">
            <text:p>566</text:p>
          </table:table-cell>
          <table:table-cell office:value-type="float" office:value="544" calcext:value-type="float">
            <text:p>544</text:p>
          </table:table-cell>
          <table:table-cell office:value-type="float" office:value="622" calcext:value-type="float">
            <text:p>622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4023_Inspirat. Lung 1.0_003</text:p>
          </table:table-cell>
          <table:table-cell table:formula="of:=[.A53]&amp;&quot;.h5&quot;" office:value-type="string" office:string-value="HDF5_File/KDC6-14023_Inspirat. Lung 1.0_003.h5" calcext:value-type="string">
            <text:p>HDF5_File/KDC6-14023_Inspirat. Lung 1.0_003.h5</text:p>
          </table:table-cell>
          <table:table-cell office:value-type="float" office:value="844" calcext:value-type="float">
            <text:p>844</text:p>
          </table:table-cell>
          <table:table-cell office:value-type="float" office:value="560" calcext:value-type="float">
            <text:p>560</text:p>
          </table:table-cell>
          <table:table-cell office:value-type="float" office:value="884" calcext:value-type="float">
            <text:p>884</text:p>
          </table:table-cell>
          <table:table-cell office:value-type="float" office:value="600" calcext:value-type="float">
            <text:p>600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4023_Inspirat. Lung 1.0_003</text:p>
          </table:table-cell>
          <table:table-cell table:formula="of:=[.A54]&amp;&quot;.h5&quot;" office:value-type="string" office:string-value="HDF5_File/KDC6-14023_Inspirat. Lung 1.0_003.h5" calcext:value-type="string">
            <text:p>HDF5_File/KDC6-14023_Inspirat. Lung 1.0_003.h5</text:p>
          </table:table-cell>
          <table:table-cell office:value-type="float" office:value="318" calcext:value-type="float">
            <text:p>318</text:p>
          </table:table-cell>
          <table:table-cell office:value-type="float" office:value="346" calcext:value-type="float">
            <text:p>346</text:p>
          </table:table-cell>
          <table:table-cell office:value-type="float" office:value="426" calcext:value-type="float">
            <text:p>426</text:p>
          </table:table-cell>
          <table:table-cell office:value-type="float" office:value="454" calcext:value-type="float">
            <text:p>454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4023_Inspirat. Lung 1.0_004</text:p>
          </table:table-cell>
          <table:table-cell table:formula="of:=[.A55]&amp;&quot;.h5&quot;" office:value-type="string" office:string-value="HDF5_File/KDC6-14023_Inspirat. Lung 1.0_004.h5" calcext:value-type="string">
            <text:p>HDF5_File/KDC6-14023_Inspirat. Lung 1.0_004.h5</text:p>
          </table:table-cell>
          <table:table-cell office:value-type="float" office:value="844" calcext:value-type="float">
            <text:p>844</text:p>
          </table:table-cell>
          <table:table-cell office:value-type="float" office:value="560" calcext:value-type="float">
            <text:p>560</text:p>
          </table:table-cell>
          <table:table-cell office:value-type="float" office:value="884" calcext:value-type="float">
            <text:p>884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4023_Inspirat. Lung 1.0_004</text:p>
          </table:table-cell>
          <table:table-cell table:formula="of:=[.A56]&amp;&quot;.h5&quot;" office:value-type="string" office:string-value="HDF5_File/KDC6-14023_Inspirat. Lung 1.0_004.h5" calcext:value-type="string">
            <text:p>HDF5_File/KDC6-14023_Inspirat. Lung 1.0_004.h5</text:p>
          </table:table-cell>
          <table:table-cell office:value-type="float" office:value="318" calcext:value-type="float">
            <text:p>318</text:p>
          </table:table-cell>
          <table:table-cell office:value-type="float" office:value="346" calcext:value-type="float">
            <text:p>346</text:p>
          </table:table-cell>
          <table:table-cell office:value-type="float" office:value="426" calcext:value-type="float">
            <text:p>426</text:p>
          </table:table-cell>
          <table:table-cell office:value-type="float" office:value="454" calcext:value-type="float">
            <text:p>45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4023_Inspirat. Lung 1.0_004</text:p>
          </table:table-cell>
          <table:table-cell table:formula="of:=[.A57]&amp;&quot;.h5&quot;" office:value-type="string" office:string-value="HDF5_File/KDC6-14023_Inspirat. Lung 1.0_004.h5" calcext:value-type="string">
            <text:p>HDF5_File/KDC6-14023_Inspirat. Lung 1.0_004.h5</text:p>
          </table:table-cell>
          <table:table-cell office:value-type="float" office:value="224" calcext:value-type="float">
            <text:p>224</text:p>
          </table:table-cell>
          <table:table-cell office:value-type="float" office:value="740" calcext:value-type="float">
            <text:p>740</text:p>
          </table:table-cell>
          <table:table-cell office:value-type="float" office:value="284" calcext:value-type="float">
            <text:p>284</text:p>
          </table:table-cell>
          <table:table-cell office:value-type="float" office:value="800" calcext:value-type="float">
            <text:p>800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4023_Inspirat. Lung 1.0_005</text:p>
          </table:table-cell>
          <table:table-cell table:formula="of:=[.A58]&amp;&quot;.h5&quot;" office:value-type="string" office:string-value="HDF5_File/KDC6-14023_Inspirat. Lung 1.0_005.h5" calcext:value-type="string">
            <text:p>HDF5_File/KDC6-14023_Inspirat. Lung 1.0_005.h5</text:p>
          </table:table-cell>
          <table:table-cell office:value-type="float" office:value="224" calcext:value-type="float">
            <text:p>224</text:p>
          </table:table-cell>
          <table:table-cell office:value-type="float" office:value="740" calcext:value-type="float">
            <text:p>740</text:p>
          </table:table-cell>
          <table:table-cell office:value-type="float" office:value="284" calcext:value-type="float">
            <text:p>284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4023_Inspirat. Lung 1.0_005</text:p>
          </table:table-cell>
          <table:table-cell table:formula="of:=[.A59]&amp;&quot;.h5&quot;" office:value-type="string" office:string-value="HDF5_File/KDC6-14023_Inspirat. Lung 1.0_005.h5" calcext:value-type="string">
            <text:p>HDF5_File/KDC6-14023_Inspirat. Lung 1.0_005.h5</text:p>
          </table:table-cell>
          <table:table-cell office:value-type="float" office:value="206" calcext:value-type="float">
            <text:p>206</text:p>
          </table:table-cell>
          <table:table-cell office:value-type="float" office:value="744" calcext:value-type="float">
            <text:p>744</text:p>
          </table:table-cell>
          <table:table-cell office:value-type="float" office:value="266" calcext:value-type="float">
            <text:p>266</text:p>
          </table:table-cell>
          <table:table-cell office:value-type="float" office:value="804" calcext:value-type="float">
            <text:p>804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4023_Inspirat. Lung 1.0_006</text:p>
          </table:table-cell>
          <table:table-cell table:formula="of:=[.A60]&amp;&quot;.h5&quot;" office:value-type="string" office:string-value="HDF5_File/KDC6-14023_Inspirat. Lung 1.0_006.h5" calcext:value-type="string">
            <text:p>HDF5_File/KDC6-14023_Inspirat. Lung 1.0_006.h5</text:p>
          </table:table-cell>
          <table:table-cell office:value-type="float" office:value="206" calcext:value-type="float">
            <text:p>206</text:p>
          </table:table-cell>
          <table:table-cell office:value-type="float" office:value="744" calcext:value-type="float">
            <text:p>744</text:p>
          </table:table-cell>
          <table:table-cell office:value-type="float" office:value="266" calcext:value-type="float">
            <text:p>266</text:p>
          </table:table-cell>
          <table:table-cell office:value-type="float" office:value="804" calcext:value-type="float">
            <text:p>804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4023_Inspirat. Lung 1.0_006</text:p>
          </table:table-cell>
          <table:table-cell table:formula="of:=[.A61]&amp;&quot;.h5&quot;" office:value-type="string" office:string-value="HDF5_File/KDC6-14023_Inspirat. Lung 1.0_006.h5" calcext:value-type="string">
            <text:p>HDF5_File/KDC6-14023_Inspirat. Lung 1.0_006.h5</text:p>
          </table:table-cell>
          <table:table-cell office:value-type="float" office:value="396" calcext:value-type="float">
            <text:p>396</text:p>
          </table:table-cell>
          <table:table-cell office:value-type="float" office:value="238" calcext:value-type="float">
            <text:p>238</text:p>
          </table:table-cell>
          <table:table-cell office:value-type="float" office:value="440" calcext:value-type="float">
            <text:p>440</text:p>
          </table:table-cell>
          <table:table-cell office:value-type="float" office:value="282" calcext:value-type="float">
            <text:p>28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4023_Inspirat. Lung 1.0_006</text:p>
          </table:table-cell>
          <table:table-cell table:formula="of:=[.A62]&amp;&quot;.h5&quot;" office:value-type="string" office:string-value="HDF5_File/KDC6-14023_Inspirat. Lung 1.0_006.h5" calcext:value-type="string">
            <text:p>HDF5_File/KDC6-14023_Inspirat. Lung 1.0_006.h5</text:p>
          </table:table-cell>
          <table:table-cell office:value-type="float" office:value="108" calcext:value-type="float">
            <text:p>108</text:p>
          </table:table-cell>
          <table:table-cell office:value-type="float" office:value="424" calcext:value-type="float">
            <text:p>424</text:p>
          </table:table-cell>
          <table:table-cell office:value-type="float" office:value="140" calcext:value-type="float">
            <text:p>140</text:p>
          </table:table-cell>
          <table:table-cell office:value-type="float" office:value="456" calcext:value-type="float">
            <text:p>456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4023_Inspirat. Lung 1.0_006</text:p>
          </table:table-cell>
          <table:table-cell table:formula="of:=[.A63]&amp;&quot;.h5&quot;" office:value-type="string" office:string-value="HDF5_File/KDC6-14023_Inspirat. Lung 1.0_006.h5" calcext:value-type="string">
            <text:p>HDF5_File/KDC6-14023_Inspirat. Lung 1.0_006.h5</text:p>
          </table:table-cell>
          <table:table-cell office:value-type="float" office:value="408" calcext:value-type="float">
            <text:p>408</text:p>
          </table:table-cell>
          <table:table-cell office:value-type="float" office:value="226" calcext:value-type="float">
            <text:p>226</text:p>
          </table:table-cell>
          <table:table-cell office:value-type="float" office:value="452" calcext:value-type="float">
            <text:p>452</text:p>
          </table:table-cell>
          <table:table-cell office:value-type="float" office:value="270" calcext:value-type="float">
            <text:p>270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4023_Inspirat. Lung 1.0_006</text:p>
          </table:table-cell>
          <table:table-cell table:formula="of:=[.A64]&amp;&quot;.h5&quot;" office:value-type="string" office:string-value="HDF5_File/KDC6-14023_Inspirat. Lung 1.0_006.h5" calcext:value-type="string">
            <text:p>HDF5_File/KDC6-14023_Inspirat. Lung 1.0_006.h5</text:p>
          </table:table-cell>
          <table:table-cell office:value-type="float" office:value="872" calcext:value-type="float">
            <text:p>872</text:p>
          </table:table-cell>
          <table:table-cell office:value-type="float" office:value="312" calcext:value-type="float">
            <text:p>312</text:p>
          </table:table-cell>
          <table:table-cell office:value-type="float" office:value="912" calcext:value-type="float">
            <text:p>912</text:p>
          </table:table-cell>
          <table:table-cell office:value-type="float" office:value="352" calcext:value-type="float">
            <text:p>352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4023_Inspirat. Lung 1.0_007</text:p>
          </table:table-cell>
          <table:table-cell table:formula="of:=[.A65]&amp;&quot;.h5&quot;" office:value-type="string" office:string-value="HDF5_File/KDC6-14023_Inspirat. Lung 1.0_007.h5" calcext:value-type="string">
            <text:p>HDF5_File/KDC6-14023_Inspirat. Lung 1.0_007.h5</text:p>
          </table:table-cell>
          <table:table-cell office:value-type="float" office:value="60" calcext:value-type="float">
            <text:p>60</text:p>
          </table:table-cell>
          <table:table-cell office:value-type="float" office:value="682" calcext:value-type="float">
            <text:p>682</text:p>
          </table:table-cell>
          <table:table-cell office:value-type="float" office:value="112" calcext:value-type="float">
            <text:p>112</text:p>
          </table:table-cell>
          <table:table-cell office:value-type="float" office:value="734" calcext:value-type="float">
            <text:p>734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4023_Inspirat. Lung 1.0_007</text:p>
          </table:table-cell>
          <table:table-cell table:formula="of:=[.A66]&amp;&quot;.h5&quot;" office:value-type="string" office:string-value="HDF5_File/KDC6-14023_Inspirat. Lung 1.0_007.h5" calcext:value-type="string">
            <text:p>HDF5_File/KDC6-14023_Inspirat. Lung 1.0_007.h5</text:p>
          </table:table-cell>
          <table:table-cell office:value-type="float" office:value="328" calcext:value-type="float">
            <text:p>328</text:p>
          </table:table-cell>
          <table:table-cell office:value-type="float" office:value="382" calcext:value-type="float">
            <text:p>382</text:p>
          </table:table-cell>
          <table:table-cell office:value-type="float" office:value="364" calcext:value-type="float">
            <text:p>364</text:p>
          </table:table-cell>
          <table:table-cell office:value-type="float" office:value="418" calcext:value-type="float">
            <text:p>41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4023_Inspirat. Lung 1.0_007</text:p>
          </table:table-cell>
          <table:table-cell table:formula="of:=[.A67]&amp;&quot;.h5&quot;" office:value-type="string" office:string-value="HDF5_File/KDC6-14023_Inspirat. Lung 1.0_007.h5" calcext:value-type="string">
            <text:p>HDF5_File/KDC6-14023_Inspirat. Lung 1.0_007.h5</text:p>
          </table:table-cell>
          <table:table-cell office:value-type="float" office:value="146" calcext:value-type="float">
            <text:p>146</text:p>
          </table:table-cell>
          <table:table-cell office:value-type="float" office:value="754" calcext:value-type="float">
            <text:p>754</text:p>
          </table:table-cell>
          <table:table-cell office:value-type="float" office:value="214" calcext:value-type="float">
            <text:p>214</text:p>
          </table:table-cell>
          <table:table-cell office:value-type="float" office:value="822" calcext:value-type="float">
            <text:p>822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4023_Inspirat. Lung 1.0_007</text:p>
          </table:table-cell>
          <table:table-cell table:formula="of:=[.A68]&amp;&quot;.h5&quot;" office:value-type="string" office:string-value="HDF5_File/KDC6-14023_Inspirat. Lung 1.0_007.h5" calcext:value-type="string">
            <text:p>HDF5_File/KDC6-14023_Inspirat. Lung 1.0_007.h5</text:p>
          </table:table-cell>
          <table:table-cell office:value-type="float" office:value="86" calcext:value-type="float">
            <text:p>86</text:p>
          </table:table-cell>
          <table:table-cell office:value-type="float" office:value="714" calcext:value-type="float">
            <text:p>714</text:p>
          </table:table-cell>
          <table:table-cell office:value-type="float" office:value="142" calcext:value-type="float">
            <text:p>142</text:p>
          </table:table-cell>
          <table:table-cell office:value-type="float" office:value="770" calcext:value-type="float">
            <text:p>770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4023_Inspirat. Lung 1.0_008</text:p>
          </table:table-cell>
          <table:table-cell table:formula="of:=[.A69]&amp;&quot;.h5&quot;" office:value-type="string" office:string-value="HDF5_File/KDC6-14023_Inspirat. Lung 1.0_008.h5" calcext:value-type="string">
            <text:p>HDF5_File/KDC6-14023_Inspirat. Lung 1.0_008.h5</text:p>
          </table:table-cell>
          <table:table-cell office:value-type="float" office:value="146" calcext:value-type="float">
            <text:p>146</text:p>
          </table:table-cell>
          <table:table-cell office:value-type="float" office:value="754" calcext:value-type="float">
            <text:p>754</text:p>
          </table:table-cell>
          <table:table-cell office:value-type="float" office:value="214" calcext:value-type="float">
            <text:p>214</text:p>
          </table:table-cell>
          <table:table-cell office:value-type="float" office:value="822" calcext:value-type="float">
            <text:p>82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4023_Inspirat. Lung 1.0_008</text:p>
          </table:table-cell>
          <table:table-cell table:formula="of:=[.A70]&amp;&quot;.h5&quot;" office:value-type="string" office:string-value="HDF5_File/KDC6-14023_Inspirat. Lung 1.0_008.h5" calcext:value-type="string">
            <text:p>HDF5_File/KDC6-14023_Inspirat. Lung 1.0_008.h5</text:p>
          </table:table-cell>
          <table:table-cell office:value-type="float" office:value="86" calcext:value-type="float">
            <text:p>86</text:p>
          </table:table-cell>
          <table:table-cell office:value-type="float" office:value="714" calcext:value-type="float">
            <text:p>714</text:p>
          </table:table-cell>
          <table:table-cell office:value-type="float" office:value="142" calcext:value-type="float">
            <text:p>142</text:p>
          </table:table-cell>
          <table:table-cell office:value-type="float" office:value="770" calcext:value-type="float">
            <text:p>77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4023_Inspirat. Lung 1.0_008</text:p>
          </table:table-cell>
          <table:table-cell table:formula="of:=[.A71]&amp;&quot;.h5&quot;" office:value-type="string" office:string-value="HDF5_File/KDC6-14023_Inspirat. Lung 1.0_008.h5" calcext:value-type="string">
            <text:p>HDF5_File/KDC6-14023_Inspirat. Lung 1.0_008.h5</text:p>
          </table:table-cell>
          <table:table-cell office:value-type="float" office:value="846" calcext:value-type="float">
            <text:p>846</text:p>
          </table:table-cell>
          <table:table-cell office:value-type="float" office:value="304" calcext:value-type="float">
            <text:p>304</text:p>
          </table:table-cell>
          <table:table-cell office:value-type="float" office:value="886" calcext:value-type="float">
            <text:p>886</text:p>
          </table:table-cell>
          <table:table-cell office:value-type="float" office:value="344" calcext:value-type="float">
            <text:p>344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4023_Inspirat. Lung 1.0_008</text:p>
          </table:table-cell>
          <table:table-cell table:formula="of:=[.A72]&amp;&quot;.h5&quot;" office:value-type="string" office:string-value="HDF5_File/KDC6-14023_Inspirat. Lung 1.0_008.h5" calcext:value-type="string">
            <text:p>HDF5_File/KDC6-14023_Inspirat. Lung 1.0_008.h5</text:p>
          </table:table-cell>
          <table:table-cell office:value-type="float" office:value="360" calcext:value-type="float">
            <text:p>360</text:p>
          </table:table-cell>
          <table:table-cell office:value-type="float" office:value="442" calcext:value-type="float">
            <text:p>442</text:p>
          </table:table-cell>
          <table:table-cell office:value-type="float" office:value="408" calcext:value-type="float">
            <text:p>408</text:p>
          </table:table-cell>
          <table:table-cell office:value-type="float" office:value="490" calcext:value-type="float">
            <text:p>490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4023_Inspirat. Lung 1.0_008</text:p>
          </table:table-cell>
          <table:table-cell table:formula="of:=[.A73]&amp;&quot;.h5&quot;" office:value-type="string" office:string-value="HDF5_File/KDC6-14023_Inspirat. Lung 1.0_008.h5" calcext:value-type="string">
            <text:p>HDF5_File/KDC6-14023_Inspirat. Lung 1.0_008.h5</text:p>
          </table:table-cell>
          <table:table-cell office:value-type="float" office:value="880" calcext:value-type="float">
            <text:p>880</text:p>
          </table:table-cell>
          <table:table-cell office:value-type="float" office:value="460" calcext:value-type="float">
            <text:p>460</text:p>
          </table:table-cell>
          <table:table-cell office:value-type="float" office:value="912" calcext:value-type="float">
            <text:p>912</text:p>
          </table:table-cell>
          <table:table-cell office:value-type="float" office:value="492" calcext:value-type="float">
            <text:p>492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4023_Inspirat. Lung 1.0_008</text:p>
          </table:table-cell>
          <table:table-cell table:formula="of:=[.A74]&amp;&quot;.h5&quot;" office:value-type="string" office:string-value="HDF5_File/KDC6-14023_Inspirat. Lung 1.0_008.h5" calcext:value-type="string">
            <text:p>HDF5_File/KDC6-14023_Inspirat. Lung 1.0_008.h5</text:p>
          </table:table-cell>
          <table:table-cell office:value-type="float" office:value="42" calcext:value-type="float">
            <text:p>42</text:p>
          </table:table-cell>
          <table:table-cell office:value-type="float" office:value="622" calcext:value-type="float">
            <text:p>622</text:p>
          </table:table-cell>
          <table:table-cell office:value-type="float" office:value="114" calcext:value-type="float">
            <text:p>114</text:p>
          </table:table-cell>
          <table:table-cell office:value-type="float" office:value="694" calcext:value-type="float">
            <text:p>694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4023_Inspirat. Lung 1.0_008</text:p>
          </table:table-cell>
          <table:table-cell table:formula="of:=[.A75]&amp;&quot;.h5&quot;" office:value-type="string" office:string-value="HDF5_File/KDC6-14023_Inspirat. Lung 1.0_008.h5" calcext:value-type="string">
            <text:p>HDF5_File/KDC6-14023_Inspirat. Lung 1.0_008.h5</text:p>
          </table:table-cell>
          <table:table-cell office:value-type="float" office:value="110" calcext:value-type="float">
            <text:p>110</text:p>
          </table:table-cell>
          <table:table-cell office:value-type="float" office:value="426" calcext:value-type="float">
            <text:p>426</text:p>
          </table:table-cell>
          <table:table-cell office:value-type="float" office:value="214" calcext:value-type="float">
            <text:p>214</text:p>
          </table:table-cell>
          <table:table-cell office:value-type="float" office:value="530" calcext:value-type="float">
            <text:p>530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4023_Inspirat. Lung 1.0_009</text:p>
          </table:table-cell>
          <table:table-cell table:formula="of:=[.A76]&amp;&quot;.h5&quot;" office:value-type="string" office:string-value="HDF5_File/KDC6-14023_Inspirat. Lung 1.0_009.h5" calcext:value-type="string">
            <text:p>HDF5_File/KDC6-14023_Inspirat. Lung 1.0_009.h5</text:p>
          </table:table-cell>
          <table:table-cell office:value-type="float" office:value="42" calcext:value-type="float">
            <text:p>42</text:p>
          </table:table-cell>
          <table:table-cell office:value-type="float" office:value="622" calcext:value-type="float">
            <text:p>622</text:p>
          </table:table-cell>
          <table:table-cell office:value-type="float" office:value="114" calcext:value-type="float">
            <text:p>114</text:p>
          </table:table-cell>
          <table:table-cell office:value-type="float" office:value="694" calcext:value-type="float">
            <text:p>69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4023_Inspirat. Lung 1.0_009</text:p>
          </table:table-cell>
          <table:table-cell table:formula="of:=[.A77]&amp;&quot;.h5&quot;" office:value-type="string" office:string-value="HDF5_File/KDC6-14023_Inspirat. Lung 1.0_009.h5" calcext:value-type="string">
            <text:p>HDF5_File/KDC6-14023_Inspirat. Lung 1.0_009.h5</text:p>
          </table:table-cell>
          <table:table-cell office:value-type="float" office:value="110" calcext:value-type="float">
            <text:p>110</text:p>
          </table:table-cell>
          <table:table-cell office:value-type="float" office:value="426" calcext:value-type="float">
            <text:p>426</text:p>
          </table:table-cell>
          <table:table-cell office:value-type="float" office:value="214" calcext:value-type="float">
            <text:p>214</text:p>
          </table:table-cell>
          <table:table-cell office:value-type="float" office:value="530" calcext:value-type="float">
            <text:p>53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4023_Inspirat. Lung 1.0_009</text:p>
          </table:table-cell>
          <table:table-cell table:formula="of:=[.A78]&amp;&quot;.h5&quot;" office:value-type="string" office:string-value="HDF5_File/KDC6-14023_Inspirat. Lung 1.0_009.h5" calcext:value-type="string">
            <text:p>HDF5_File/KDC6-14023_Inspirat. Lung 1.0_009.h5</text:p>
          </table:table-cell>
          <table:table-cell office:value-type="float" office:value="80" calcext:value-type="float">
            <text:p>80</text:p>
          </table:table-cell>
          <table:table-cell office:value-type="float" office:value="542" calcext:value-type="float">
            <text:p>542</text:p>
          </table:table-cell>
          <table:table-cell office:value-type="float" office:value="132" calcext:value-type="float">
            <text:p>132</text:p>
          </table:table-cell>
          <table:table-cell office:value-type="float" office:value="594" calcext:value-type="float">
            <text:p>594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4023_Inspirat. Lung 1.0_010</text:p>
          </table:table-cell>
          <table:table-cell table:formula="of:=[.A79]&amp;&quot;.h5&quot;" office:value-type="string" office:string-value="HDF5_File/KDC6-14023_Inspirat. Lung 1.0_010.h5" calcext:value-type="string">
            <text:p>HDF5_File/KDC6-14023_Inspirat. Lung 1.0_010.h5</text:p>
          </table:table-cell>
          <table:table-cell office:value-type="float" office:value="98" calcext:value-type="float">
            <text:p>98</text:p>
          </table:table-cell>
          <table:table-cell office:value-type="float" office:value="720" calcext:value-type="float">
            <text:p>720</text:p>
          </table:table-cell>
          <table:table-cell office:value-type="float" office:value="134" calcext:value-type="float">
            <text:p>134</text:p>
          </table:table-cell>
          <table:table-cell office:value-type="float" office:value="756" calcext:value-type="float">
            <text:p>756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4415_Inspirat. Body 1.0_004</text:p>
          </table:table-cell>
          <table:table-cell table:formula="of:=[.A80]&amp;&quot;.h5&quot;" office:value-type="string" office:string-value="HDF5_File/KDC6-14415_Inspirat. Body 1.0_004.h5" calcext:value-type="string">
            <text:p>HDF5_File/KDC6-14415_Inspirat. Body 1.0_004.h5</text:p>
          </table:table-cell>
          <table:table-cell office:value-type="float" office:value="536" calcext:value-type="float">
            <text:p>536</text:p>
          </table:table-cell>
          <table:table-cell office:value-type="float" office:value="232" calcext:value-type="float">
            <text:p>232</text:p>
          </table:table-cell>
          <table:table-cell office:value-type="float" office:value="604" calcext:value-type="float">
            <text:p>604</text:p>
          </table:table-cell>
          <table:table-cell office:value-type="float" office:value="300" calcext:value-type="float">
            <text:p>300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4415_Inspirat. Body 1.0_005</text:p>
          </table:table-cell>
          <table:table-cell table:formula="of:=[.A81]&amp;&quot;.h5&quot;" office:value-type="string" office:string-value="HDF5_File/KDC6-14415_Inspirat. Body 1.0_005.h5" calcext:value-type="string">
            <text:p>HDF5_File/KDC6-14415_Inspirat. Body 1.0_005.h5</text:p>
          </table:table-cell>
          <table:table-cell office:value-type="float" office:value="158" calcext:value-type="float">
            <text:p>158</text:p>
          </table:table-cell>
          <table:table-cell office:value-type="float" office:value="398" calcext:value-type="float">
            <text:p>398</text:p>
          </table:table-cell>
          <table:table-cell office:value-type="float" office:value="190" calcext:value-type="float">
            <text:p>190</text:p>
          </table:table-cell>
          <table:table-cell office:value-type="float" office:value="430" calcext:value-type="float">
            <text:p>430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4415_Inspirat. Body 1.0_005</text:p>
          </table:table-cell>
          <table:table-cell table:formula="of:=[.A82]&amp;&quot;.h5&quot;" office:value-type="string" office:string-value="HDF5_File/KDC6-14415_Inspirat. Body 1.0_005.h5" calcext:value-type="string">
            <text:p>HDF5_File/KDC6-14415_Inspirat. Body 1.0_005.h5</text:p>
          </table:table-cell>
          <table:table-cell office:value-type="float" office:value="792" calcext:value-type="float">
            <text:p>792</text:p>
          </table:table-cell>
          <table:table-cell office:value-type="float" office:value="436" calcext:value-type="float">
            <text:p>436</text:p>
          </table:table-cell>
          <table:table-cell office:value-type="float" office:value="828" calcext:value-type="float">
            <text:p>828</text:p>
          </table:table-cell>
          <table:table-cell office:value-type="float" office:value="472" calcext:value-type="float">
            <text:p>472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4415_Inspirat. Body 1.0_005</text:p>
          </table:table-cell>
          <table:table-cell table:formula="of:=[.A83]&amp;&quot;.h5&quot;" office:value-type="string" office:string-value="HDF5_File/KDC6-14415_Inspirat. Body 1.0_005.h5" calcext:value-type="string">
            <text:p>HDF5_File/KDC6-14415_Inspirat. Body 1.0_005.h5</text:p>
          </table:table-cell>
          <table:table-cell office:value-type="float" office:value="136" calcext:value-type="float">
            <text:p>136</text:p>
          </table:table-cell>
          <table:table-cell office:value-type="float" office:value="564" calcext:value-type="float">
            <text:p>564</text:p>
          </table:table-cell>
          <table:table-cell office:value-type="float" office:value="236" calcext:value-type="float">
            <text:p>236</text:p>
          </table:table-cell>
          <table:table-cell office:value-type="float" office:value="664" calcext:value-type="float">
            <text:p>664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4415_Inspirat. Body 1.0_005</text:p>
          </table:table-cell>
          <table:table-cell table:formula="of:=[.A84]&amp;&quot;.h5&quot;" office:value-type="string" office:string-value="HDF5_File/KDC6-14415_Inspirat. Body 1.0_005.h5" calcext:value-type="string">
            <text:p>HDF5_File/KDC6-14415_Inspirat. Body 1.0_005.h5</text:p>
          </table:table-cell>
          <table:table-cell office:value-type="float" office:value="536" calcext:value-type="float">
            <text:p>536</text:p>
          </table:table-cell>
          <table:table-cell office:value-type="float" office:value="232" calcext:value-type="float">
            <text:p>232</text:p>
          </table:table-cell>
          <table:table-cell office:value-type="float" office:value="604" calcext:value-type="float">
            <text:p>604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4415_Inspirat. Body 1.0_006</text:p>
          </table:table-cell>
          <table:table-cell table:formula="of:=[.A85]&amp;&quot;.h5&quot;" office:value-type="string" office:string-value="HDF5_File/KDC6-14415_Inspirat. Body 1.0_006.h5" calcext:value-type="string">
            <text:p>HDF5_File/KDC6-14415_Inspirat. Body 1.0_006.h5</text:p>
          </table:table-cell>
          <table:table-cell office:value-type="float" office:value="792" calcext:value-type="float">
            <text:p>792</text:p>
          </table:table-cell>
          <table:table-cell office:value-type="float" office:value="436" calcext:value-type="float">
            <text:p>436</text:p>
          </table:table-cell>
          <table:table-cell office:value-type="float" office:value="828" calcext:value-type="float">
            <text:p>828</text:p>
          </table:table-cell>
          <table:table-cell office:value-type="float" office:value="472" calcext:value-type="float">
            <text:p>47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4415_Inspirat. Body 1.0_006</text:p>
          </table:table-cell>
          <table:table-cell table:formula="of:=[.A86]&amp;&quot;.h5&quot;" office:value-type="string" office:string-value="HDF5_File/KDC6-14415_Inspirat. Body 1.0_006.h5" calcext:value-type="string">
            <text:p>HDF5_File/KDC6-14415_Inspirat. Body 1.0_006.h5</text:p>
          </table:table-cell>
          <table:table-cell office:value-type="float" office:value="136" calcext:value-type="float">
            <text:p>136</text:p>
          </table:table-cell>
          <table:table-cell office:value-type="float" office:value="564" calcext:value-type="float">
            <text:p>564</text:p>
          </table:table-cell>
          <table:table-cell office:value-type="float" office:value="236" calcext:value-type="float">
            <text:p>236</text:p>
          </table:table-cell>
          <table:table-cell office:value-type="float" office:value="664" calcext:value-type="float">
            <text:p>664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4415_Inspirat. Lung 1.0_004</text:p>
          </table:table-cell>
          <table:table-cell table:formula="of:=[.A87]&amp;&quot;.h5&quot;" office:value-type="string" office:string-value="HDF5_File/KDC6-14415_Inspirat. Lung 1.0_004.h5" calcext:value-type="string">
            <text:p>HDF5_File/KDC6-14415_Inspirat. Lung 1.0_004.h5</text:p>
          </table:table-cell>
          <table:table-cell office:value-type="float" office:value="536" calcext:value-type="float">
            <text:p>536</text:p>
          </table:table-cell>
          <table:table-cell office:value-type="float" office:value="232" calcext:value-type="float">
            <text:p>232</text:p>
          </table:table-cell>
          <table:table-cell office:value-type="float" office:value="604" calcext:value-type="float">
            <text:p>604</text:p>
          </table:table-cell>
          <table:table-cell office:value-type="float" office:value="300" calcext:value-type="float">
            <text:p>300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4415_Inspirat. Lung 1.0_005</text:p>
          </table:table-cell>
          <table:table-cell table:formula="of:=[.A88]&amp;&quot;.h5&quot;" office:value-type="string" office:string-value="HDF5_File/KDC6-14415_Inspirat. Lung 1.0_005.h5" calcext:value-type="string">
            <text:p>HDF5_File/KDC6-14415_Inspirat. Lung 1.0_005.h5</text:p>
          </table:table-cell>
          <table:table-cell office:value-type="float" office:value="158" calcext:value-type="float">
            <text:p>158</text:p>
          </table:table-cell>
          <table:table-cell office:value-type="float" office:value="398" calcext:value-type="float">
            <text:p>398</text:p>
          </table:table-cell>
          <table:table-cell office:value-type="float" office:value="190" calcext:value-type="float">
            <text:p>190</text:p>
          </table:table-cell>
          <table:table-cell office:value-type="float" office:value="430" calcext:value-type="float">
            <text:p>430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4415_Inspirat. Lung 1.0_005</text:p>
          </table:table-cell>
          <table:table-cell table:formula="of:=[.A89]&amp;&quot;.h5&quot;" office:value-type="string" office:string-value="HDF5_File/KDC6-14415_Inspirat. Lung 1.0_005.h5" calcext:value-type="string">
            <text:p>HDF5_File/KDC6-14415_Inspirat. Lung 1.0_005.h5</text:p>
          </table:table-cell>
          <table:table-cell office:value-type="float" office:value="792" calcext:value-type="float">
            <text:p>792</text:p>
          </table:table-cell>
          <table:table-cell office:value-type="float" office:value="436" calcext:value-type="float">
            <text:p>436</text:p>
          </table:table-cell>
          <table:table-cell office:value-type="float" office:value="828" calcext:value-type="float">
            <text:p>828</text:p>
          </table:table-cell>
          <table:table-cell office:value-type="float" office:value="472" calcext:value-type="float">
            <text:p>472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4415_Inspirat. Lung 1.0_005</text:p>
          </table:table-cell>
          <table:table-cell table:formula="of:=[.A90]&amp;&quot;.h5&quot;" office:value-type="string" office:string-value="HDF5_File/KDC6-14415_Inspirat. Lung 1.0_005.h5" calcext:value-type="string">
            <text:p>HDF5_File/KDC6-14415_Inspirat. Lung 1.0_005.h5</text:p>
          </table:table-cell>
          <table:table-cell office:value-type="float" office:value="136" calcext:value-type="float">
            <text:p>136</text:p>
          </table:table-cell>
          <table:table-cell office:value-type="float" office:value="564" calcext:value-type="float">
            <text:p>564</text:p>
          </table:table-cell>
          <table:table-cell office:value-type="float" office:value="236" calcext:value-type="float">
            <text:p>236</text:p>
          </table:table-cell>
          <table:table-cell office:value-type="float" office:value="664" calcext:value-type="float">
            <text:p>664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4415_Inspirat. Lung 1.0_005</text:p>
          </table:table-cell>
          <table:table-cell table:formula="of:=[.A91]&amp;&quot;.h5&quot;" office:value-type="string" office:string-value="HDF5_File/KDC6-14415_Inspirat. Lung 1.0_005.h5" calcext:value-type="string">
            <text:p>HDF5_File/KDC6-14415_Inspirat. Lung 1.0_005.h5</text:p>
          </table:table-cell>
          <table:table-cell office:value-type="float" office:value="536" calcext:value-type="float">
            <text:p>536</text:p>
          </table:table-cell>
          <table:table-cell office:value-type="float" office:value="232" calcext:value-type="float">
            <text:p>232</text:p>
          </table:table-cell>
          <table:table-cell office:value-type="float" office:value="604" calcext:value-type="float">
            <text:p>604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4415_Inspirat. Lung 1.0_006</text:p>
          </table:table-cell>
          <table:table-cell table:formula="of:=[.A92]&amp;&quot;.h5&quot;" office:value-type="string" office:string-value="HDF5_File/KDC6-14415_Inspirat. Lung 1.0_006.h5" calcext:value-type="string">
            <text:p>HDF5_File/KDC6-14415_Inspirat. Lung 1.0_006.h5</text:p>
          </table:table-cell>
          <table:table-cell office:value-type="float" office:value="792" calcext:value-type="float">
            <text:p>792</text:p>
          </table:table-cell>
          <table:table-cell office:value-type="float" office:value="436" calcext:value-type="float">
            <text:p>436</text:p>
          </table:table-cell>
          <table:table-cell office:value-type="float" office:value="828" calcext:value-type="float">
            <text:p>828</text:p>
          </table:table-cell>
          <table:table-cell office:value-type="float" office:value="472" calcext:value-type="float">
            <text:p>47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4415_Inspirat. Lung 1.0_006</text:p>
          </table:table-cell>
          <table:table-cell table:formula="of:=[.A93]&amp;&quot;.h5&quot;" office:value-type="string" office:string-value="HDF5_File/KDC6-14415_Inspirat. Lung 1.0_006.h5" calcext:value-type="string">
            <text:p>HDF5_File/KDC6-14415_Inspirat. Lung 1.0_006.h5</text:p>
          </table:table-cell>
          <table:table-cell office:value-type="float" office:value="136" calcext:value-type="float">
            <text:p>136</text:p>
          </table:table-cell>
          <table:table-cell office:value-type="float" office:value="564" calcext:value-type="float">
            <text:p>564</text:p>
          </table:table-cell>
          <table:table-cell office:value-type="float" office:value="236" calcext:value-type="float">
            <text:p>236</text:p>
          </table:table-cell>
          <table:table-cell office:value-type="float" office:value="664" calcext:value-type="float">
            <text:p>664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4596_Inspirat. Body 1.0_004</text:p>
          </table:table-cell>
          <table:table-cell table:formula="of:=[.A94]&amp;&quot;.h5&quot;" office:value-type="string" office:string-value="HDF5_File/KDC6-14596_Inspirat. Body 1.0_004.h5" calcext:value-type="string">
            <text:p>HDF5_File/KDC6-14596_Inspirat. Body 1.0_004.h5</text:p>
          </table:table-cell>
          <table:table-cell office:value-type="float" office:value="238" calcext:value-type="float">
            <text:p>238</text:p>
          </table:table-cell>
          <table:table-cell office:value-type="float" office:value="490" calcext:value-type="float">
            <text:p>490</text:p>
          </table:table-cell>
          <table:table-cell office:value-type="float" office:value="270" calcext:value-type="float">
            <text:p>270</text:p>
          </table:table-cell>
          <table:table-cell office:value-type="float" office:value="522" calcext:value-type="float">
            <text:p>52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4596_Inspirat. Body 1.0_005</text:p>
          </table:table-cell>
          <table:table-cell table:formula="of:=[.A95]&amp;&quot;.h5&quot;" office:value-type="string" office:string-value="HDF5_File/KDC6-14596_Inspirat. Body 1.0_005.h5" calcext:value-type="string">
            <text:p>HDF5_File/KDC6-14596_Inspirat. Body 1.0_005.h5</text:p>
          </table:table-cell>
          <table:table-cell office:value-type="float" office:value="166" calcext:value-type="float">
            <text:p>166</text:p>
          </table:table-cell>
          <table:table-cell office:value-type="float" office:value="518" calcext:value-type="float">
            <text:p>518</text:p>
          </table:table-cell>
          <table:table-cell office:value-type="float" office:value="210" calcext:value-type="float">
            <text:p>210</text:p>
          </table:table-cell>
          <table:table-cell office:value-type="float" office:value="562" calcext:value-type="float">
            <text:p>562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4596_Inspirat. Lung 1.0_004</text:p>
          </table:table-cell>
          <table:table-cell table:formula="of:=[.A96]&amp;&quot;.h5&quot;" office:value-type="string" office:string-value="HDF5_File/KDC6-14596_Inspirat. Lung 1.0_004.h5" calcext:value-type="string">
            <text:p>HDF5_File/KDC6-14596_Inspirat. Lung 1.0_004.h5</text:p>
          </table:table-cell>
          <table:table-cell office:value-type="float" office:value="238" calcext:value-type="float">
            <text:p>238</text:p>
          </table:table-cell>
          <table:table-cell office:value-type="float" office:value="490" calcext:value-type="float">
            <text:p>490</text:p>
          </table:table-cell>
          <table:table-cell office:value-type="float" office:value="270" calcext:value-type="float">
            <text:p>270</text:p>
          </table:table-cell>
          <table:table-cell office:value-type="float" office:value="522" calcext:value-type="float">
            <text:p>52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4596_Inspirat. Lung 1.0_005</text:p>
          </table:table-cell>
          <table:table-cell table:formula="of:=[.A97]&amp;&quot;.h5&quot;" office:value-type="string" office:string-value="HDF5_File/KDC6-14596_Inspirat. Lung 1.0_005.h5" calcext:value-type="string">
            <text:p>HDF5_File/KDC6-14596_Inspirat. Lung 1.0_005.h5</text:p>
          </table:table-cell>
          <table:table-cell office:value-type="float" office:value="166" calcext:value-type="float">
            <text:p>166</text:p>
          </table:table-cell>
          <table:table-cell office:value-type="float" office:value="518" calcext:value-type="float">
            <text:p>518</text:p>
          </table:table-cell>
          <table:table-cell office:value-type="float" office:value="210" calcext:value-type="float">
            <text:p>210</text:p>
          </table:table-cell>
          <table:table-cell office:value-type="float" office:value="562" calcext:value-type="float">
            <text:p>562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4718_Inspirat. Body 1.0_001</text:p>
          </table:table-cell>
          <table:table-cell table:formula="of:=[.A98]&amp;&quot;.h5&quot;" office:value-type="string" office:string-value="HDF5_File/KDC6-14718_Inspirat. Body 1.0_001.h5" calcext:value-type="string">
            <text:p>HDF5_File/KDC6-14718_Inspirat. Body 1.0_001.h5</text:p>
          </table:table-cell>
          <table:table-cell office:value-type="float" office:value="288" calcext:value-type="float">
            <text:p>288</text:p>
          </table:table-cell>
          <table:table-cell office:value-type="float" office:value="658" calcext:value-type="float">
            <text:p>658</text:p>
          </table:table-cell>
          <table:table-cell office:value-type="float" office:value="332" calcext:value-type="float">
            <text:p>332</text:p>
          </table:table-cell>
          <table:table-cell office:value-type="float" office:value="702" calcext:value-type="float">
            <text:p>702</text:p>
          </table:table-cell>
          <table:table-cell office:value-type="float" office:value="-1" calcext:value-type="float">
            <text:p>-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4718_Inspirat. Body 1.0_001</text:p>
          </table:table-cell>
          <table:table-cell table:formula="of:=[.A99]&amp;&quot;.h5&quot;" office:value-type="string" office:string-value="HDF5_File/KDC6-14718_Inspirat. Body 1.0_001.h5" calcext:value-type="string">
            <text:p>HDF5_File/KDC6-14718_Inspirat. Body 1.0_001.h5</text:p>
          </table:table-cell>
          <table:table-cell office:value-type="float" office:value="304" calcext:value-type="float">
            <text:p>304</text:p>
          </table:table-cell>
          <table:table-cell office:value-type="float" office:value="106" calcext:value-type="float">
            <text:p>106</text:p>
          </table:table-cell>
          <table:table-cell office:value-type="float" office:value="488" calcext:value-type="float">
            <text:p>488</text:p>
          </table:table-cell>
          <table:table-cell office:value-type="float" office:value="290" calcext:value-type="float">
            <text:p>290</text:p>
          </table:table-cell>
          <table:table-cell office:value-type="float" office:value="-3" calcext:value-type="float">
            <text:p>-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4718_Inspirat. Body 1.0_001</text:p>
          </table:table-cell>
          <table:table-cell table:formula="of:=[.A100]&amp;&quot;.h5&quot;" office:value-type="string" office:string-value="HDF5_File/KDC6-14718_Inspirat. Body 1.0_001.h5" calcext:value-type="string">
            <text:p>HDF5_File/KDC6-14718_Inspirat. Body 1.0_001.h5</text:p>
          </table:table-cell>
          <table:table-cell office:value-type="float" office:value="290" calcext:value-type="float">
            <text:p>290</text:p>
          </table:table-cell>
          <table:table-cell office:value-type="float" office:value="658" calcext:value-type="float">
            <text:p>658</text:p>
          </table:table-cell>
          <table:table-cell office:value-type="float" office:value="334" calcext:value-type="float">
            <text:p>334</text:p>
          </table:table-cell>
          <table:table-cell office:value-type="float" office:value="702" calcext:value-type="float">
            <text:p>702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4718_Inspirat. Body 1.0_001</text:p>
          </table:table-cell>
          <table:table-cell table:formula="of:=[.A101]&amp;&quot;.h5&quot;" office:value-type="string" office:string-value="HDF5_File/KDC6-14718_Inspirat. Body 1.0_001.h5" calcext:value-type="string">
            <text:p>HDF5_File/KDC6-14718_Inspirat. Body 1.0_001.h5</text:p>
          </table:table-cell>
          <table:table-cell office:value-type="float" office:value="194" calcext:value-type="float">
            <text:p>194</text:p>
          </table:table-cell>
          <table:table-cell office:value-type="float" office:value="220" calcext:value-type="float">
            <text:p>220</text:p>
          </table:table-cell>
          <table:table-cell office:value-type="float" office:value="258" calcext:value-type="float">
            <text:p>258</text:p>
          </table:table-cell>
          <table:table-cell office:value-type="float" office:value="284" calcext:value-type="float">
            <text:p>284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4718_Inspirat. Body 1.0_002</text:p>
          </table:table-cell>
          <table:table-cell table:formula="of:=[.A102]&amp;&quot;.h5&quot;" office:value-type="string" office:string-value="HDF5_File/KDC6-14718_Inspirat. Body 1.0_002.h5" calcext:value-type="string">
            <text:p>HDF5_File/KDC6-14718_Inspirat. Body 1.0_002.h5</text:p>
          </table:table-cell>
          <table:table-cell office:value-type="float" office:value="304" calcext:value-type="float">
            <text:p>304</text:p>
          </table:table-cell>
          <table:table-cell office:value-type="float" office:value="106" calcext:value-type="float">
            <text:p>106</text:p>
          </table:table-cell>
          <table:table-cell office:value-type="float" office:value="488" calcext:value-type="float">
            <text:p>488</text:p>
          </table:table-cell>
          <table:table-cell office:value-type="float" office:value="290" calcext:value-type="float">
            <text:p>29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4718_Inspirat. Body 1.0_002</text:p>
          </table:table-cell>
          <table:table-cell table:formula="of:=[.A103]&amp;&quot;.h5&quot;" office:value-type="string" office:string-value="HDF5_File/KDC6-14718_Inspirat. Body 1.0_002.h5" calcext:value-type="string">
            <text:p>HDF5_File/KDC6-14718_Inspirat. Body 1.0_002.h5</text:p>
          </table:table-cell>
          <table:table-cell office:value-type="float" office:value="290" calcext:value-type="float">
            <text:p>290</text:p>
          </table:table-cell>
          <table:table-cell office:value-type="float" office:value="658" calcext:value-type="float">
            <text:p>658</text:p>
          </table:table-cell>
          <table:table-cell office:value-type="float" office:value="334" calcext:value-type="float">
            <text:p>334</text:p>
          </table:table-cell>
          <table:table-cell office:value-type="float" office:value="702" calcext:value-type="float">
            <text:p>70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4718_Inspirat. Body 1.0_002</text:p>
          </table:table-cell>
          <table:table-cell table:formula="of:=[.A104]&amp;&quot;.h5&quot;" office:value-type="string" office:string-value="HDF5_File/KDC6-14718_Inspirat. Body 1.0_002.h5" calcext:value-type="string">
            <text:p>HDF5_File/KDC6-14718_Inspirat. Body 1.0_002.h5</text:p>
          </table:table-cell>
          <table:table-cell office:value-type="float" office:value="194" calcext:value-type="float">
            <text:p>194</text:p>
          </table:table-cell>
          <table:table-cell office:value-type="float" office:value="220" calcext:value-type="float">
            <text:p>220</text:p>
          </table:table-cell>
          <table:table-cell office:value-type="float" office:value="258" calcext:value-type="float">
            <text:p>258</text:p>
          </table:table-cell>
          <table:table-cell office:value-type="float" office:value="284" calcext:value-type="float">
            <text:p>28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4718_Inspirat. Body 1.0_005</text:p>
          </table:table-cell>
          <table:table-cell table:formula="of:=[.A105]&amp;&quot;.h5&quot;" office:value-type="string" office:string-value="HDF5_File/KDC6-14718_Inspirat. Body 1.0_005.h5" calcext:value-type="string">
            <text:p>HDF5_File/KDC6-14718_Inspirat. Body 1.0_005.h5</text:p>
          </table:table-cell>
          <table:table-cell office:value-type="float" office:value="460" calcext:value-type="float">
            <text:p>460</text:p>
          </table:table-cell>
          <table:table-cell office:value-type="float" office:value="184" calcext:value-type="float">
            <text:p>184</text:p>
          </table:table-cell>
          <table:table-cell office:value-type="float" office:value="492" calcext:value-type="float">
            <text:p>492</text:p>
          </table:table-cell>
          <table:table-cell office:value-type="float" office:value="216" calcext:value-type="float">
            <text:p>216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4718_Inspirat. Lung 1.0_001</text:p>
          </table:table-cell>
          <table:table-cell table:formula="of:=[.A106]&amp;&quot;.h5&quot;" office:value-type="string" office:string-value="HDF5_File/KDC6-14718_Inspirat. Lung 1.0_001.h5" calcext:value-type="string">
            <text:p>HDF5_File/KDC6-14718_Inspirat. Lung 1.0_001.h5</text:p>
          </table:table-cell>
          <table:table-cell office:value-type="float" office:value="288" calcext:value-type="float">
            <text:p>288</text:p>
          </table:table-cell>
          <table:table-cell office:value-type="float" office:value="658" calcext:value-type="float">
            <text:p>658</text:p>
          </table:table-cell>
          <table:table-cell office:value-type="float" office:value="332" calcext:value-type="float">
            <text:p>332</text:p>
          </table:table-cell>
          <table:table-cell office:value-type="float" office:value="702" calcext:value-type="float">
            <text:p>702</text:p>
          </table:table-cell>
          <table:table-cell office:value-type="float" office:value="-1" calcext:value-type="float">
            <text:p>-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4718_Inspirat. Lung 1.0_001</text:p>
          </table:table-cell>
          <table:table-cell table:formula="of:=[.A107]&amp;&quot;.h5&quot;" office:value-type="string" office:string-value="HDF5_File/KDC6-14718_Inspirat. Lung 1.0_001.h5" calcext:value-type="string">
            <text:p>HDF5_File/KDC6-14718_Inspirat. Lung 1.0_001.h5</text:p>
          </table:table-cell>
          <table:table-cell office:value-type="float" office:value="304" calcext:value-type="float">
            <text:p>304</text:p>
          </table:table-cell>
          <table:table-cell office:value-type="float" office:value="106" calcext:value-type="float">
            <text:p>106</text:p>
          </table:table-cell>
          <table:table-cell office:value-type="float" office:value="488" calcext:value-type="float">
            <text:p>488</text:p>
          </table:table-cell>
          <table:table-cell office:value-type="float" office:value="290" calcext:value-type="float">
            <text:p>290</text:p>
          </table:table-cell>
          <table:table-cell office:value-type="float" office:value="-3" calcext:value-type="float">
            <text:p>-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4718_Inspirat. Lung 1.0_001</text:p>
          </table:table-cell>
          <table:table-cell table:formula="of:=[.A108]&amp;&quot;.h5&quot;" office:value-type="string" office:string-value="HDF5_File/KDC6-14718_Inspirat. Lung 1.0_001.h5" calcext:value-type="string">
            <text:p>HDF5_File/KDC6-14718_Inspirat. Lung 1.0_001.h5</text:p>
          </table:table-cell>
          <table:table-cell office:value-type="float" office:value="290" calcext:value-type="float">
            <text:p>290</text:p>
          </table:table-cell>
          <table:table-cell office:value-type="float" office:value="658" calcext:value-type="float">
            <text:p>658</text:p>
          </table:table-cell>
          <table:table-cell office:value-type="float" office:value="334" calcext:value-type="float">
            <text:p>334</text:p>
          </table:table-cell>
          <table:table-cell office:value-type="float" office:value="702" calcext:value-type="float">
            <text:p>702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4718_Inspirat. Lung 1.0_001</text:p>
          </table:table-cell>
          <table:table-cell table:formula="of:=[.A109]&amp;&quot;.h5&quot;" office:value-type="string" office:string-value="HDF5_File/KDC6-14718_Inspirat. Lung 1.0_001.h5" calcext:value-type="string">
            <text:p>HDF5_File/KDC6-14718_Inspirat. Lung 1.0_001.h5</text:p>
          </table:table-cell>
          <table:table-cell office:value-type="float" office:value="194" calcext:value-type="float">
            <text:p>194</text:p>
          </table:table-cell>
          <table:table-cell office:value-type="float" office:value="220" calcext:value-type="float">
            <text:p>220</text:p>
          </table:table-cell>
          <table:table-cell office:value-type="float" office:value="258" calcext:value-type="float">
            <text:p>258</text:p>
          </table:table-cell>
          <table:table-cell office:value-type="float" office:value="284" calcext:value-type="float">
            <text:p>284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4718_Inspirat. Lung 1.0_002</text:p>
          </table:table-cell>
          <table:table-cell table:formula="of:=[.A110]&amp;&quot;.h5&quot;" office:value-type="string" office:string-value="HDF5_File/KDC6-14718_Inspirat. Lung 1.0_002.h5" calcext:value-type="string">
            <text:p>HDF5_File/KDC6-14718_Inspirat. Lung 1.0_002.h5</text:p>
          </table:table-cell>
          <table:table-cell office:value-type="float" office:value="304" calcext:value-type="float">
            <text:p>304</text:p>
          </table:table-cell>
          <table:table-cell office:value-type="float" office:value="106" calcext:value-type="float">
            <text:p>106</text:p>
          </table:table-cell>
          <table:table-cell office:value-type="float" office:value="488" calcext:value-type="float">
            <text:p>488</text:p>
          </table:table-cell>
          <table:table-cell office:value-type="float" office:value="290" calcext:value-type="float">
            <text:p>29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4718_Inspirat. Lung 1.0_002</text:p>
          </table:table-cell>
          <table:table-cell table:formula="of:=[.A111]&amp;&quot;.h5&quot;" office:value-type="string" office:string-value="HDF5_File/KDC6-14718_Inspirat. Lung 1.0_002.h5" calcext:value-type="string">
            <text:p>HDF5_File/KDC6-14718_Inspirat. Lung 1.0_002.h5</text:p>
          </table:table-cell>
          <table:table-cell office:value-type="float" office:value="290" calcext:value-type="float">
            <text:p>290</text:p>
          </table:table-cell>
          <table:table-cell office:value-type="float" office:value="658" calcext:value-type="float">
            <text:p>658</text:p>
          </table:table-cell>
          <table:table-cell office:value-type="float" office:value="334" calcext:value-type="float">
            <text:p>334</text:p>
          </table:table-cell>
          <table:table-cell office:value-type="float" office:value="702" calcext:value-type="float">
            <text:p>70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4718_Inspirat. Lung 1.0_002</text:p>
          </table:table-cell>
          <table:table-cell table:formula="of:=[.A112]&amp;&quot;.h5&quot;" office:value-type="string" office:string-value="HDF5_File/KDC6-14718_Inspirat. Lung 1.0_002.h5" calcext:value-type="string">
            <text:p>HDF5_File/KDC6-14718_Inspirat. Lung 1.0_002.h5</text:p>
          </table:table-cell>
          <table:table-cell office:value-type="float" office:value="194" calcext:value-type="float">
            <text:p>194</text:p>
          </table:table-cell>
          <table:table-cell office:value-type="float" office:value="220" calcext:value-type="float">
            <text:p>220</text:p>
          </table:table-cell>
          <table:table-cell office:value-type="float" office:value="258" calcext:value-type="float">
            <text:p>258</text:p>
          </table:table-cell>
          <table:table-cell office:value-type="float" office:value="284" calcext:value-type="float">
            <text:p>28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4718_Inspirat. Lung 1.0_005</text:p>
          </table:table-cell>
          <table:table-cell table:formula="of:=[.A113]&amp;&quot;.h5&quot;" office:value-type="string" office:string-value="HDF5_File/KDC6-14718_Inspirat. Lung 1.0_005.h5" calcext:value-type="string">
            <text:p>HDF5_File/KDC6-14718_Inspirat. Lung 1.0_005.h5</text:p>
          </table:table-cell>
          <table:table-cell office:value-type="float" office:value="460" calcext:value-type="float">
            <text:p>460</text:p>
          </table:table-cell>
          <table:table-cell office:value-type="float" office:value="184" calcext:value-type="float">
            <text:p>184</text:p>
          </table:table-cell>
          <table:table-cell office:value-type="float" office:value="492" calcext:value-type="float">
            <text:p>492</text:p>
          </table:table-cell>
          <table:table-cell office:value-type="float" office:value="216" calcext:value-type="float">
            <text:p>216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4949_Inspirat. Body 1.0_002</text:p>
          </table:table-cell>
          <table:table-cell table:formula="of:=[.A114]&amp;&quot;.h5&quot;" office:value-type="string" office:string-value="HDF5_File/KDC6-14949_Inspirat. Body 1.0_002.h5" calcext:value-type="string">
            <text:p>HDF5_File/KDC6-14949_Inspirat. Body 1.0_002.h5</text:p>
          </table:table-cell>
          <table:table-cell office:value-type="float" office:value="334" calcext:value-type="float">
            <text:p>334</text:p>
          </table:table-cell>
          <table:table-cell office:value-type="float" office:value="630" calcext:value-type="float">
            <text:p>630</text:p>
          </table:table-cell>
          <table:table-cell office:value-type="float" office:value="398" calcext:value-type="float">
            <text:p>398</text:p>
          </table:table-cell>
          <table:table-cell office:value-type="float" office:value="694" calcext:value-type="float">
            <text:p>694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4949_Inspirat. Body 1.0_003</text:p>
          </table:table-cell>
          <table:table-cell table:formula="of:=[.A115]&amp;&quot;.h5&quot;" office:value-type="string" office:string-value="HDF5_File/KDC6-14949_Inspirat. Body 1.0_003.h5" calcext:value-type="string">
            <text:p>HDF5_File/KDC6-14949_Inspirat. Body 1.0_003.h5</text:p>
          </table:table-cell>
          <table:table-cell office:value-type="float" office:value="334" calcext:value-type="float">
            <text:p>334</text:p>
          </table:table-cell>
          <table:table-cell office:value-type="float" office:value="630" calcext:value-type="float">
            <text:p>630</text:p>
          </table:table-cell>
          <table:table-cell office:value-type="float" office:value="398" calcext:value-type="float">
            <text:p>398</text:p>
          </table:table-cell>
          <table:table-cell office:value-type="float" office:value="694" calcext:value-type="float">
            <text:p>69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4949_Inspirat. Body 1.0_003</text:p>
          </table:table-cell>
          <table:table-cell table:formula="of:=[.A116]&amp;&quot;.h5&quot;" office:value-type="string" office:string-value="HDF5_File/KDC6-14949_Inspirat. Body 1.0_003.h5" calcext:value-type="string">
            <text:p>HDF5_File/KDC6-14949_Inspirat. Body 1.0_003.h5</text:p>
          </table:table-cell>
          <table:table-cell office:value-type="float" office:value="420" calcext:value-type="float">
            <text:p>420</text:p>
          </table:table-cell>
          <table:table-cell office:value-type="float" office:value="612" calcext:value-type="float">
            <text:p>612</text:p>
          </table:table-cell>
          <table:table-cell office:value-type="float" office:value="452" calcext:value-type="float">
            <text:p>452</text:p>
          </table:table-cell>
          <table:table-cell office:value-type="float" office:value="644" calcext:value-type="float">
            <text:p>644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4949_Inspirat. Body 1.0_004</text:p>
          </table:table-cell>
          <table:table-cell table:formula="of:=[.A117]&amp;&quot;.h5&quot;" office:value-type="string" office:string-value="HDF5_File/KDC6-14949_Inspirat. Body 1.0_004.h5" calcext:value-type="string">
            <text:p>HDF5_File/KDC6-14949_Inspirat. Body 1.0_004.h5</text:p>
          </table:table-cell>
          <table:table-cell office:value-type="float" office:value="420" calcext:value-type="float">
            <text:p>420</text:p>
          </table:table-cell>
          <table:table-cell office:value-type="float" office:value="612" calcext:value-type="float">
            <text:p>612</text:p>
          </table:table-cell>
          <table:table-cell office:value-type="float" office:value="452" calcext:value-type="float">
            <text:p>452</text:p>
          </table:table-cell>
          <table:table-cell office:value-type="float" office:value="644" calcext:value-type="float">
            <text:p>64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4949_Inspirat. Lung 1.0_002</text:p>
          </table:table-cell>
          <table:table-cell table:formula="of:=[.A118]&amp;&quot;.h5&quot;" office:value-type="string" office:string-value="HDF5_File/KDC6-14949_Inspirat. Lung 1.0_002.h5" calcext:value-type="string">
            <text:p>HDF5_File/KDC6-14949_Inspirat. Lung 1.0_002.h5</text:p>
          </table:table-cell>
          <table:table-cell office:value-type="float" office:value="334" calcext:value-type="float">
            <text:p>334</text:p>
          </table:table-cell>
          <table:table-cell office:value-type="float" office:value="630" calcext:value-type="float">
            <text:p>630</text:p>
          </table:table-cell>
          <table:table-cell office:value-type="float" office:value="398" calcext:value-type="float">
            <text:p>398</text:p>
          </table:table-cell>
          <table:table-cell office:value-type="float" office:value="694" calcext:value-type="float">
            <text:p>694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4949_Inspirat. Lung 1.0_003</text:p>
          </table:table-cell>
          <table:table-cell table:formula="of:=[.A119]&amp;&quot;.h5&quot;" office:value-type="string" office:string-value="HDF5_File/KDC6-14949_Inspirat. Lung 1.0_003.h5" calcext:value-type="string">
            <text:p>HDF5_File/KDC6-14949_Inspirat. Lung 1.0_003.h5</text:p>
          </table:table-cell>
          <table:table-cell office:value-type="float" office:value="334" calcext:value-type="float">
            <text:p>334</text:p>
          </table:table-cell>
          <table:table-cell office:value-type="float" office:value="630" calcext:value-type="float">
            <text:p>630</text:p>
          </table:table-cell>
          <table:table-cell office:value-type="float" office:value="398" calcext:value-type="float">
            <text:p>398</text:p>
          </table:table-cell>
          <table:table-cell office:value-type="float" office:value="694" calcext:value-type="float">
            <text:p>69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4949_Inspirat. Lung 1.0_003</text:p>
          </table:table-cell>
          <table:table-cell table:formula="of:=[.A120]&amp;&quot;.h5&quot;" office:value-type="string" office:string-value="HDF5_File/KDC6-14949_Inspirat. Lung 1.0_003.h5" calcext:value-type="string">
            <text:p>HDF5_File/KDC6-14949_Inspirat. Lung 1.0_003.h5</text:p>
          </table:table-cell>
          <table:table-cell office:value-type="float" office:value="420" calcext:value-type="float">
            <text:p>420</text:p>
          </table:table-cell>
          <table:table-cell office:value-type="float" office:value="612" calcext:value-type="float">
            <text:p>612</text:p>
          </table:table-cell>
          <table:table-cell office:value-type="float" office:value="452" calcext:value-type="float">
            <text:p>452</text:p>
          </table:table-cell>
          <table:table-cell office:value-type="float" office:value="644" calcext:value-type="float">
            <text:p>644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4949_Inspirat. Lung 1.0_004</text:p>
          </table:table-cell>
          <table:table-cell table:formula="of:=[.A121]&amp;&quot;.h5&quot;" office:value-type="string" office:string-value="HDF5_File/KDC6-14949_Inspirat. Lung 1.0_004.h5" calcext:value-type="string">
            <text:p>HDF5_File/KDC6-14949_Inspirat. Lung 1.0_004.h5</text:p>
          </table:table-cell>
          <table:table-cell office:value-type="float" office:value="420" calcext:value-type="float">
            <text:p>420</text:p>
          </table:table-cell>
          <table:table-cell office:value-type="float" office:value="612" calcext:value-type="float">
            <text:p>612</text:p>
          </table:table-cell>
          <table:table-cell office:value-type="float" office:value="452" calcext:value-type="float">
            <text:p>452</text:p>
          </table:table-cell>
          <table:table-cell office:value-type="float" office:value="644" calcext:value-type="float">
            <text:p>64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5113_Inspirat. Body 1.0_007</text:p>
          </table:table-cell>
          <table:table-cell table:formula="of:=[.A122]&amp;&quot;.h5&quot;" office:value-type="string" office:string-value="HDF5_File/KDC6-15113_Inspirat. Body 1.0_007.h5" calcext:value-type="string">
            <text:p>HDF5_File/KDC6-15113_Inspirat. Body 1.0_007.h5</text:p>
          </table:table-cell>
          <table:table-cell office:value-type="float" office:value="240" calcext:value-type="float">
            <text:p>240</text:p>
          </table:table-cell>
          <table:table-cell office:value-type="float" office:value="498" calcext:value-type="float">
            <text:p>498</text:p>
          </table:table-cell>
          <table:table-cell office:value-type="float" office:value="340" calcext:value-type="float">
            <text:p>340</text:p>
          </table:table-cell>
          <table:table-cell office:value-type="float" office:value="598" calcext:value-type="float">
            <text:p>598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5113_Inspirat. Body 1.0_008</text:p>
          </table:table-cell>
          <table:table-cell table:formula="of:=[.A123]&amp;&quot;.h5&quot;" office:value-type="string" office:string-value="HDF5_File/KDC6-15113_Inspirat. Body 1.0_008.h5" calcext:value-type="string">
            <text:p>HDF5_File/KDC6-15113_Inspirat. Body 1.0_008.h5</text:p>
          </table:table-cell>
          <table:table-cell office:value-type="float" office:value="240" calcext:value-type="float">
            <text:p>240</text:p>
          </table:table-cell>
          <table:table-cell office:value-type="float" office:value="498" calcext:value-type="float">
            <text:p>498</text:p>
          </table:table-cell>
          <table:table-cell office:value-type="float" office:value="340" calcext:value-type="float">
            <text:p>340</text:p>
          </table:table-cell>
          <table:table-cell office:value-type="float" office:value="598" calcext:value-type="float">
            <text:p>598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5113_Inspirat. Lung 1.0_007</text:p>
          </table:table-cell>
          <table:table-cell table:formula="of:=[.A124]&amp;&quot;.h5&quot;" office:value-type="string" office:string-value="HDF5_File/KDC6-15113_Inspirat. Lung 1.0_007.h5" calcext:value-type="string">
            <text:p>HDF5_File/KDC6-15113_Inspirat. Lung 1.0_007.h5</text:p>
          </table:table-cell>
          <table:table-cell office:value-type="float" office:value="240" calcext:value-type="float">
            <text:p>240</text:p>
          </table:table-cell>
          <table:table-cell office:value-type="float" office:value="498" calcext:value-type="float">
            <text:p>498</text:p>
          </table:table-cell>
          <table:table-cell office:value-type="float" office:value="340" calcext:value-type="float">
            <text:p>340</text:p>
          </table:table-cell>
          <table:table-cell office:value-type="float" office:value="598" calcext:value-type="float">
            <text:p>598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5113_Inspirat. Lung 1.0_008</text:p>
          </table:table-cell>
          <table:table-cell table:formula="of:=[.A125]&amp;&quot;.h5&quot;" office:value-type="string" office:string-value="HDF5_File/KDC6-15113_Inspirat. Lung 1.0_008.h5" calcext:value-type="string">
            <text:p>HDF5_File/KDC6-15113_Inspirat. Lung 1.0_008.h5</text:p>
          </table:table-cell>
          <table:table-cell office:value-type="float" office:value="240" calcext:value-type="float">
            <text:p>240</text:p>
          </table:table-cell>
          <table:table-cell office:value-type="float" office:value="498" calcext:value-type="float">
            <text:p>498</text:p>
          </table:table-cell>
          <table:table-cell office:value-type="float" office:value="340" calcext:value-type="float">
            <text:p>340</text:p>
          </table:table-cell>
          <table:table-cell office:value-type="float" office:value="598" calcext:value-type="float">
            <text:p>598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5116_Inspirat. Body 1.0_001</text:p>
          </table:table-cell>
          <table:table-cell table:formula="of:=[.A126]&amp;&quot;.h5&quot;" office:value-type="string" office:string-value="HDF5_File/KDC6-15116_Inspirat. Body 1.0_001.h5" calcext:value-type="string">
            <text:p>HDF5_File/KDC6-15116_Inspirat. Body 1.0_001.h5</text:p>
          </table:table-cell>
          <table:table-cell office:value-type="float" office:value="638" calcext:value-type="float">
            <text:p>638</text:p>
          </table:table-cell>
          <table:table-cell office:value-type="float" office:value="600" calcext:value-type="float">
            <text:p>600</text:p>
          </table:table-cell>
          <table:table-cell office:value-type="float" office:value="674" calcext:value-type="float">
            <text:p>674</text:p>
          </table:table-cell>
          <table:table-cell office:value-type="float" office:value="636" calcext:value-type="float">
            <text:p>636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5116_Inspirat. Body 1.0_002</text:p>
          </table:table-cell>
          <table:table-cell table:formula="of:=[.A127]&amp;&quot;.h5&quot;" office:value-type="string" office:string-value="HDF5_File/KDC6-15116_Inspirat. Body 1.0_002.h5" calcext:value-type="string">
            <text:p>HDF5_File/KDC6-15116_Inspirat. Body 1.0_002.h5</text:p>
          </table:table-cell>
          <table:table-cell office:value-type="float" office:value="638" calcext:value-type="float">
            <text:p>638</text:p>
          </table:table-cell>
          <table:table-cell office:value-type="float" office:value="600" calcext:value-type="float">
            <text:p>600</text:p>
          </table:table-cell>
          <table:table-cell office:value-type="float" office:value="674" calcext:value-type="float">
            <text:p>674</text:p>
          </table:table-cell>
          <table:table-cell office:value-type="float" office:value="636" calcext:value-type="float">
            <text:p>636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5116_Inspirat. Lung 1.0_001</text:p>
          </table:table-cell>
          <table:table-cell table:formula="of:=[.A128]&amp;&quot;.h5&quot;" office:value-type="string" office:string-value="HDF5_File/KDC6-15116_Inspirat. Lung 1.0_001.h5" calcext:value-type="string">
            <text:p>HDF5_File/KDC6-15116_Inspirat. Lung 1.0_001.h5</text:p>
          </table:table-cell>
          <table:table-cell office:value-type="float" office:value="638" calcext:value-type="float">
            <text:p>638</text:p>
          </table:table-cell>
          <table:table-cell office:value-type="float" office:value="600" calcext:value-type="float">
            <text:p>600</text:p>
          </table:table-cell>
          <table:table-cell office:value-type="float" office:value="674" calcext:value-type="float">
            <text:p>674</text:p>
          </table:table-cell>
          <table:table-cell office:value-type="float" office:value="636" calcext:value-type="float">
            <text:p>636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5116_Inspirat. Lung 1.0_002</text:p>
          </table:table-cell>
          <table:table-cell table:formula="of:=[.A129]&amp;&quot;.h5&quot;" office:value-type="string" office:string-value="HDF5_File/KDC6-15116_Inspirat. Lung 1.0_002.h5" calcext:value-type="string">
            <text:p>HDF5_File/KDC6-15116_Inspirat. Lung 1.0_002.h5</text:p>
          </table:table-cell>
          <table:table-cell office:value-type="float" office:value="638" calcext:value-type="float">
            <text:p>638</text:p>
          </table:table-cell>
          <table:table-cell office:value-type="float" office:value="600" calcext:value-type="float">
            <text:p>600</text:p>
          </table:table-cell>
          <table:table-cell office:value-type="float" office:value="674" calcext:value-type="float">
            <text:p>674</text:p>
          </table:table-cell>
          <table:table-cell office:value-type="float" office:value="636" calcext:value-type="float">
            <text:p>636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5632_Inspirat. Body 1.0_001</text:p>
          </table:table-cell>
          <table:table-cell table:formula="of:=[.A130]&amp;&quot;.h5&quot;" office:value-type="string" office:string-value="HDF5_File/KDC6-15632_Inspirat. Body 1.0_001.h5" calcext:value-type="string">
            <text:p>HDF5_File/KDC6-15632_Inspirat. Body 1.0_001.h5</text:p>
          </table:table-cell>
          <table:table-cell office:value-type="float" office:value="634" calcext:value-type="float">
            <text:p>634</text:p>
          </table:table-cell>
          <table:table-cell office:value-type="float" office:value="602" calcext:value-type="float">
            <text:p>602</text:p>
          </table:table-cell>
          <table:table-cell office:value-type="float" office:value="678" calcext:value-type="float">
            <text:p>678</text:p>
          </table:table-cell>
          <table:table-cell office:value-type="float" office:value="646" calcext:value-type="float">
            <text:p>646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5632_Inspirat. Body 1.0_001</text:p>
          </table:table-cell>
          <table:table-cell table:formula="of:=[.A131]&amp;&quot;.h5&quot;" office:value-type="string" office:string-value="HDF5_File/KDC6-15632_Inspirat. Body 1.0_001.h5" calcext:value-type="string">
            <text:p>HDF5_File/KDC6-15632_Inspirat. Body 1.0_001.h5</text:p>
          </table:table-cell>
          <table:table-cell office:value-type="float" office:value="672" calcext:value-type="float">
            <text:p>672</text:p>
          </table:table-cell>
          <table:table-cell office:value-type="float" office:value="554" calcext:value-type="float">
            <text:p>554</text:p>
          </table:table-cell>
          <table:table-cell office:value-type="float" office:value="724" calcext:value-type="float">
            <text:p>724</text:p>
          </table:table-cell>
          <table:table-cell office:value-type="float" office:value="606" calcext:value-type="float">
            <text:p>606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5632_Inspirat. Body 1.0_002</text:p>
          </table:table-cell>
          <table:table-cell table:formula="of:=[.A132]&amp;&quot;.h5&quot;" office:value-type="string" office:string-value="HDF5_File/KDC6-15632_Inspirat. Body 1.0_002.h5" calcext:value-type="string">
            <text:p>HDF5_File/KDC6-15632_Inspirat. Body 1.0_002.h5</text:p>
          </table:table-cell>
          <table:table-cell office:value-type="float" office:value="672" calcext:value-type="float">
            <text:p>672</text:p>
          </table:table-cell>
          <table:table-cell office:value-type="float" office:value="554" calcext:value-type="float">
            <text:p>554</text:p>
          </table:table-cell>
          <table:table-cell office:value-type="float" office:value="724" calcext:value-type="float">
            <text:p>724</text:p>
          </table:table-cell>
          <table:table-cell office:value-type="float" office:value="606" calcext:value-type="float">
            <text:p>60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5632_Inspirat. Body 1.0_002</text:p>
          </table:table-cell>
          <table:table-cell table:formula="of:=[.A133]&amp;&quot;.h5&quot;" office:value-type="string" office:string-value="HDF5_File/KDC6-15632_Inspirat. Body 1.0_002.h5" calcext:value-type="string">
            <text:p>HDF5_File/KDC6-15632_Inspirat. Body 1.0_002.h5</text:p>
          </table:table-cell>
          <table:table-cell office:value-type="float" office:value="304" calcext:value-type="float">
            <text:p>304</text:p>
          </table:table-cell>
          <table:table-cell office:value-type="float" office:value="638" calcext:value-type="float">
            <text:p>638</text:p>
          </table:table-cell>
          <table:table-cell office:value-type="float" office:value="340" calcext:value-type="float">
            <text:p>340</text:p>
          </table:table-cell>
          <table:table-cell office:value-type="float" office:value="674" calcext:value-type="float">
            <text:p>674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5632_Inspirat. Body 1.0_002</text:p>
          </table:table-cell>
          <table:table-cell table:formula="of:=[.A134]&amp;&quot;.h5&quot;" office:value-type="string" office:string-value="HDF5_File/KDC6-15632_Inspirat. Body 1.0_002.h5" calcext:value-type="string">
            <text:p>HDF5_File/KDC6-15632_Inspirat. Body 1.0_002.h5</text:p>
          </table:table-cell>
          <table:table-cell office:value-type="float" office:value="632" calcext:value-type="float">
            <text:p>632</text:p>
          </table:table-cell>
          <table:table-cell office:value-type="float" office:value="672" calcext:value-type="float">
            <text:p>672</text:p>
          </table:table-cell>
          <table:table-cell office:value-type="float" office:value="692" calcext:value-type="float">
            <text:p>692</text:p>
          </table:table-cell>
          <table:table-cell office:value-type="float" office:value="732" calcext:value-type="float">
            <text:p>732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5632_Inspirat. Body 1.0_002</text:p>
          </table:table-cell>
          <table:table-cell table:formula="of:=[.A135]&amp;&quot;.h5&quot;" office:value-type="string" office:string-value="HDF5_File/KDC6-15632_Inspirat. Body 1.0_002.h5" calcext:value-type="string">
            <text:p>HDF5_File/KDC6-15632_Inspirat. Body 1.0_002.h5</text:p>
          </table:table-cell>
          <table:table-cell office:value-type="float" office:value="702" calcext:value-type="float">
            <text:p>702</text:p>
          </table:table-cell>
          <table:table-cell office:value-type="float" office:value="666" calcext:value-type="float">
            <text:p>666</text:p>
          </table:table-cell>
          <table:table-cell office:value-type="float" office:value="738" calcext:value-type="float">
            <text:p>738</text:p>
          </table:table-cell>
          <table:table-cell office:value-type="float" office:value="702" calcext:value-type="float">
            <text:p>702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5632_Inspirat. Body 1.0_003</text:p>
          </table:table-cell>
          <table:table-cell table:formula="of:=[.A136]&amp;&quot;.h5&quot;" office:value-type="string" office:string-value="HDF5_File/KDC6-15632_Inspirat. Body 1.0_003.h5" calcext:value-type="string">
            <text:p>HDF5_File/KDC6-15632_Inspirat. Body 1.0_003.h5</text:p>
          </table:table-cell>
          <table:table-cell office:value-type="float" office:value="644" calcext:value-type="float">
            <text:p>644</text:p>
          </table:table-cell>
          <table:table-cell office:value-type="float" office:value="606" calcext:value-type="float">
            <text:p>606</text:p>
          </table:table-cell>
          <table:table-cell office:value-type="float" office:value="676" calcext:value-type="float">
            <text:p>676</text:p>
          </table:table-cell>
          <table:table-cell office:value-type="float" office:value="638" calcext:value-type="float">
            <text:p>638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5632_Inspirat. Body 1.0_003</text:p>
          </table:table-cell>
          <table:table-cell table:formula="of:=[.A137]&amp;&quot;.h5&quot;" office:value-type="string" office:string-value="HDF5_File/KDC6-15632_Inspirat. Body 1.0_003.h5" calcext:value-type="string">
            <text:p>HDF5_File/KDC6-15632_Inspirat. Body 1.0_003.h5</text:p>
          </table:table-cell>
          <table:table-cell office:value-type="float" office:value="132" calcext:value-type="float">
            <text:p>132</text:p>
          </table:table-cell>
          <table:table-cell office:value-type="float" office:value="310" calcext:value-type="float">
            <text:p>310</text:p>
          </table:table-cell>
          <table:table-cell office:value-type="float" office:value="248" calcext:value-type="float">
            <text:p>248</text:p>
          </table:table-cell>
          <table:table-cell office:value-type="float" office:value="426" calcext:value-type="float">
            <text:p>426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5632_Inspirat. Body 1.0_004</text:p>
          </table:table-cell>
          <table:table-cell table:formula="of:=[.A138]&amp;&quot;.h5&quot;" office:value-type="string" office:string-value="HDF5_File/KDC6-15632_Inspirat. Body 1.0_004.h5" calcext:value-type="string">
            <text:p>HDF5_File/KDC6-15632_Inspirat. Body 1.0_004.h5</text:p>
          </table:table-cell>
          <table:table-cell office:value-type="float" office:value="644" calcext:value-type="float">
            <text:p>644</text:p>
          </table:table-cell>
          <table:table-cell office:value-type="float" office:value="606" calcext:value-type="float">
            <text:p>606</text:p>
          </table:table-cell>
          <table:table-cell office:value-type="float" office:value="676" calcext:value-type="float">
            <text:p>676</text:p>
          </table:table-cell>
          <table:table-cell office:value-type="float" office:value="638" calcext:value-type="float">
            <text:p>6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5632_Inspirat. Body 1.0_004</text:p>
          </table:table-cell>
          <table:table-cell table:formula="of:=[.A139]&amp;&quot;.h5&quot;" office:value-type="string" office:string-value="HDF5_File/KDC6-15632_Inspirat. Body 1.0_004.h5" calcext:value-type="string">
            <text:p>HDF5_File/KDC6-15632_Inspirat. Body 1.0_004.h5</text:p>
          </table:table-cell>
          <table:table-cell office:value-type="float" office:value="132" calcext:value-type="float">
            <text:p>132</text:p>
          </table:table-cell>
          <table:table-cell office:value-type="float" office:value="310" calcext:value-type="float">
            <text:p>310</text:p>
          </table:table-cell>
          <table:table-cell office:value-type="float" office:value="248" calcext:value-type="float">
            <text:p>248</text:p>
          </table:table-cell>
          <table:table-cell office:value-type="float" office:value="426" calcext:value-type="float">
            <text:p>426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5632_Inspirat. Body 1.0_004</text:p>
          </table:table-cell>
          <table:table-cell table:formula="of:=[.A140]&amp;&quot;.h5&quot;" office:value-type="string" office:string-value="HDF5_File/KDC6-15632_Inspirat. Body 1.0_004.h5" calcext:value-type="string">
            <text:p>HDF5_File/KDC6-15632_Inspirat. Body 1.0_004.h5</text:p>
          </table:table-cell>
          <table:table-cell office:value-type="float" office:value="232" calcext:value-type="float">
            <text:p>232</text:p>
          </table:table-cell>
          <table:table-cell office:value-type="float" office:value="394" calcext:value-type="float">
            <text:p>394</text:p>
          </table:table-cell>
          <table:table-cell office:value-type="float" office:value="284" calcext:value-type="float">
            <text:p>284</text:p>
          </table:table-cell>
          <table:table-cell office:value-type="float" office:value="446" calcext:value-type="float">
            <text:p>446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5632_Inspirat. Body 1.0_005</text:p>
          </table:table-cell>
          <table:table-cell table:formula="of:=[.A141]&amp;&quot;.h5&quot;" office:value-type="string" office:string-value="HDF5_File/KDC6-15632_Inspirat. Body 1.0_005.h5" calcext:value-type="string">
            <text:p>HDF5_File/KDC6-15632_Inspirat. Body 1.0_005.h5</text:p>
          </table:table-cell>
          <table:table-cell office:value-type="float" office:value="316" calcext:value-type="float">
            <text:p>316</text:p>
          </table:table-cell>
          <table:table-cell office:value-type="float" office:value="436" calcext:value-type="float">
            <text:p>436</text:p>
          </table:table-cell>
          <table:table-cell office:value-type="float" office:value="408" calcext:value-type="float">
            <text:p>408</text:p>
          </table:table-cell>
          <table:table-cell office:value-type="float" office:value="528" calcext:value-type="float">
            <text:p>5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5632_Inspirat. Body 1.0_006</text:p>
          </table:table-cell>
          <table:table-cell table:formula="of:=[.A142]&amp;&quot;.h5&quot;" office:value-type="string" office:string-value="HDF5_File/KDC6-15632_Inspirat. Body 1.0_006.h5" calcext:value-type="string">
            <text:p>HDF5_File/KDC6-15632_Inspirat. Body 1.0_006.h5</text:p>
          </table:table-cell>
          <table:table-cell office:value-type="float" office:value="316" calcext:value-type="float">
            <text:p>316</text:p>
          </table:table-cell>
          <table:table-cell office:value-type="float" office:value="436" calcext:value-type="float">
            <text:p>436</text:p>
          </table:table-cell>
          <table:table-cell office:value-type="float" office:value="408" calcext:value-type="float">
            <text:p>408</text:p>
          </table:table-cell>
          <table:table-cell office:value-type="float" office:value="528" calcext:value-type="float">
            <text:p>52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5632_Inspirat. Lung 1.0_001</text:p>
          </table:table-cell>
          <table:table-cell table:formula="of:=[.A143]&amp;&quot;.h5&quot;" office:value-type="string" office:string-value="HDF5_File/KDC6-15632_Inspirat. Lung 1.0_001.h5" calcext:value-type="string">
            <text:p>HDF5_File/KDC6-15632_Inspirat. Lung 1.0_001.h5</text:p>
          </table:table-cell>
          <table:table-cell office:value-type="float" office:value="634" calcext:value-type="float">
            <text:p>634</text:p>
          </table:table-cell>
          <table:table-cell office:value-type="float" office:value="602" calcext:value-type="float">
            <text:p>602</text:p>
          </table:table-cell>
          <table:table-cell office:value-type="float" office:value="678" calcext:value-type="float">
            <text:p>678</text:p>
          </table:table-cell>
          <table:table-cell office:value-type="float" office:value="646" calcext:value-type="float">
            <text:p>646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5632_Inspirat. Lung 1.0_001</text:p>
          </table:table-cell>
          <table:table-cell table:formula="of:=[.A144]&amp;&quot;.h5&quot;" office:value-type="string" office:string-value="HDF5_File/KDC6-15632_Inspirat. Lung 1.0_001.h5" calcext:value-type="string">
            <text:p>HDF5_File/KDC6-15632_Inspirat. Lung 1.0_001.h5</text:p>
          </table:table-cell>
          <table:table-cell office:value-type="float" office:value="672" calcext:value-type="float">
            <text:p>672</text:p>
          </table:table-cell>
          <table:table-cell office:value-type="float" office:value="554" calcext:value-type="float">
            <text:p>554</text:p>
          </table:table-cell>
          <table:table-cell office:value-type="float" office:value="724" calcext:value-type="float">
            <text:p>724</text:p>
          </table:table-cell>
          <table:table-cell office:value-type="float" office:value="606" calcext:value-type="float">
            <text:p>606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5632_Inspirat. Lung 1.0_002</text:p>
          </table:table-cell>
          <table:table-cell table:formula="of:=[.A145]&amp;&quot;.h5&quot;" office:value-type="string" office:string-value="HDF5_File/KDC6-15632_Inspirat. Lung 1.0_002.h5" calcext:value-type="string">
            <text:p>HDF5_File/KDC6-15632_Inspirat. Lung 1.0_002.h5</text:p>
          </table:table-cell>
          <table:table-cell office:value-type="float" office:value="672" calcext:value-type="float">
            <text:p>672</text:p>
          </table:table-cell>
          <table:table-cell office:value-type="float" office:value="554" calcext:value-type="float">
            <text:p>554</text:p>
          </table:table-cell>
          <table:table-cell office:value-type="float" office:value="724" calcext:value-type="float">
            <text:p>724</text:p>
          </table:table-cell>
          <table:table-cell office:value-type="float" office:value="606" calcext:value-type="float">
            <text:p>60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5632_Inspirat. Lung 1.0_002</text:p>
          </table:table-cell>
          <table:table-cell table:formula="of:=[.A146]&amp;&quot;.h5&quot;" office:value-type="string" office:string-value="HDF5_File/KDC6-15632_Inspirat. Lung 1.0_002.h5" calcext:value-type="string">
            <text:p>HDF5_File/KDC6-15632_Inspirat. Lung 1.0_002.h5</text:p>
          </table:table-cell>
          <table:table-cell office:value-type="float" office:value="304" calcext:value-type="float">
            <text:p>304</text:p>
          </table:table-cell>
          <table:table-cell office:value-type="float" office:value="638" calcext:value-type="float">
            <text:p>638</text:p>
          </table:table-cell>
          <table:table-cell office:value-type="float" office:value="340" calcext:value-type="float">
            <text:p>340</text:p>
          </table:table-cell>
          <table:table-cell office:value-type="float" office:value="674" calcext:value-type="float">
            <text:p>674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5632_Inspirat. Lung 1.0_002</text:p>
          </table:table-cell>
          <table:table-cell table:formula="of:=[.A147]&amp;&quot;.h5&quot;" office:value-type="string" office:string-value="HDF5_File/KDC6-15632_Inspirat. Lung 1.0_002.h5" calcext:value-type="string">
            <text:p>HDF5_File/KDC6-15632_Inspirat. Lung 1.0_002.h5</text:p>
          </table:table-cell>
          <table:table-cell office:value-type="float" office:value="632" calcext:value-type="float">
            <text:p>632</text:p>
          </table:table-cell>
          <table:table-cell office:value-type="float" office:value="672" calcext:value-type="float">
            <text:p>672</text:p>
          </table:table-cell>
          <table:table-cell office:value-type="float" office:value="692" calcext:value-type="float">
            <text:p>692</text:p>
          </table:table-cell>
          <table:table-cell office:value-type="float" office:value="732" calcext:value-type="float">
            <text:p>732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5632_Inspirat. Lung 1.0_002</text:p>
          </table:table-cell>
          <table:table-cell table:formula="of:=[.A148]&amp;&quot;.h5&quot;" office:value-type="string" office:string-value="HDF5_File/KDC6-15632_Inspirat. Lung 1.0_002.h5" calcext:value-type="string">
            <text:p>HDF5_File/KDC6-15632_Inspirat. Lung 1.0_002.h5</text:p>
          </table:table-cell>
          <table:table-cell office:value-type="float" office:value="702" calcext:value-type="float">
            <text:p>702</text:p>
          </table:table-cell>
          <table:table-cell office:value-type="float" office:value="666" calcext:value-type="float">
            <text:p>666</text:p>
          </table:table-cell>
          <table:table-cell office:value-type="float" office:value="738" calcext:value-type="float">
            <text:p>738</text:p>
          </table:table-cell>
          <table:table-cell office:value-type="float" office:value="702" calcext:value-type="float">
            <text:p>702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5632_Inspirat. Lung 1.0_003</text:p>
          </table:table-cell>
          <table:table-cell table:formula="of:=[.A149]&amp;&quot;.h5&quot;" office:value-type="string" office:string-value="HDF5_File/KDC6-15632_Inspirat. Lung 1.0_003.h5" calcext:value-type="string">
            <text:p>HDF5_File/KDC6-15632_Inspirat. Lung 1.0_003.h5</text:p>
          </table:table-cell>
          <table:table-cell office:value-type="float" office:value="644" calcext:value-type="float">
            <text:p>644</text:p>
          </table:table-cell>
          <table:table-cell office:value-type="float" office:value="606" calcext:value-type="float">
            <text:p>606</text:p>
          </table:table-cell>
          <table:table-cell office:value-type="float" office:value="676" calcext:value-type="float">
            <text:p>676</text:p>
          </table:table-cell>
          <table:table-cell office:value-type="float" office:value="638" calcext:value-type="float">
            <text:p>638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5632_Inspirat. Lung 1.0_003</text:p>
          </table:table-cell>
          <table:table-cell table:formula="of:=[.A150]&amp;&quot;.h5&quot;" office:value-type="string" office:string-value="HDF5_File/KDC6-15632_Inspirat. Lung 1.0_003.h5" calcext:value-type="string">
            <text:p>HDF5_File/KDC6-15632_Inspirat. Lung 1.0_003.h5</text:p>
          </table:table-cell>
          <table:table-cell office:value-type="float" office:value="132" calcext:value-type="float">
            <text:p>132</text:p>
          </table:table-cell>
          <table:table-cell office:value-type="float" office:value="310" calcext:value-type="float">
            <text:p>310</text:p>
          </table:table-cell>
          <table:table-cell office:value-type="float" office:value="248" calcext:value-type="float">
            <text:p>248</text:p>
          </table:table-cell>
          <table:table-cell office:value-type="float" office:value="426" calcext:value-type="float">
            <text:p>426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5632_Inspirat. Lung 1.0_004</text:p>
          </table:table-cell>
          <table:table-cell table:formula="of:=[.A151]&amp;&quot;.h5&quot;" office:value-type="string" office:string-value="HDF5_File/KDC6-15632_Inspirat. Lung 1.0_004.h5" calcext:value-type="string">
            <text:p>HDF5_File/KDC6-15632_Inspirat. Lung 1.0_004.h5</text:p>
          </table:table-cell>
          <table:table-cell office:value-type="float" office:value="644" calcext:value-type="float">
            <text:p>644</text:p>
          </table:table-cell>
          <table:table-cell office:value-type="float" office:value="606" calcext:value-type="float">
            <text:p>606</text:p>
          </table:table-cell>
          <table:table-cell office:value-type="float" office:value="676" calcext:value-type="float">
            <text:p>676</text:p>
          </table:table-cell>
          <table:table-cell office:value-type="float" office:value="638" calcext:value-type="float">
            <text:p>6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5632_Inspirat. Lung 1.0_004</text:p>
          </table:table-cell>
          <table:table-cell table:formula="of:=[.A152]&amp;&quot;.h5&quot;" office:value-type="string" office:string-value="HDF5_File/KDC6-15632_Inspirat. Lung 1.0_004.h5" calcext:value-type="string">
            <text:p>HDF5_File/KDC6-15632_Inspirat. Lung 1.0_004.h5</text:p>
          </table:table-cell>
          <table:table-cell office:value-type="float" office:value="132" calcext:value-type="float">
            <text:p>132</text:p>
          </table:table-cell>
          <table:table-cell office:value-type="float" office:value="310" calcext:value-type="float">
            <text:p>310</text:p>
          </table:table-cell>
          <table:table-cell office:value-type="float" office:value="248" calcext:value-type="float">
            <text:p>248</text:p>
          </table:table-cell>
          <table:table-cell office:value-type="float" office:value="426" calcext:value-type="float">
            <text:p>426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5632_Inspirat. Lung 1.0_004</text:p>
          </table:table-cell>
          <table:table-cell table:formula="of:=[.A153]&amp;&quot;.h5&quot;" office:value-type="string" office:string-value="HDF5_File/KDC6-15632_Inspirat. Lung 1.0_004.h5" calcext:value-type="string">
            <text:p>HDF5_File/KDC6-15632_Inspirat. Lung 1.0_004.h5</text:p>
          </table:table-cell>
          <table:table-cell office:value-type="float" office:value="232" calcext:value-type="float">
            <text:p>232</text:p>
          </table:table-cell>
          <table:table-cell office:value-type="float" office:value="394" calcext:value-type="float">
            <text:p>394</text:p>
          </table:table-cell>
          <table:table-cell office:value-type="float" office:value="284" calcext:value-type="float">
            <text:p>284</text:p>
          </table:table-cell>
          <table:table-cell office:value-type="float" office:value="446" calcext:value-type="float">
            <text:p>446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5632_Inspirat. Lung 1.0_005</text:p>
          </table:table-cell>
          <table:table-cell table:formula="of:=[.A154]&amp;&quot;.h5&quot;" office:value-type="string" office:string-value="HDF5_File/KDC6-15632_Inspirat. Lung 1.0_005.h5" calcext:value-type="string">
            <text:p>HDF5_File/KDC6-15632_Inspirat. Lung 1.0_005.h5</text:p>
          </table:table-cell>
          <table:table-cell office:value-type="float" office:value="316" calcext:value-type="float">
            <text:p>316</text:p>
          </table:table-cell>
          <table:table-cell office:value-type="float" office:value="436" calcext:value-type="float">
            <text:p>436</text:p>
          </table:table-cell>
          <table:table-cell office:value-type="float" office:value="408" calcext:value-type="float">
            <text:p>408</text:p>
          </table:table-cell>
          <table:table-cell office:value-type="float" office:value="528" calcext:value-type="float">
            <text:p>5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5632_Inspirat. Lung 1.0_006</text:p>
          </table:table-cell>
          <table:table-cell table:formula="of:=[.A155]&amp;&quot;.h5&quot;" office:value-type="string" office:string-value="HDF5_File/KDC6-15632_Inspirat. Lung 1.0_006.h5" calcext:value-type="string">
            <text:p>HDF5_File/KDC6-15632_Inspirat. Lung 1.0_006.h5</text:p>
          </table:table-cell>
          <table:table-cell office:value-type="float" office:value="316" calcext:value-type="float">
            <text:p>316</text:p>
          </table:table-cell>
          <table:table-cell office:value-type="float" office:value="436" calcext:value-type="float">
            <text:p>436</text:p>
          </table:table-cell>
          <table:table-cell office:value-type="float" office:value="408" calcext:value-type="float">
            <text:p>408</text:p>
          </table:table-cell>
          <table:table-cell office:value-type="float" office:value="528" calcext:value-type="float">
            <text:p>52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5688_Inspirat. Body 1.0_007</text:p>
          </table:table-cell>
          <table:table-cell table:formula="of:=[.A156]&amp;&quot;.h5&quot;" office:value-type="string" office:string-value="HDF5_File/KDC6-15688_Inspirat. Body 1.0_007.h5" calcext:value-type="string">
            <text:p>HDF5_File/KDC6-15688_Inspirat. Body 1.0_007.h5</text:p>
          </table:table-cell>
          <table:table-cell office:value-type="float" office:value="112" calcext:value-type="float">
            <text:p>112</text:p>
          </table:table-cell>
          <table:table-cell office:value-type="float" office:value="194" calcext:value-type="float">
            <text:p>194</text:p>
          </table:table-cell>
          <table:table-cell office:value-type="float" office:value="160" calcext:value-type="float">
            <text:p>160</text:p>
          </table:table-cell>
          <table:table-cell office:value-type="float" office:value="242" calcext:value-type="float">
            <text:p>242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5688_Inspirat. Body 1.0_007</text:p>
          </table:table-cell>
          <table:table-cell table:formula="of:=[.A157]&amp;&quot;.h5&quot;" office:value-type="string" office:string-value="HDF5_File/KDC6-15688_Inspirat. Body 1.0_007.h5" calcext:value-type="string">
            <text:p>HDF5_File/KDC6-15688_Inspirat. Body 1.0_007.h5</text:p>
          </table:table-cell>
          <table:table-cell office:value-type="float" office:value="114" calcext:value-type="float">
            <text:p>114</text:p>
          </table:table-cell>
          <table:table-cell office:value-type="float" office:value="392" calcext:value-type="float">
            <text:p>392</text:p>
          </table:table-cell>
          <table:table-cell office:value-type="float" office:value="162" calcext:value-type="float">
            <text:p>162</text:p>
          </table:table-cell>
          <table:table-cell office:value-type="float" office:value="440" calcext:value-type="float">
            <text:p>440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5688_Inspirat. Lung 1.0_007</text:p>
          </table:table-cell>
          <table:table-cell table:formula="of:=[.A158]&amp;&quot;.h5&quot;" office:value-type="string" office:string-value="HDF5_File/KDC6-15688_Inspirat. Lung 1.0_007.h5" calcext:value-type="string">
            <text:p>HDF5_File/KDC6-15688_Inspirat. Lung 1.0_007.h5</text:p>
          </table:table-cell>
          <table:table-cell office:value-type="float" office:value="112" calcext:value-type="float">
            <text:p>112</text:p>
          </table:table-cell>
          <table:table-cell office:value-type="float" office:value="194" calcext:value-type="float">
            <text:p>194</text:p>
          </table:table-cell>
          <table:table-cell office:value-type="float" office:value="160" calcext:value-type="float">
            <text:p>160</text:p>
          </table:table-cell>
          <table:table-cell office:value-type="float" office:value="242" calcext:value-type="float">
            <text:p>242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5688_Inspirat. Lung 1.0_007</text:p>
          </table:table-cell>
          <table:table-cell table:formula="of:=[.A159]&amp;&quot;.h5&quot;" office:value-type="string" office:string-value="HDF5_File/KDC6-15688_Inspirat. Lung 1.0_007.h5" calcext:value-type="string">
            <text:p>HDF5_File/KDC6-15688_Inspirat. Lung 1.0_007.h5</text:p>
          </table:table-cell>
          <table:table-cell office:value-type="float" office:value="114" calcext:value-type="float">
            <text:p>114</text:p>
          </table:table-cell>
          <table:table-cell office:value-type="float" office:value="392" calcext:value-type="float">
            <text:p>392</text:p>
          </table:table-cell>
          <table:table-cell office:value-type="float" office:value="162" calcext:value-type="float">
            <text:p>162</text:p>
          </table:table-cell>
          <table:table-cell office:value-type="float" office:value="440" calcext:value-type="float">
            <text:p>440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5804_Inspirat. Body 1.0_005</text:p>
          </table:table-cell>
          <table:table-cell table:formula="of:=[.A160]&amp;&quot;.h5&quot;" office:value-type="string" office:string-value="HDF5_File/KDC6-15804_Inspirat. Body 1.0_005.h5" calcext:value-type="string">
            <text:p>HDF5_File/KDC6-15804_Inspirat. Body 1.0_005.h5</text:p>
          </table:table-cell>
          <table:table-cell office:value-type="float" office:value="378" calcext:value-type="float">
            <text:p>378</text:p>
          </table:table-cell>
          <table:table-cell office:value-type="float" office:value="414" calcext:value-type="float">
            <text:p>414</text:p>
          </table:table-cell>
          <table:table-cell office:value-type="float" office:value="442" calcext:value-type="float">
            <text:p>442</text:p>
          </table:table-cell>
          <table:table-cell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5804_Inspirat. Lung 1.0_005</text:p>
          </table:table-cell>
          <table:table-cell table:formula="of:=[.A161]&amp;&quot;.h5&quot;" office:value-type="string" office:string-value="HDF5_File/KDC6-15804_Inspirat. Lung 1.0_005.h5" calcext:value-type="string">
            <text:p>HDF5_File/KDC6-15804_Inspirat. Lung 1.0_005.h5</text:p>
          </table:table-cell>
          <table:table-cell office:value-type="float" office:value="378" calcext:value-type="float">
            <text:p>378</text:p>
          </table:table-cell>
          <table:table-cell office:value-type="float" office:value="414" calcext:value-type="float">
            <text:p>414</text:p>
          </table:table-cell>
          <table:table-cell office:value-type="float" office:value="442" calcext:value-type="float">
            <text:p>442</text:p>
          </table:table-cell>
          <table:table-cell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6071_Inspirat. Body 1.0_005</text:p>
          </table:table-cell>
          <table:table-cell table:formula="of:=[.A162]&amp;&quot;.h5&quot;" office:value-type="string" office:string-value="HDF5_File/KDC6-16071_Inspirat. Body 1.0_005.h5" calcext:value-type="string">
            <text:p>HDF5_File/KDC6-16071_Inspirat. Body 1.0_005.h5</text:p>
          </table:table-cell>
          <table:table-cell office:value-type="float" office:value="234" calcext:value-type="float">
            <text:p>234</text:p>
          </table:table-cell>
          <table:table-cell office:value-type="float" office:value="686" calcext:value-type="float">
            <text:p>686</text:p>
          </table:table-cell>
          <table:table-cell office:value-type="float" office:value="282" calcext:value-type="float">
            <text:p>282</text:p>
          </table:table-cell>
          <table:table-cell office:value-type="float" office:value="734" calcext:value-type="float">
            <text:p>734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071_Inspirat. Body 1.0_006</text:p>
          </table:table-cell>
          <table:table-cell table:formula="of:=[.A163]&amp;&quot;.h5&quot;" office:value-type="string" office:string-value="HDF5_File/KDC6-16071_Inspirat. Body 1.0_006.h5" calcext:value-type="string">
            <text:p>HDF5_File/KDC6-16071_Inspirat. Body 1.0_006.h5</text:p>
          </table:table-cell>
          <table:table-cell office:value-type="float" office:value="234" calcext:value-type="float">
            <text:p>234</text:p>
          </table:table-cell>
          <table:table-cell office:value-type="float" office:value="686" calcext:value-type="float">
            <text:p>686</text:p>
          </table:table-cell>
          <table:table-cell office:value-type="float" office:value="282" calcext:value-type="float">
            <text:p>282</text:p>
          </table:table-cell>
          <table:table-cell office:value-type="float" office:value="734" calcext:value-type="float">
            <text:p>734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071_Inspirat. Body 1.0_006</text:p>
          </table:table-cell>
          <table:table-cell table:formula="of:=[.A164]&amp;&quot;.h5&quot;" office:value-type="string" office:string-value="HDF5_File/KDC6-16071_Inspirat. Body 1.0_006.h5" calcext:value-type="string">
            <text:p>HDF5_File/KDC6-16071_Inspirat. Body 1.0_006.h5</text:p>
          </table:table-cell>
          <table:table-cell office:value-type="float" office:value="210" calcext:value-type="float">
            <text:p>210</text:p>
          </table:table-cell>
          <table:table-cell office:value-type="float" office:value="672" calcext:value-type="float">
            <text:p>672</text:p>
          </table:table-cell>
          <table:table-cell office:value-type="float" office:value="242" calcext:value-type="float">
            <text:p>242</text:p>
          </table:table-cell>
          <table:table-cell office:value-type="float" office:value="704" calcext:value-type="float">
            <text:p>704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071_Inspirat. Body 1.0_007</text:p>
          </table:table-cell>
          <table:table-cell table:formula="of:=[.A165]&amp;&quot;.h5&quot;" office:value-type="string" office:string-value="HDF5_File/KDC6-16071_Inspirat. Body 1.0_007.h5" calcext:value-type="string">
            <text:p>HDF5_File/KDC6-16071_Inspirat. Body 1.0_007.h5</text:p>
          </table:table-cell>
          <table:table-cell office:value-type="float" office:value="210" calcext:value-type="float">
            <text:p>210</text:p>
          </table:table-cell>
          <table:table-cell office:value-type="float" office:value="672" calcext:value-type="float">
            <text:p>672</text:p>
          </table:table-cell>
          <table:table-cell office:value-type="float" office:value="242" calcext:value-type="float">
            <text:p>242</text:p>
          </table:table-cell>
          <table:table-cell office:value-type="float" office:value="704" calcext:value-type="float">
            <text:p>70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071_Inspirat. Body 1.0_009</text:p>
          </table:table-cell>
          <table:table-cell table:formula="of:=[.A166]&amp;&quot;.h5&quot;" office:value-type="string" office:string-value="HDF5_File/KDC6-16071_Inspirat. Body 1.0_009.h5" calcext:value-type="string">
            <text:p>HDF5_File/KDC6-16071_Inspirat. Body 1.0_009.h5</text:p>
          </table:table-cell>
          <table:table-cell office:value-type="float" office:value="816" calcext:value-type="float">
            <text:p>816</text:p>
          </table:table-cell>
          <table:table-cell office:value-type="float" office:value="390" calcext:value-type="float">
            <text:p>390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6071_Inspirat. Lung 1.0_005</text:p>
          </table:table-cell>
          <table:table-cell table:formula="of:=[.A167]&amp;&quot;.h5&quot;" office:value-type="string" office:string-value="HDF5_File/KDC6-16071_Inspirat. Lung 1.0_005.h5" calcext:value-type="string">
            <text:p>HDF5_File/KDC6-16071_Inspirat. Lung 1.0_005.h5</text:p>
          </table:table-cell>
          <table:table-cell office:value-type="float" office:value="234" calcext:value-type="float">
            <text:p>234</text:p>
          </table:table-cell>
          <table:table-cell office:value-type="float" office:value="686" calcext:value-type="float">
            <text:p>686</text:p>
          </table:table-cell>
          <table:table-cell office:value-type="float" office:value="282" calcext:value-type="float">
            <text:p>282</text:p>
          </table:table-cell>
          <table:table-cell office:value-type="float" office:value="734" calcext:value-type="float">
            <text:p>734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071_Inspirat. Lung 1.0_006</text:p>
          </table:table-cell>
          <table:table-cell table:formula="of:=[.A168]&amp;&quot;.h5&quot;" office:value-type="string" office:string-value="HDF5_File/KDC6-16071_Inspirat. Lung 1.0_006.h5" calcext:value-type="string">
            <text:p>HDF5_File/KDC6-16071_Inspirat. Lung 1.0_006.h5</text:p>
          </table:table-cell>
          <table:table-cell office:value-type="float" office:value="234" calcext:value-type="float">
            <text:p>234</text:p>
          </table:table-cell>
          <table:table-cell office:value-type="float" office:value="686" calcext:value-type="float">
            <text:p>686</text:p>
          </table:table-cell>
          <table:table-cell office:value-type="float" office:value="282" calcext:value-type="float">
            <text:p>282</text:p>
          </table:table-cell>
          <table:table-cell office:value-type="float" office:value="734" calcext:value-type="float">
            <text:p>734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071_Inspirat. Lung 1.0_006</text:p>
          </table:table-cell>
          <table:table-cell table:formula="of:=[.A169]&amp;&quot;.h5&quot;" office:value-type="string" office:string-value="HDF5_File/KDC6-16071_Inspirat. Lung 1.0_006.h5" calcext:value-type="string">
            <text:p>HDF5_File/KDC6-16071_Inspirat. Lung 1.0_006.h5</text:p>
          </table:table-cell>
          <table:table-cell office:value-type="float" office:value="210" calcext:value-type="float">
            <text:p>210</text:p>
          </table:table-cell>
          <table:table-cell office:value-type="float" office:value="672" calcext:value-type="float">
            <text:p>672</text:p>
          </table:table-cell>
          <table:table-cell office:value-type="float" office:value="242" calcext:value-type="float">
            <text:p>242</text:p>
          </table:table-cell>
          <table:table-cell office:value-type="float" office:value="704" calcext:value-type="float">
            <text:p>704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071_Inspirat. Lung 1.0_007</text:p>
          </table:table-cell>
          <table:table-cell table:formula="of:=[.A170]&amp;&quot;.h5&quot;" office:value-type="string" office:string-value="HDF5_File/KDC6-16071_Inspirat. Lung 1.0_007.h5" calcext:value-type="string">
            <text:p>HDF5_File/KDC6-16071_Inspirat. Lung 1.0_007.h5</text:p>
          </table:table-cell>
          <table:table-cell office:value-type="float" office:value="210" calcext:value-type="float">
            <text:p>210</text:p>
          </table:table-cell>
          <table:table-cell office:value-type="float" office:value="672" calcext:value-type="float">
            <text:p>672</text:p>
          </table:table-cell>
          <table:table-cell office:value-type="float" office:value="242" calcext:value-type="float">
            <text:p>242</text:p>
          </table:table-cell>
          <table:table-cell office:value-type="float" office:value="704" calcext:value-type="float">
            <text:p>70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071_Inspirat. Lung 1.0_009</text:p>
          </table:table-cell>
          <table:table-cell table:formula="of:=[.A171]&amp;&quot;.h5&quot;" office:value-type="string" office:string-value="HDF5_File/KDC6-16071_Inspirat. Lung 1.0_009.h5" calcext:value-type="string">
            <text:p>HDF5_File/KDC6-16071_Inspirat. Lung 1.0_009.h5</text:p>
          </table:table-cell>
          <table:table-cell office:value-type="float" office:value="816" calcext:value-type="float">
            <text:p>816</text:p>
          </table:table-cell>
          <table:table-cell office:value-type="float" office:value="390" calcext:value-type="float">
            <text:p>390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6323_Inspirat. Body 1.0_003</text:p>
          </table:table-cell>
          <table:table-cell table:formula="of:=[.A172]&amp;&quot;.h5&quot;" office:value-type="string" office:string-value="HDF5_File/KDC6-16323_Inspirat. Body 1.0_003.h5" calcext:value-type="string">
            <text:p>HDF5_File/KDC6-16323_Inspirat. Body 1.0_003.h5</text:p>
          </table:table-cell>
          <table:table-cell office:value-type="float" office:value="404" calcext:value-type="float">
            <text:p>404</text:p>
          </table:table-cell>
          <table:table-cell office:value-type="float" office:value="642" calcext:value-type="float">
            <text:p>642</text:p>
          </table:table-cell>
          <table:table-cell office:value-type="float" office:value="448" calcext:value-type="float">
            <text:p>448</text:p>
          </table:table-cell>
          <table:table-cell office:value-type="float" office:value="686" calcext:value-type="float">
            <text:p>686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6323_Inspirat. Body 1.0_004</text:p>
          </table:table-cell>
          <table:table-cell table:formula="of:=[.A173]&amp;&quot;.h5&quot;" office:value-type="string" office:string-value="HDF5_File/KDC6-16323_Inspirat. Body 1.0_004.h5" calcext:value-type="string">
            <text:p>HDF5_File/KDC6-16323_Inspirat. Body 1.0_004.h5</text:p>
          </table:table-cell>
          <table:table-cell office:value-type="float" office:value="404" calcext:value-type="float">
            <text:p>404</text:p>
          </table:table-cell>
          <table:table-cell office:value-type="float" office:value="642" calcext:value-type="float">
            <text:p>642</text:p>
          </table:table-cell>
          <table:table-cell office:value-type="float" office:value="448" calcext:value-type="float">
            <text:p>448</text:p>
          </table:table-cell>
          <table:table-cell office:value-type="float" office:value="686" calcext:value-type="float">
            <text:p>68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6323_Inspirat. Body 1.0_004</text:p>
          </table:table-cell>
          <table:table-cell table:formula="of:=[.A174]&amp;&quot;.h5&quot;" office:value-type="string" office:string-value="HDF5_File/KDC6-16323_Inspirat. Body 1.0_004.h5" calcext:value-type="string">
            <text:p>HDF5_File/KDC6-16323_Inspirat. Body 1.0_004.h5</text:p>
          </table:table-cell>
          <table:table-cell office:value-type="float" office:value="450" calcext:value-type="float">
            <text:p>450</text:p>
          </table:table-cell>
          <table:table-cell office:value-type="float" office:value="626" calcext:value-type="float">
            <text:p>626</text:p>
          </table:table-cell>
          <table:table-cell office:value-type="float" office:value="486" calcext:value-type="float">
            <text:p>486</text:p>
          </table:table-cell>
          <table:table-cell office:value-type="float" office:value="662" calcext:value-type="float">
            <text:p>66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323_Inspirat. Body 1.0_005</text:p>
          </table:table-cell>
          <table:table-cell table:formula="of:=[.A175]&amp;&quot;.h5&quot;" office:value-type="string" office:string-value="HDF5_File/KDC6-16323_Inspirat. Body 1.0_005.h5" calcext:value-type="string">
            <text:p>HDF5_File/KDC6-16323_Inspirat. Body 1.0_005.h5</text:p>
          </table:table-cell>
          <table:table-cell office:value-type="float" office:value="734" calcext:value-type="float">
            <text:p>734</text:p>
          </table:table-cell>
          <table:table-cell office:value-type="float" office:value="768" calcext:value-type="float">
            <text:p>768</text:p>
          </table:table-cell>
          <table:table-cell office:value-type="float" office:value="774" calcext:value-type="float">
            <text:p>774</text:p>
          </table:table-cell>
          <table:table-cell office:value-type="float" office:value="808" calcext:value-type="float">
            <text:p>808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323_Inspirat. Body 1.0_005</text:p>
          </table:table-cell>
          <table:table-cell table:formula="of:=[.A176]&amp;&quot;.h5&quot;" office:value-type="string" office:string-value="HDF5_File/KDC6-16323_Inspirat. Body 1.0_005.h5" calcext:value-type="string">
            <text:p>HDF5_File/KDC6-16323_Inspirat. Body 1.0_005.h5</text:p>
          </table:table-cell>
          <table:table-cell office:value-type="float" office:value="724" calcext:value-type="float">
            <text:p>724</text:p>
          </table:table-cell>
          <table:table-cell office:value-type="float" office:value="720" calcext:value-type="float">
            <text:p>720</text:p>
          </table:table-cell>
          <table:table-cell office:value-type="float" office:value="764" calcext:value-type="float">
            <text:p>764</text:p>
          </table:table-cell>
          <table:table-cell office:value-type="float" office:value="760" calcext:value-type="float">
            <text:p>760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6323_Inspirat. Body 1.0_005</text:p>
          </table:table-cell>
          <table:table-cell table:formula="of:=[.A177]&amp;&quot;.h5&quot;" office:value-type="string" office:string-value="HDF5_File/KDC6-16323_Inspirat. Body 1.0_005.h5" calcext:value-type="string">
            <text:p>HDF5_File/KDC6-16323_Inspirat. Body 1.0_005.h5</text:p>
          </table:table-cell>
          <table:table-cell office:value-type="float" office:value="802" calcext:value-type="float">
            <text:p>802</text:p>
          </table:table-cell>
          <table:table-cell office:value-type="float" office:value="436" calcext:value-type="float">
            <text:p>436</text:p>
          </table:table-cell>
          <table:table-cell office:value-type="float" office:value="842" calcext:value-type="float">
            <text:p>842</text:p>
          </table:table-cell>
          <table:table-cell office:value-type="float" office:value="476" calcext:value-type="float">
            <text:p>47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6323_Inspirat. Body 1.0_006</text:p>
          </table:table-cell>
          <table:table-cell table:formula="of:=[.A178]&amp;&quot;.h5&quot;" office:value-type="string" office:string-value="HDF5_File/KDC6-16323_Inspirat. Body 1.0_006.h5" calcext:value-type="string">
            <text:p>HDF5_File/KDC6-16323_Inspirat. Body 1.0_006.h5</text:p>
          </table:table-cell>
          <table:table-cell office:value-type="float" office:value="724" calcext:value-type="float">
            <text:p>724</text:p>
          </table:table-cell>
          <table:table-cell office:value-type="float" office:value="720" calcext:value-type="float">
            <text:p>720</text:p>
          </table:table-cell>
          <table:table-cell office:value-type="float" office:value="764" calcext:value-type="float">
            <text:p>764</text:p>
          </table:table-cell>
          <table:table-cell office:value-type="float" office:value="760" calcext:value-type="float">
            <text:p>76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6323_Inspirat. Body 1.0_006</text:p>
          </table:table-cell>
          <table:table-cell table:formula="of:=[.A179]&amp;&quot;.h5&quot;" office:value-type="string" office:string-value="HDF5_File/KDC6-16323_Inspirat. Body 1.0_006.h5" calcext:value-type="string">
            <text:p>HDF5_File/KDC6-16323_Inspirat. Body 1.0_006.h5</text:p>
          </table:table-cell>
          <table:table-cell office:value-type="float" office:value="802" calcext:value-type="float">
            <text:p>802</text:p>
          </table:table-cell>
          <table:table-cell office:value-type="float" office:value="436" calcext:value-type="float">
            <text:p>436</text:p>
          </table:table-cell>
          <table:table-cell office:value-type="float" office:value="842" calcext:value-type="float">
            <text:p>842</text:p>
          </table:table-cell>
          <table:table-cell office:value-type="float" office:value="476" calcext:value-type="float">
            <text:p>47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6323_Inspirat. Body 1.0_006</text:p>
          </table:table-cell>
          <table:table-cell table:formula="of:=[.A180]&amp;&quot;.h5&quot;" office:value-type="string" office:string-value="HDF5_File/KDC6-16323_Inspirat. Body 1.0_006.h5" calcext:value-type="string">
            <text:p>HDF5_File/KDC6-16323_Inspirat. Body 1.0_006.h5</text:p>
          </table:table-cell>
          <table:table-cell office:value-type="float" office:value="292" calcext:value-type="float">
            <text:p>292</text:p>
          </table:table-cell>
          <table:table-cell office:value-type="float" office:value="268" calcext:value-type="float">
            <text:p>268</text:p>
          </table:table-cell>
          <table:table-cell office:value-type="float" office:value="324" calcext:value-type="float">
            <text:p>324</text:p>
          </table:table-cell>
          <table:table-cell office:value-type="float" office:value="300" calcext:value-type="float">
            <text:p>300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6323_Inspirat. Body 1.0_006</text:p>
          </table:table-cell>
          <table:table-cell table:formula="of:=[.A181]&amp;&quot;.h5&quot;" office:value-type="string" office:string-value="HDF5_File/KDC6-16323_Inspirat. Body 1.0_006.h5" calcext:value-type="string">
            <text:p>HDF5_File/KDC6-16323_Inspirat. Body 1.0_006.h5</text:p>
          </table:table-cell>
          <table:table-cell office:value-type="float" office:value="696" calcext:value-type="float">
            <text:p>696</text:p>
          </table:table-cell>
          <table:table-cell office:value-type="float" office:value="312" calcext:value-type="float">
            <text:p>312</text:p>
          </table:table-cell>
          <table:table-cell office:value-type="float" office:value="736" calcext:value-type="float">
            <text:p>736</text:p>
          </table:table-cell>
          <table:table-cell office:value-type="float" office:value="352" calcext:value-type="float">
            <text:p>352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6323_Inspirat. Body 1.0_006</text:p>
          </table:table-cell>
          <table:table-cell table:formula="of:=[.A182]&amp;&quot;.h5&quot;" office:value-type="string" office:string-value="HDF5_File/KDC6-16323_Inspirat. Body 1.0_006.h5" calcext:value-type="string">
            <text:p>HDF5_File/KDC6-16323_Inspirat. Body 1.0_006.h5</text:p>
          </table:table-cell>
          <table:table-cell office:value-type="float" office:value="188" calcext:value-type="float">
            <text:p>188</text:p>
          </table:table-cell>
          <table:table-cell office:value-type="float" office:value="584" calcext:value-type="float">
            <text:p>584</text:p>
          </table:table-cell>
          <table:table-cell office:value-type="float" office:value="236" calcext:value-type="float">
            <text:p>236</text:p>
          </table:table-cell>
          <table:table-cell office:value-type="float" office:value="632" calcext:value-type="float">
            <text:p>632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6323_Inspirat. Body 1.0_007</text:p>
          </table:table-cell>
          <table:table-cell table:formula="of:=[.A183]&amp;&quot;.h5&quot;" office:value-type="string" office:string-value="HDF5_File/KDC6-16323_Inspirat. Body 1.0_007.h5" calcext:value-type="string">
            <text:p>HDF5_File/KDC6-16323_Inspirat. Body 1.0_007.h5</text:p>
          </table:table-cell>
          <table:table-cell office:value-type="float" office:value="188" calcext:value-type="float">
            <text:p>188</text:p>
          </table:table-cell>
          <table:table-cell office:value-type="float" office:value="584" calcext:value-type="float">
            <text:p>584</text:p>
          </table:table-cell>
          <table:table-cell office:value-type="float" office:value="236" calcext:value-type="float">
            <text:p>236</text:p>
          </table:table-cell>
          <table:table-cell office:value-type="float" office:value="632" calcext:value-type="float">
            <text:p>63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6323_Inspirat. Body 1.0_007</text:p>
          </table:table-cell>
          <table:table-cell table:formula="of:=[.A184]&amp;&quot;.h5&quot;" office:value-type="string" office:string-value="HDF5_File/KDC6-16323_Inspirat. Body 1.0_007.h5" calcext:value-type="string">
            <text:p>HDF5_File/KDC6-16323_Inspirat. Body 1.0_007.h5</text:p>
          </table:table-cell>
          <table:table-cell office:value-type="float" office:value="828" calcext:value-type="float">
            <text:p>828</text:p>
          </table:table-cell>
          <table:table-cell office:value-type="float" office:value="512" calcext:value-type="float">
            <text:p>512</text:p>
          </table:table-cell>
          <table:table-cell office:value-type="float" office:value="884" calcext:value-type="float">
            <text:p>884</text:p>
          </table:table-cell>
          <table:table-cell office:value-type="float" office:value="568" calcext:value-type="float">
            <text:p>56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6323_Inspirat. Body 1.0_007</text:p>
          </table:table-cell>
          <table:table-cell table:formula="of:=[.A185]&amp;&quot;.h5&quot;" office:value-type="string" office:string-value="HDF5_File/KDC6-16323_Inspirat. Body 1.0_007.h5" calcext:value-type="string">
            <text:p>HDF5_File/KDC6-16323_Inspirat. Body 1.0_007.h5</text:p>
          </table:table-cell>
          <table:table-cell office:value-type="float" office:value="578" calcext:value-type="float">
            <text:p>578</text:p>
          </table:table-cell>
          <table:table-cell office:value-type="float" office:value="746" calcext:value-type="float">
            <text:p>746</text:p>
          </table:table-cell>
          <table:table-cell office:value-type="float" office:value="630" calcext:value-type="float">
            <text:p>630</text:p>
          </table:table-cell>
          <table:table-cell office:value-type="float" office:value="798" calcext:value-type="float">
            <text:p>798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6323_Inspirat. Body 1.0_008</text:p>
          </table:table-cell>
          <table:table-cell table:formula="of:=[.A186]&amp;&quot;.h5&quot;" office:value-type="string" office:string-value="HDF5_File/KDC6-16323_Inspirat. Body 1.0_008.h5" calcext:value-type="string">
            <text:p>HDF5_File/KDC6-16323_Inspirat. Body 1.0_008.h5</text:p>
          </table:table-cell>
          <table:table-cell office:value-type="float" office:value="578" calcext:value-type="float">
            <text:p>578</text:p>
          </table:table-cell>
          <table:table-cell office:value-type="float" office:value="746" calcext:value-type="float">
            <text:p>746</text:p>
          </table:table-cell>
          <table:table-cell office:value-type="float" office:value="630" calcext:value-type="float">
            <text:p>630</text:p>
          </table:table-cell>
          <table:table-cell office:value-type="float" office:value="798" calcext:value-type="float">
            <text:p>79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6323_Inspirat. Body 1.0_008</text:p>
          </table:table-cell>
          <table:table-cell table:formula="of:=[.A187]&amp;&quot;.h5&quot;" office:value-type="string" office:string-value="HDF5_File/KDC6-16323_Inspirat. Body 1.0_008.h5" calcext:value-type="string">
            <text:p>HDF5_File/KDC6-16323_Inspirat. Body 1.0_008.h5</text:p>
          </table:table-cell>
          <table:table-cell office:value-type="float" office:value="856" calcext:value-type="float">
            <text:p>856</text:p>
          </table:table-cell>
          <table:table-cell office:value-type="float" office:value="338" calcext:value-type="float">
            <text:p>338</text:p>
          </table:table-cell>
          <table:table-cell office:value-type="float" office:value="888" calcext:value-type="float">
            <text:p>888</text:p>
          </table:table-cell>
          <table:table-cell office:value-type="float" office:value="370" calcext:value-type="float">
            <text:p>370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6323_Inspirat. Body 1.0_008</text:p>
          </table:table-cell>
          <table:table-cell table:formula="of:=[.A188]&amp;&quot;.h5&quot;" office:value-type="string" office:string-value="HDF5_File/KDC6-16323_Inspirat. Body 1.0_008.h5" calcext:value-type="string">
            <text:p>HDF5_File/KDC6-16323_Inspirat. Body 1.0_008.h5</text:p>
          </table:table-cell>
          <table:table-cell office:value-type="float" office:value="568" calcext:value-type="float">
            <text:p>568</text:p>
          </table:table-cell>
          <table:table-cell office:value-type="float" office:value="764" calcext:value-type="float">
            <text:p>764</text:p>
          </table:table-cell>
          <table:table-cell office:value-type="float" office:value="620" calcext:value-type="float">
            <text:p>620</text:p>
          </table:table-cell>
          <table:table-cell office:value-type="float" office:value="816" calcext:value-type="float">
            <text:p>816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6323_Inspirat. Body 1.0_008</text:p>
          </table:table-cell>
          <table:table-cell table:formula="of:=[.A189]&amp;&quot;.h5&quot;" office:value-type="string" office:string-value="HDF5_File/KDC6-16323_Inspirat. Body 1.0_008.h5" calcext:value-type="string">
            <text:p>HDF5_File/KDC6-16323_Inspirat. Body 1.0_008.h5</text:p>
          </table:table-cell>
          <table:table-cell office:value-type="float" office:value="868" calcext:value-type="float">
            <text:p>868</text:p>
          </table:table-cell>
          <table:table-cell office:value-type="float" office:value="354" calcext:value-type="float">
            <text:p>354</text:p>
          </table:table-cell>
          <table:table-cell office:value-type="float" office:value="900" calcext:value-type="float">
            <text:p>900</text:p>
          </table:table-cell>
          <table:table-cell office:value-type="float" office:value="386" calcext:value-type="float">
            <text:p>386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6323_Inspirat. Body 1.0_009</text:p>
          </table:table-cell>
          <table:table-cell table:formula="of:=[.A190]&amp;&quot;.h5&quot;" office:value-type="string" office:string-value="HDF5_File/KDC6-16323_Inspirat. Body 1.0_009.h5" calcext:value-type="string">
            <text:p>HDF5_File/KDC6-16323_Inspirat. Body 1.0_009.h5</text:p>
          </table:table-cell>
          <table:table-cell office:value-type="float" office:value="568" calcext:value-type="float">
            <text:p>568</text:p>
          </table:table-cell>
          <table:table-cell office:value-type="float" office:value="764" calcext:value-type="float">
            <text:p>764</text:p>
          </table:table-cell>
          <table:table-cell office:value-type="float" office:value="620" calcext:value-type="float">
            <text:p>620</text:p>
          </table:table-cell>
          <table:table-cell office:value-type="float" office:value="816" calcext:value-type="float">
            <text:p>8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6323_Inspirat. Body 1.0_009</text:p>
          </table:table-cell>
          <table:table-cell table:formula="of:=[.A191]&amp;&quot;.h5&quot;" office:value-type="string" office:string-value="HDF5_File/KDC6-16323_Inspirat. Body 1.0_009.h5" calcext:value-type="string">
            <text:p>HDF5_File/KDC6-16323_Inspirat. Body 1.0_009.h5</text:p>
          </table:table-cell>
          <table:table-cell office:value-type="float" office:value="868" calcext:value-type="float">
            <text:p>868</text:p>
          </table:table-cell>
          <table:table-cell office:value-type="float" office:value="354" calcext:value-type="float">
            <text:p>354</text:p>
          </table:table-cell>
          <table:table-cell office:value-type="float" office:value="900" calcext:value-type="float">
            <text:p>900</text:p>
          </table:table-cell>
          <table:table-cell office:value-type="float" office:value="386" calcext:value-type="float">
            <text:p>38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6323_Inspirat. Body 1.0_009</text:p>
          </table:table-cell>
          <table:table-cell table:formula="of:=[.A192]&amp;&quot;.h5&quot;" office:value-type="string" office:string-value="HDF5_File/KDC6-16323_Inspirat. Body 1.0_009.h5" calcext:value-type="string">
            <text:p>HDF5_File/KDC6-16323_Inspirat. Body 1.0_009.h5</text:p>
          </table:table-cell>
          <table:table-cell office:value-type="float" office:value="588" calcext:value-type="float">
            <text:p>588</text:p>
          </table:table-cell>
          <table:table-cell office:value-type="float" office:value="536" calcext:value-type="float">
            <text:p>536</text:p>
          </table:table-cell>
          <table:table-cell office:value-type="float" office:value="628" calcext:value-type="float">
            <text:p>628</text:p>
          </table:table-cell>
          <table:table-cell office:value-type="float" office:value="576" calcext:value-type="float">
            <text:p>576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6323_Inspirat. Body 1.0_009</text:p>
          </table:table-cell>
          <table:table-cell table:formula="of:=[.A193]&amp;&quot;.h5&quot;" office:value-type="string" office:string-value="HDF5_File/KDC6-16323_Inspirat. Body 1.0_009.h5" calcext:value-type="string">
            <text:p>HDF5_File/KDC6-16323_Inspirat. Body 1.0_009.h5</text:p>
          </table:table-cell>
          <table:table-cell office:value-type="float" office:value="598" calcext:value-type="float">
            <text:p>598</text:p>
          </table:table-cell>
          <table:table-cell office:value-type="float" office:value="758" calcext:value-type="float">
            <text:p>758</text:p>
          </table:table-cell>
          <table:table-cell office:value-type="float" office:value="630" calcext:value-type="float">
            <text:p>630</text:p>
          </table:table-cell>
          <table:table-cell office:value-type="float" office:value="790" calcext:value-type="float">
            <text:p>790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323_Inspirat. Body 1.0_009</text:p>
          </table:table-cell>
          <table:table-cell table:formula="of:=[.A194]&amp;&quot;.h5&quot;" office:value-type="string" office:string-value="HDF5_File/KDC6-16323_Inspirat. Body 1.0_009.h5" calcext:value-type="string">
            <text:p>HDF5_File/KDC6-16323_Inspirat. Body 1.0_009.h5</text:p>
          </table:table-cell>
          <table:table-cell office:value-type="float" office:value="594" calcext:value-type="float">
            <text:p>594</text:p>
          </table:table-cell>
          <table:table-cell office:value-type="float" office:value="722" calcext:value-type="float">
            <text:p>722</text:p>
          </table:table-cell>
          <table:table-cell office:value-type="float" office:value="630" calcext:value-type="float">
            <text:p>630</text:p>
          </table:table-cell>
          <table:table-cell office:value-type="float" office:value="758" calcext:value-type="float">
            <text:p>758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323_Inspirat. Body 1.0_009</text:p>
          </table:table-cell>
          <table:table-cell table:formula="of:=[.A195]&amp;&quot;.h5&quot;" office:value-type="string" office:string-value="HDF5_File/KDC6-16323_Inspirat. Body 1.0_009.h5" calcext:value-type="string">
            <text:p>HDF5_File/KDC6-16323_Inspirat. Body 1.0_009.h5</text:p>
          </table:table-cell>
          <table:table-cell office:value-type="float" office:value="778" calcext:value-type="float">
            <text:p>778</text:p>
          </table:table-cell>
          <table:table-cell office:value-type="float" office:value="510" calcext:value-type="float">
            <text:p>510</text:p>
          </table:table-cell>
          <table:table-cell office:value-type="float" office:value="830" calcext:value-type="float">
            <text:p>830</text:p>
          </table:table-cell>
          <table:table-cell office:value-type="float" office:value="562" calcext:value-type="float">
            <text:p>562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6323_Inspirat. Body 1.0_009</text:p>
          </table:table-cell>
          <table:table-cell table:formula="of:=[.A196]&amp;&quot;.h5&quot;" office:value-type="string" office:string-value="HDF5_File/KDC6-16323_Inspirat. Body 1.0_009.h5" calcext:value-type="string">
            <text:p>HDF5_File/KDC6-16323_Inspirat. Body 1.0_009.h5</text:p>
          </table:table-cell>
          <table:table-cell office:value-type="float" office:value="720" calcext:value-type="float">
            <text:p>720</text:p>
          </table:table-cell>
          <table:table-cell office:value-type="float" office:value="452" calcext:value-type="float">
            <text:p>452</text:p>
          </table:table-cell>
          <table:table-cell office:value-type="float" office:value="776" calcext:value-type="float">
            <text:p>776</text:p>
          </table:table-cell>
          <table:table-cell office:value-type="float" office:value="508" calcext:value-type="float">
            <text:p>508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6323_Inspirat. Body 1.0_009</text:p>
          </table:table-cell>
          <table:table-cell table:formula="of:=[.A197]&amp;&quot;.h5&quot;" office:value-type="string" office:string-value="HDF5_File/KDC6-16323_Inspirat. Body 1.0_009.h5" calcext:value-type="string">
            <text:p>HDF5_File/KDC6-16323_Inspirat. Body 1.0_009.h5</text:p>
          </table:table-cell>
          <table:table-cell office:value-type="float" office:value="808" calcext:value-type="float">
            <text:p>808</text:p>
          </table:table-cell>
          <table:table-cell office:value-type="float" office:value="518" calcext:value-type="float">
            <text:p>518</text:p>
          </table:table-cell>
          <table:table-cell office:value-type="float" office:value="864" calcext:value-type="float">
            <text:p>864</text:p>
          </table:table-cell>
          <table:table-cell office:value-type="float" office:value="574" calcext:value-type="float">
            <text:p>574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6323_Inspirat. Body 1.0_009</text:p>
          </table:table-cell>
          <table:table-cell table:formula="of:=[.A198]&amp;&quot;.h5&quot;" office:value-type="string" office:string-value="HDF5_File/KDC6-16323_Inspirat. Body 1.0_009.h5" calcext:value-type="string">
            <text:p>HDF5_File/KDC6-16323_Inspirat. Body 1.0_009.h5</text:p>
          </table:table-cell>
          <table:table-cell office:value-type="float" office:value="774" calcext:value-type="float">
            <text:p>774</text:p>
          </table:table-cell>
          <table:table-cell office:value-type="float" office:value="394" calcext:value-type="float">
            <text:p>394</text:p>
          </table:table-cell>
          <table:table-cell office:value-type="float" office:value="870" calcext:value-type="float">
            <text:p>870</text:p>
          </table:table-cell>
          <table:table-cell office:value-type="float" office:value="490" calcext:value-type="float">
            <text:p>490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6323_Inspirat. Body 1.0_010</text:p>
          </table:table-cell>
          <table:table-cell table:formula="of:=[.A199]&amp;&quot;.h5&quot;" office:value-type="string" office:string-value="HDF5_File/KDC6-16323_Inspirat. Body 1.0_010.h5" calcext:value-type="string">
            <text:p>HDF5_File/KDC6-16323_Inspirat. Body 1.0_010.h5</text:p>
          </table:table-cell>
          <table:table-cell office:value-type="float" office:value="594" calcext:value-type="float">
            <text:p>594</text:p>
          </table:table-cell>
          <table:table-cell office:value-type="float" office:value="722" calcext:value-type="float">
            <text:p>722</text:p>
          </table:table-cell>
          <table:table-cell office:value-type="float" office:value="630" calcext:value-type="float">
            <text:p>630</text:p>
          </table:table-cell>
          <table:table-cell office:value-type="float" office:value="758" calcext:value-type="float">
            <text:p>75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323_Inspirat. Body 1.0_010</text:p>
          </table:table-cell>
          <table:table-cell table:formula="of:=[.A200]&amp;&quot;.h5&quot;" office:value-type="string" office:string-value="HDF5_File/KDC6-16323_Inspirat. Body 1.0_010.h5" calcext:value-type="string">
            <text:p>HDF5_File/KDC6-16323_Inspirat. Body 1.0_010.h5</text:p>
          </table:table-cell>
          <table:table-cell office:value-type="float" office:value="778" calcext:value-type="float">
            <text:p>778</text:p>
          </table:table-cell>
          <table:table-cell office:value-type="float" office:value="510" calcext:value-type="float">
            <text:p>510</text:p>
          </table:table-cell>
          <table:table-cell office:value-type="float" office:value="830" calcext:value-type="float">
            <text:p>830</text:p>
          </table:table-cell>
          <table:table-cell office:value-type="float" office:value="562" calcext:value-type="float">
            <text:p>56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6323_Inspirat. Body 1.0_010</text:p>
          </table:table-cell>
          <table:table-cell table:formula="of:=[.A201]&amp;&quot;.h5&quot;" office:value-type="string" office:string-value="HDF5_File/KDC6-16323_Inspirat. Body 1.0_010.h5" calcext:value-type="string">
            <text:p>HDF5_File/KDC6-16323_Inspirat. Body 1.0_010.h5</text:p>
          </table:table-cell>
          <table:table-cell office:value-type="float" office:value="720" calcext:value-type="float">
            <text:p>720</text:p>
          </table:table-cell>
          <table:table-cell office:value-type="float" office:value="452" calcext:value-type="float">
            <text:p>452</text:p>
          </table:table-cell>
          <table:table-cell office:value-type="float" office:value="776" calcext:value-type="float">
            <text:p>776</text:p>
          </table:table-cell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6323_Inspirat. Body 1.0_010</text:p>
          </table:table-cell>
          <table:table-cell table:formula="of:=[.A202]&amp;&quot;.h5&quot;" office:value-type="string" office:string-value="HDF5_File/KDC6-16323_Inspirat. Body 1.0_010.h5" calcext:value-type="string">
            <text:p>HDF5_File/KDC6-16323_Inspirat. Body 1.0_010.h5</text:p>
          </table:table-cell>
          <table:table-cell office:value-type="float" office:value="808" calcext:value-type="float">
            <text:p>808</text:p>
          </table:table-cell>
          <table:table-cell office:value-type="float" office:value="518" calcext:value-type="float">
            <text:p>518</text:p>
          </table:table-cell>
          <table:table-cell office:value-type="float" office:value="864" calcext:value-type="float">
            <text:p>864</text:p>
          </table:table-cell>
          <table:table-cell office:value-type="float" office:value="574" calcext:value-type="float">
            <text:p>574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6323_Inspirat. Body 1.0_010</text:p>
          </table:table-cell>
          <table:table-cell table:formula="of:=[.A203]&amp;&quot;.h5&quot;" office:value-type="string" office:string-value="HDF5_File/KDC6-16323_Inspirat. Body 1.0_010.h5" calcext:value-type="string">
            <text:p>HDF5_File/KDC6-16323_Inspirat. Body 1.0_010.h5</text:p>
          </table:table-cell>
          <table:table-cell office:value-type="float" office:value="774" calcext:value-type="float">
            <text:p>774</text:p>
          </table:table-cell>
          <table:table-cell office:value-type="float" office:value="394" calcext:value-type="float">
            <text:p>394</text:p>
          </table:table-cell>
          <table:table-cell office:value-type="float" office:value="870" calcext:value-type="float">
            <text:p>870</text:p>
          </table:table-cell>
          <table:table-cell office:value-type="float" office:value="490" calcext:value-type="float">
            <text:p>49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6323_Inspirat. Body 1.0_010</text:p>
          </table:table-cell>
          <table:table-cell table:formula="of:=[.A204]&amp;&quot;.h5&quot;" office:value-type="string" office:string-value="HDF5_File/KDC6-16323_Inspirat. Body 1.0_010.h5" calcext:value-type="string">
            <text:p>HDF5_File/KDC6-16323_Inspirat. Body 1.0_010.h5</text:p>
          </table:table-cell>
          <table:table-cell office:value-type="float" office:value="606" calcext:value-type="float">
            <text:p>606</text:p>
          </table:table-cell>
          <table:table-cell office:value-type="float" office:value="736" calcext:value-type="float">
            <text:p>736</text:p>
          </table:table-cell>
          <table:table-cell office:value-type="float" office:value="646" calcext:value-type="float">
            <text:p>646</text:p>
          </table:table-cell>
          <table:table-cell office:value-type="float" office:value="776" calcext:value-type="float">
            <text:p>776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6323_Inspirat. Body 1.0_010</text:p>
          </table:table-cell>
          <table:table-cell table:formula="of:=[.A205]&amp;&quot;.h5&quot;" office:value-type="string" office:string-value="HDF5_File/KDC6-16323_Inspirat. Body 1.0_010.h5" calcext:value-type="string">
            <text:p>HDF5_File/KDC6-16323_Inspirat. Body 1.0_010.h5</text:p>
          </table:table-cell>
          <table:table-cell office:value-type="float" office:value="774" calcext:value-type="float">
            <text:p>774</text:p>
          </table:table-cell>
          <table:table-cell office:value-type="float" office:value="748" calcext:value-type="float">
            <text:p>748</text:p>
          </table:table-cell>
          <table:table-cell office:value-type="float" office:value="810" calcext:value-type="float">
            <text:p>810</text:p>
          </table:table-cell>
          <table:table-cell office:value-type="float" office:value="784" calcext:value-type="float">
            <text:p>784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6323_Inspirat. Body 1.0_010</text:p>
          </table:table-cell>
          <table:table-cell table:formula="of:=[.A206]&amp;&quot;.h5&quot;" office:value-type="string" office:string-value="HDF5_File/KDC6-16323_Inspirat. Body 1.0_010.h5" calcext:value-type="string">
            <text:p>HDF5_File/KDC6-16323_Inspirat. Body 1.0_010.h5</text:p>
          </table:table-cell>
          <table:table-cell office:value-type="float" office:value="600" calcext:value-type="float">
            <text:p>600</text:p>
          </table:table-cell>
          <table:table-cell office:value-type="float" office:value="522" calcext:value-type="float">
            <text:p>522</text:p>
          </table:table-cell>
          <table:table-cell office:value-type="float" office:value="636" calcext:value-type="float">
            <text:p>636</text:p>
          </table:table-cell>
          <table:table-cell office:value-type="float" office:value="558" calcext:value-type="float">
            <text:p>558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6323_Inspirat. Body 1.0_011</text:p>
          </table:table-cell>
          <table:table-cell table:formula="of:=[.A207]&amp;&quot;.h5&quot;" office:value-type="string" office:string-value="HDF5_File/KDC6-16323_Inspirat. Body 1.0_011.h5" calcext:value-type="string">
            <text:p>HDF5_File/KDC6-16323_Inspirat. Body 1.0_011.h5</text:p>
          </table:table-cell>
          <table:table-cell office:value-type="float" office:value="600" calcext:value-type="float">
            <text:p>600</text:p>
          </table:table-cell>
          <table:table-cell office:value-type="float" office:value="522" calcext:value-type="float">
            <text:p>522</text:p>
          </table:table-cell>
          <table:table-cell office:value-type="float" office:value="636" calcext:value-type="float">
            <text:p>636</text:p>
          </table:table-cell>
          <table:table-cell office:value-type="float" office:value="558" calcext:value-type="float">
            <text:p>55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6323_Inspirat. Body 1.0_011</text:p>
          </table:table-cell>
          <table:table-cell table:formula="of:=[.A208]&amp;&quot;.h5&quot;" office:value-type="string" office:string-value="HDF5_File/KDC6-16323_Inspirat. Body 1.0_011.h5" calcext:value-type="string">
            <text:p>HDF5_File/KDC6-16323_Inspirat. Body 1.0_011.h5</text:p>
          </table:table-cell>
          <table:table-cell office:value-type="float" office:value="670" calcext:value-type="float">
            <text:p>670</text:p>
          </table:table-cell>
          <table:table-cell office:value-type="float" office:value="586" calcext:value-type="float">
            <text:p>586</text:p>
          </table:table-cell>
          <table:table-cell office:value-type="float" office:value="710" calcext:value-type="float">
            <text:p>710</text:p>
          </table:table-cell>
          <table:table-cell office:value-type="float" office:value="626" calcext:value-type="float">
            <text:p>626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6323_Inspirat. Body 1.0_011</text:p>
          </table:table-cell>
          <table:table-cell table:formula="of:=[.A209]&amp;&quot;.h5&quot;" office:value-type="string" office:string-value="HDF5_File/KDC6-16323_Inspirat. Body 1.0_011.h5" calcext:value-type="string">
            <text:p>HDF5_File/KDC6-16323_Inspirat. Body 1.0_011.h5</text:p>
          </table:table-cell>
          <table:table-cell office:value-type="float" office:value="592" calcext:value-type="float">
            <text:p>592</text:p>
          </table:table-cell>
          <table:table-cell office:value-type="float" office:value="568" calcext:value-type="float">
            <text:p>568</text:p>
          </table:table-cell>
          <table:table-cell office:value-type="float" office:value="652" calcext:value-type="float">
            <text:p>652</text:p>
          </table:table-cell>
          <table:table-cell office:value-type="float" office:value="628" calcext:value-type="float">
            <text:p>628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6323_Inspirat. Body 1.0_012</text:p>
          </table:table-cell>
          <table:table-cell table:formula="of:=[.A210]&amp;&quot;.h5&quot;" office:value-type="string" office:string-value="HDF5_File/KDC6-16323_Inspirat. Body 1.0_012.h5" calcext:value-type="string">
            <text:p>HDF5_File/KDC6-16323_Inspirat. Body 1.0_012.h5</text:p>
          </table:table-cell>
          <table:table-cell office:value-type="float" office:value="592" calcext:value-type="float">
            <text:p>592</text:p>
          </table:table-cell>
          <table:table-cell office:value-type="float" office:value="568" calcext:value-type="float">
            <text:p>568</text:p>
          </table:table-cell>
          <table:table-cell office:value-type="float" office:value="652" calcext:value-type="float">
            <text:p>652</text:p>
          </table:table-cell>
          <table:table-cell office:value-type="float" office:value="628" calcext:value-type="float">
            <text:p>62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6323_Inspirat. Lung 1.0_003</text:p>
          </table:table-cell>
          <table:table-cell table:formula="of:=[.A211]&amp;&quot;.h5&quot;" office:value-type="string" office:string-value="HDF5_File/KDC6-16323_Inspirat. Lung 1.0_003.h5" calcext:value-type="string">
            <text:p>HDF5_File/KDC6-16323_Inspirat. Lung 1.0_003.h5</text:p>
          </table:table-cell>
          <table:table-cell office:value-type="float" office:value="404" calcext:value-type="float">
            <text:p>404</text:p>
          </table:table-cell>
          <table:table-cell office:value-type="float" office:value="642" calcext:value-type="float">
            <text:p>642</text:p>
          </table:table-cell>
          <table:table-cell office:value-type="float" office:value="448" calcext:value-type="float">
            <text:p>448</text:p>
          </table:table-cell>
          <table:table-cell office:value-type="float" office:value="686" calcext:value-type="float">
            <text:p>686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6323_Inspirat. Lung 1.0_004</text:p>
          </table:table-cell>
          <table:table-cell table:formula="of:=[.A212]&amp;&quot;.h5&quot;" office:value-type="string" office:string-value="HDF5_File/KDC6-16323_Inspirat. Lung 1.0_004.h5" calcext:value-type="string">
            <text:p>HDF5_File/KDC6-16323_Inspirat. Lung 1.0_004.h5</text:p>
          </table:table-cell>
          <table:table-cell office:value-type="float" office:value="404" calcext:value-type="float">
            <text:p>404</text:p>
          </table:table-cell>
          <table:table-cell office:value-type="float" office:value="642" calcext:value-type="float">
            <text:p>642</text:p>
          </table:table-cell>
          <table:table-cell office:value-type="float" office:value="448" calcext:value-type="float">
            <text:p>448</text:p>
          </table:table-cell>
          <table:table-cell office:value-type="float" office:value="686" calcext:value-type="float">
            <text:p>68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6323_Inspirat. Lung 1.0_004</text:p>
          </table:table-cell>
          <table:table-cell table:formula="of:=[.A213]&amp;&quot;.h5&quot;" office:value-type="string" office:string-value="HDF5_File/KDC6-16323_Inspirat. Lung 1.0_004.h5" calcext:value-type="string">
            <text:p>HDF5_File/KDC6-16323_Inspirat. Lung 1.0_004.h5</text:p>
          </table:table-cell>
          <table:table-cell office:value-type="float" office:value="450" calcext:value-type="float">
            <text:p>450</text:p>
          </table:table-cell>
          <table:table-cell office:value-type="float" office:value="626" calcext:value-type="float">
            <text:p>626</text:p>
          </table:table-cell>
          <table:table-cell office:value-type="float" office:value="486" calcext:value-type="float">
            <text:p>486</text:p>
          </table:table-cell>
          <table:table-cell office:value-type="float" office:value="662" calcext:value-type="float">
            <text:p>66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323_Inspirat. Lung 1.0_005</text:p>
          </table:table-cell>
          <table:table-cell table:formula="of:=[.A214]&amp;&quot;.h5&quot;" office:value-type="string" office:string-value="HDF5_File/KDC6-16323_Inspirat. Lung 1.0_005.h5" calcext:value-type="string">
            <text:p>HDF5_File/KDC6-16323_Inspirat. Lung 1.0_005.h5</text:p>
          </table:table-cell>
          <table:table-cell office:value-type="float" office:value="734" calcext:value-type="float">
            <text:p>734</text:p>
          </table:table-cell>
          <table:table-cell office:value-type="float" office:value="768" calcext:value-type="float">
            <text:p>768</text:p>
          </table:table-cell>
          <table:table-cell office:value-type="float" office:value="774" calcext:value-type="float">
            <text:p>774</text:p>
          </table:table-cell>
          <table:table-cell office:value-type="float" office:value="808" calcext:value-type="float">
            <text:p>808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323_Inspirat. Lung 1.0_005</text:p>
          </table:table-cell>
          <table:table-cell table:formula="of:=[.A215]&amp;&quot;.h5&quot;" office:value-type="string" office:string-value="HDF5_File/KDC6-16323_Inspirat. Lung 1.0_005.h5" calcext:value-type="string">
            <text:p>HDF5_File/KDC6-16323_Inspirat. Lung 1.0_005.h5</text:p>
          </table:table-cell>
          <table:table-cell office:value-type="float" office:value="724" calcext:value-type="float">
            <text:p>724</text:p>
          </table:table-cell>
          <table:table-cell office:value-type="float" office:value="720" calcext:value-type="float">
            <text:p>720</text:p>
          </table:table-cell>
          <table:table-cell office:value-type="float" office:value="764" calcext:value-type="float">
            <text:p>764</text:p>
          </table:table-cell>
          <table:table-cell office:value-type="float" office:value="760" calcext:value-type="float">
            <text:p>760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6323_Inspirat. Lung 1.0_005</text:p>
          </table:table-cell>
          <table:table-cell table:formula="of:=[.A216]&amp;&quot;.h5&quot;" office:value-type="string" office:string-value="HDF5_File/KDC6-16323_Inspirat. Lung 1.0_005.h5" calcext:value-type="string">
            <text:p>HDF5_File/KDC6-16323_Inspirat. Lung 1.0_005.h5</text:p>
          </table:table-cell>
          <table:table-cell office:value-type="float" office:value="802" calcext:value-type="float">
            <text:p>802</text:p>
          </table:table-cell>
          <table:table-cell office:value-type="float" office:value="436" calcext:value-type="float">
            <text:p>436</text:p>
          </table:table-cell>
          <table:table-cell office:value-type="float" office:value="842" calcext:value-type="float">
            <text:p>842</text:p>
          </table:table-cell>
          <table:table-cell office:value-type="float" office:value="476" calcext:value-type="float">
            <text:p>47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6323_Inspirat. Lung 1.0_006</text:p>
          </table:table-cell>
          <table:table-cell table:formula="of:=[.A217]&amp;&quot;.h5&quot;" office:value-type="string" office:string-value="HDF5_File/KDC6-16323_Inspirat. Lung 1.0_006.h5" calcext:value-type="string">
            <text:p>HDF5_File/KDC6-16323_Inspirat. Lung 1.0_006.h5</text:p>
          </table:table-cell>
          <table:table-cell office:value-type="float" office:value="724" calcext:value-type="float">
            <text:p>724</text:p>
          </table:table-cell>
          <table:table-cell office:value-type="float" office:value="720" calcext:value-type="float">
            <text:p>720</text:p>
          </table:table-cell>
          <table:table-cell office:value-type="float" office:value="764" calcext:value-type="float">
            <text:p>764</text:p>
          </table:table-cell>
          <table:table-cell office:value-type="float" office:value="760" calcext:value-type="float">
            <text:p>76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6323_Inspirat. Lung 1.0_006</text:p>
          </table:table-cell>
          <table:table-cell table:formula="of:=[.A218]&amp;&quot;.h5&quot;" office:value-type="string" office:string-value="HDF5_File/KDC6-16323_Inspirat. Lung 1.0_006.h5" calcext:value-type="string">
            <text:p>HDF5_File/KDC6-16323_Inspirat. Lung 1.0_006.h5</text:p>
          </table:table-cell>
          <table:table-cell office:value-type="float" office:value="802" calcext:value-type="float">
            <text:p>802</text:p>
          </table:table-cell>
          <table:table-cell office:value-type="float" office:value="436" calcext:value-type="float">
            <text:p>436</text:p>
          </table:table-cell>
          <table:table-cell office:value-type="float" office:value="842" calcext:value-type="float">
            <text:p>842</text:p>
          </table:table-cell>
          <table:table-cell office:value-type="float" office:value="476" calcext:value-type="float">
            <text:p>47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6323_Inspirat. Lung 1.0_006</text:p>
          </table:table-cell>
          <table:table-cell table:formula="of:=[.A219]&amp;&quot;.h5&quot;" office:value-type="string" office:string-value="HDF5_File/KDC6-16323_Inspirat. Lung 1.0_006.h5" calcext:value-type="string">
            <text:p>HDF5_File/KDC6-16323_Inspirat. Lung 1.0_006.h5</text:p>
          </table:table-cell>
          <table:table-cell office:value-type="float" office:value="292" calcext:value-type="float">
            <text:p>292</text:p>
          </table:table-cell>
          <table:table-cell office:value-type="float" office:value="268" calcext:value-type="float">
            <text:p>268</text:p>
          </table:table-cell>
          <table:table-cell office:value-type="float" office:value="324" calcext:value-type="float">
            <text:p>324</text:p>
          </table:table-cell>
          <table:table-cell office:value-type="float" office:value="300" calcext:value-type="float">
            <text:p>300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6323_Inspirat. Lung 1.0_006</text:p>
          </table:table-cell>
          <table:table-cell table:formula="of:=[.A220]&amp;&quot;.h5&quot;" office:value-type="string" office:string-value="HDF5_File/KDC6-16323_Inspirat. Lung 1.0_006.h5" calcext:value-type="string">
            <text:p>HDF5_File/KDC6-16323_Inspirat. Lung 1.0_006.h5</text:p>
          </table:table-cell>
          <table:table-cell office:value-type="float" office:value="696" calcext:value-type="float">
            <text:p>696</text:p>
          </table:table-cell>
          <table:table-cell office:value-type="float" office:value="312" calcext:value-type="float">
            <text:p>312</text:p>
          </table:table-cell>
          <table:table-cell office:value-type="float" office:value="736" calcext:value-type="float">
            <text:p>736</text:p>
          </table:table-cell>
          <table:table-cell office:value-type="float" office:value="352" calcext:value-type="float">
            <text:p>352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6323_Inspirat. Lung 1.0_006</text:p>
          </table:table-cell>
          <table:table-cell table:formula="of:=[.A221]&amp;&quot;.h5&quot;" office:value-type="string" office:string-value="HDF5_File/KDC6-16323_Inspirat. Lung 1.0_006.h5" calcext:value-type="string">
            <text:p>HDF5_File/KDC6-16323_Inspirat. Lung 1.0_006.h5</text:p>
          </table:table-cell>
          <table:table-cell office:value-type="float" office:value="188" calcext:value-type="float">
            <text:p>188</text:p>
          </table:table-cell>
          <table:table-cell office:value-type="float" office:value="584" calcext:value-type="float">
            <text:p>584</text:p>
          </table:table-cell>
          <table:table-cell office:value-type="float" office:value="236" calcext:value-type="float">
            <text:p>236</text:p>
          </table:table-cell>
          <table:table-cell office:value-type="float" office:value="632" calcext:value-type="float">
            <text:p>632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6323_Inspirat. Lung 1.0_007</text:p>
          </table:table-cell>
          <table:table-cell table:formula="of:=[.A222]&amp;&quot;.h5&quot;" office:value-type="string" office:string-value="HDF5_File/KDC6-16323_Inspirat. Lung 1.0_007.h5" calcext:value-type="string">
            <text:p>HDF5_File/KDC6-16323_Inspirat. Lung 1.0_007.h5</text:p>
          </table:table-cell>
          <table:table-cell office:value-type="float" office:value="188" calcext:value-type="float">
            <text:p>188</text:p>
          </table:table-cell>
          <table:table-cell office:value-type="float" office:value="584" calcext:value-type="float">
            <text:p>584</text:p>
          </table:table-cell>
          <table:table-cell office:value-type="float" office:value="236" calcext:value-type="float">
            <text:p>236</text:p>
          </table:table-cell>
          <table:table-cell office:value-type="float" office:value="632" calcext:value-type="float">
            <text:p>63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6323_Inspirat. Lung 1.0_007</text:p>
          </table:table-cell>
          <table:table-cell table:formula="of:=[.A223]&amp;&quot;.h5&quot;" office:value-type="string" office:string-value="HDF5_File/KDC6-16323_Inspirat. Lung 1.0_007.h5" calcext:value-type="string">
            <text:p>HDF5_File/KDC6-16323_Inspirat. Lung 1.0_007.h5</text:p>
          </table:table-cell>
          <table:table-cell office:value-type="float" office:value="828" calcext:value-type="float">
            <text:p>828</text:p>
          </table:table-cell>
          <table:table-cell office:value-type="float" office:value="512" calcext:value-type="float">
            <text:p>512</text:p>
          </table:table-cell>
          <table:table-cell office:value-type="float" office:value="884" calcext:value-type="float">
            <text:p>884</text:p>
          </table:table-cell>
          <table:table-cell office:value-type="float" office:value="568" calcext:value-type="float">
            <text:p>56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6323_Inspirat. Lung 1.0_007</text:p>
          </table:table-cell>
          <table:table-cell table:formula="of:=[.A224]&amp;&quot;.h5&quot;" office:value-type="string" office:string-value="HDF5_File/KDC6-16323_Inspirat. Lung 1.0_007.h5" calcext:value-type="string">
            <text:p>HDF5_File/KDC6-16323_Inspirat. Lung 1.0_007.h5</text:p>
          </table:table-cell>
          <table:table-cell office:value-type="float" office:value="578" calcext:value-type="float">
            <text:p>578</text:p>
          </table:table-cell>
          <table:table-cell office:value-type="float" office:value="746" calcext:value-type="float">
            <text:p>746</text:p>
          </table:table-cell>
          <table:table-cell office:value-type="float" office:value="630" calcext:value-type="float">
            <text:p>630</text:p>
          </table:table-cell>
          <table:table-cell office:value-type="float" office:value="798" calcext:value-type="float">
            <text:p>798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6323_Inspirat. Lung 1.0_008</text:p>
          </table:table-cell>
          <table:table-cell table:formula="of:=[.A225]&amp;&quot;.h5&quot;" office:value-type="string" office:string-value="HDF5_File/KDC6-16323_Inspirat. Lung 1.0_008.h5" calcext:value-type="string">
            <text:p>HDF5_File/KDC6-16323_Inspirat. Lung 1.0_008.h5</text:p>
          </table:table-cell>
          <table:table-cell office:value-type="float" office:value="578" calcext:value-type="float">
            <text:p>578</text:p>
          </table:table-cell>
          <table:table-cell office:value-type="float" office:value="746" calcext:value-type="float">
            <text:p>746</text:p>
          </table:table-cell>
          <table:table-cell office:value-type="float" office:value="630" calcext:value-type="float">
            <text:p>630</text:p>
          </table:table-cell>
          <table:table-cell office:value-type="float" office:value="798" calcext:value-type="float">
            <text:p>79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6323_Inspirat. Lung 1.0_008</text:p>
          </table:table-cell>
          <table:table-cell table:formula="of:=[.A226]&amp;&quot;.h5&quot;" office:value-type="string" office:string-value="HDF5_File/KDC6-16323_Inspirat. Lung 1.0_008.h5" calcext:value-type="string">
            <text:p>HDF5_File/KDC6-16323_Inspirat. Lung 1.0_008.h5</text:p>
          </table:table-cell>
          <table:table-cell office:value-type="float" office:value="856" calcext:value-type="float">
            <text:p>856</text:p>
          </table:table-cell>
          <table:table-cell office:value-type="float" office:value="338" calcext:value-type="float">
            <text:p>338</text:p>
          </table:table-cell>
          <table:table-cell office:value-type="float" office:value="888" calcext:value-type="float">
            <text:p>888</text:p>
          </table:table-cell>
          <table:table-cell office:value-type="float" office:value="370" calcext:value-type="float">
            <text:p>370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6323_Inspirat. Lung 1.0_008</text:p>
          </table:table-cell>
          <table:table-cell table:formula="of:=[.A227]&amp;&quot;.h5&quot;" office:value-type="string" office:string-value="HDF5_File/KDC6-16323_Inspirat. Lung 1.0_008.h5" calcext:value-type="string">
            <text:p>HDF5_File/KDC6-16323_Inspirat. Lung 1.0_008.h5</text:p>
          </table:table-cell>
          <table:table-cell office:value-type="float" office:value="568" calcext:value-type="float">
            <text:p>568</text:p>
          </table:table-cell>
          <table:table-cell office:value-type="float" office:value="764" calcext:value-type="float">
            <text:p>764</text:p>
          </table:table-cell>
          <table:table-cell office:value-type="float" office:value="620" calcext:value-type="float">
            <text:p>620</text:p>
          </table:table-cell>
          <table:table-cell office:value-type="float" office:value="816" calcext:value-type="float">
            <text:p>816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6323_Inspirat. Lung 1.0_008</text:p>
          </table:table-cell>
          <table:table-cell table:formula="of:=[.A228]&amp;&quot;.h5&quot;" office:value-type="string" office:string-value="HDF5_File/KDC6-16323_Inspirat. Lung 1.0_008.h5" calcext:value-type="string">
            <text:p>HDF5_File/KDC6-16323_Inspirat. Lung 1.0_008.h5</text:p>
          </table:table-cell>
          <table:table-cell office:value-type="float" office:value="868" calcext:value-type="float">
            <text:p>868</text:p>
          </table:table-cell>
          <table:table-cell office:value-type="float" office:value="354" calcext:value-type="float">
            <text:p>354</text:p>
          </table:table-cell>
          <table:table-cell office:value-type="float" office:value="900" calcext:value-type="float">
            <text:p>900</text:p>
          </table:table-cell>
          <table:table-cell office:value-type="float" office:value="386" calcext:value-type="float">
            <text:p>386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6323_Inspirat. Lung 1.0_009</text:p>
          </table:table-cell>
          <table:table-cell table:formula="of:=[.A229]&amp;&quot;.h5&quot;" office:value-type="string" office:string-value="HDF5_File/KDC6-16323_Inspirat. Lung 1.0_009.h5" calcext:value-type="string">
            <text:p>HDF5_File/KDC6-16323_Inspirat. Lung 1.0_009.h5</text:p>
          </table:table-cell>
          <table:table-cell office:value-type="float" office:value="568" calcext:value-type="float">
            <text:p>568</text:p>
          </table:table-cell>
          <table:table-cell office:value-type="float" office:value="764" calcext:value-type="float">
            <text:p>764</text:p>
          </table:table-cell>
          <table:table-cell office:value-type="float" office:value="620" calcext:value-type="float">
            <text:p>620</text:p>
          </table:table-cell>
          <table:table-cell office:value-type="float" office:value="816" calcext:value-type="float">
            <text:p>8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6323_Inspirat. Lung 1.0_009</text:p>
          </table:table-cell>
          <table:table-cell table:formula="of:=[.A230]&amp;&quot;.h5&quot;" office:value-type="string" office:string-value="HDF5_File/KDC6-16323_Inspirat. Lung 1.0_009.h5" calcext:value-type="string">
            <text:p>HDF5_File/KDC6-16323_Inspirat. Lung 1.0_009.h5</text:p>
          </table:table-cell>
          <table:table-cell office:value-type="float" office:value="868" calcext:value-type="float">
            <text:p>868</text:p>
          </table:table-cell>
          <table:table-cell office:value-type="float" office:value="354" calcext:value-type="float">
            <text:p>354</text:p>
          </table:table-cell>
          <table:table-cell office:value-type="float" office:value="900" calcext:value-type="float">
            <text:p>900</text:p>
          </table:table-cell>
          <table:table-cell office:value-type="float" office:value="386" calcext:value-type="float">
            <text:p>38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6323_Inspirat. Lung 1.0_009</text:p>
          </table:table-cell>
          <table:table-cell table:formula="of:=[.A231]&amp;&quot;.h5&quot;" office:value-type="string" office:string-value="HDF5_File/KDC6-16323_Inspirat. Lung 1.0_009.h5" calcext:value-type="string">
            <text:p>HDF5_File/KDC6-16323_Inspirat. Lung 1.0_009.h5</text:p>
          </table:table-cell>
          <table:table-cell office:value-type="float" office:value="588" calcext:value-type="float">
            <text:p>588</text:p>
          </table:table-cell>
          <table:table-cell office:value-type="float" office:value="536" calcext:value-type="float">
            <text:p>536</text:p>
          </table:table-cell>
          <table:table-cell office:value-type="float" office:value="628" calcext:value-type="float">
            <text:p>628</text:p>
          </table:table-cell>
          <table:table-cell office:value-type="float" office:value="576" calcext:value-type="float">
            <text:p>576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6323_Inspirat. Lung 1.0_009</text:p>
          </table:table-cell>
          <table:table-cell table:formula="of:=[.A232]&amp;&quot;.h5&quot;" office:value-type="string" office:string-value="HDF5_File/KDC6-16323_Inspirat. Lung 1.0_009.h5" calcext:value-type="string">
            <text:p>HDF5_File/KDC6-16323_Inspirat. Lung 1.0_009.h5</text:p>
          </table:table-cell>
          <table:table-cell office:value-type="float" office:value="598" calcext:value-type="float">
            <text:p>598</text:p>
          </table:table-cell>
          <table:table-cell office:value-type="float" office:value="758" calcext:value-type="float">
            <text:p>758</text:p>
          </table:table-cell>
          <table:table-cell office:value-type="float" office:value="630" calcext:value-type="float">
            <text:p>630</text:p>
          </table:table-cell>
          <table:table-cell office:value-type="float" office:value="790" calcext:value-type="float">
            <text:p>790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323_Inspirat. Lung 1.0_009</text:p>
          </table:table-cell>
          <table:table-cell table:formula="of:=[.A233]&amp;&quot;.h5&quot;" office:value-type="string" office:string-value="HDF5_File/KDC6-16323_Inspirat. Lung 1.0_009.h5" calcext:value-type="string">
            <text:p>HDF5_File/KDC6-16323_Inspirat. Lung 1.0_009.h5</text:p>
          </table:table-cell>
          <table:table-cell office:value-type="float" office:value="594" calcext:value-type="float">
            <text:p>594</text:p>
          </table:table-cell>
          <table:table-cell office:value-type="float" office:value="722" calcext:value-type="float">
            <text:p>722</text:p>
          </table:table-cell>
          <table:table-cell office:value-type="float" office:value="630" calcext:value-type="float">
            <text:p>630</text:p>
          </table:table-cell>
          <table:table-cell office:value-type="float" office:value="758" calcext:value-type="float">
            <text:p>758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323_Inspirat. Lung 1.0_009</text:p>
          </table:table-cell>
          <table:table-cell table:formula="of:=[.A234]&amp;&quot;.h5&quot;" office:value-type="string" office:string-value="HDF5_File/KDC6-16323_Inspirat. Lung 1.0_009.h5" calcext:value-type="string">
            <text:p>HDF5_File/KDC6-16323_Inspirat. Lung 1.0_009.h5</text:p>
          </table:table-cell>
          <table:table-cell office:value-type="float" office:value="778" calcext:value-type="float">
            <text:p>778</text:p>
          </table:table-cell>
          <table:table-cell office:value-type="float" office:value="510" calcext:value-type="float">
            <text:p>510</text:p>
          </table:table-cell>
          <table:table-cell office:value-type="float" office:value="830" calcext:value-type="float">
            <text:p>830</text:p>
          </table:table-cell>
          <table:table-cell office:value-type="float" office:value="562" calcext:value-type="float">
            <text:p>562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6323_Inspirat. Lung 1.0_009</text:p>
          </table:table-cell>
          <table:table-cell table:formula="of:=[.A235]&amp;&quot;.h5&quot;" office:value-type="string" office:string-value="HDF5_File/KDC6-16323_Inspirat. Lung 1.0_009.h5" calcext:value-type="string">
            <text:p>HDF5_File/KDC6-16323_Inspirat. Lung 1.0_009.h5</text:p>
          </table:table-cell>
          <table:table-cell office:value-type="float" office:value="720" calcext:value-type="float">
            <text:p>720</text:p>
          </table:table-cell>
          <table:table-cell office:value-type="float" office:value="452" calcext:value-type="float">
            <text:p>452</text:p>
          </table:table-cell>
          <table:table-cell office:value-type="float" office:value="776" calcext:value-type="float">
            <text:p>776</text:p>
          </table:table-cell>
          <table:table-cell office:value-type="float" office:value="508" calcext:value-type="float">
            <text:p>508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6323_Inspirat. Lung 1.0_009</text:p>
          </table:table-cell>
          <table:table-cell table:formula="of:=[.A236]&amp;&quot;.h5&quot;" office:value-type="string" office:string-value="HDF5_File/KDC6-16323_Inspirat. Lung 1.0_009.h5" calcext:value-type="string">
            <text:p>HDF5_File/KDC6-16323_Inspirat. Lung 1.0_009.h5</text:p>
          </table:table-cell>
          <table:table-cell office:value-type="float" office:value="808" calcext:value-type="float">
            <text:p>808</text:p>
          </table:table-cell>
          <table:table-cell office:value-type="float" office:value="518" calcext:value-type="float">
            <text:p>518</text:p>
          </table:table-cell>
          <table:table-cell office:value-type="float" office:value="864" calcext:value-type="float">
            <text:p>864</text:p>
          </table:table-cell>
          <table:table-cell office:value-type="float" office:value="574" calcext:value-type="float">
            <text:p>574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6323_Inspirat. Lung 1.0_009</text:p>
          </table:table-cell>
          <table:table-cell table:formula="of:=[.A237]&amp;&quot;.h5&quot;" office:value-type="string" office:string-value="HDF5_File/KDC6-16323_Inspirat. Lung 1.0_009.h5" calcext:value-type="string">
            <text:p>HDF5_File/KDC6-16323_Inspirat. Lung 1.0_009.h5</text:p>
          </table:table-cell>
          <table:table-cell office:value-type="float" office:value="774" calcext:value-type="float">
            <text:p>774</text:p>
          </table:table-cell>
          <table:table-cell office:value-type="float" office:value="394" calcext:value-type="float">
            <text:p>394</text:p>
          </table:table-cell>
          <table:table-cell office:value-type="float" office:value="870" calcext:value-type="float">
            <text:p>870</text:p>
          </table:table-cell>
          <table:table-cell office:value-type="float" office:value="490" calcext:value-type="float">
            <text:p>490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6323_Inspirat. Lung 1.0_010</text:p>
          </table:table-cell>
          <table:table-cell table:formula="of:=[.A238]&amp;&quot;.h5&quot;" office:value-type="string" office:string-value="HDF5_File/KDC6-16323_Inspirat. Lung 1.0_010.h5" calcext:value-type="string">
            <text:p>HDF5_File/KDC6-16323_Inspirat. Lung 1.0_010.h5</text:p>
          </table:table-cell>
          <table:table-cell office:value-type="float" office:value="594" calcext:value-type="float">
            <text:p>594</text:p>
          </table:table-cell>
          <table:table-cell office:value-type="float" office:value="722" calcext:value-type="float">
            <text:p>722</text:p>
          </table:table-cell>
          <table:table-cell office:value-type="float" office:value="630" calcext:value-type="float">
            <text:p>630</text:p>
          </table:table-cell>
          <table:table-cell office:value-type="float" office:value="758" calcext:value-type="float">
            <text:p>75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323_Inspirat. Lung 1.0_010</text:p>
          </table:table-cell>
          <table:table-cell table:formula="of:=[.A239]&amp;&quot;.h5&quot;" office:value-type="string" office:string-value="HDF5_File/KDC6-16323_Inspirat. Lung 1.0_010.h5" calcext:value-type="string">
            <text:p>HDF5_File/KDC6-16323_Inspirat. Lung 1.0_010.h5</text:p>
          </table:table-cell>
          <table:table-cell office:value-type="float" office:value="778" calcext:value-type="float">
            <text:p>778</text:p>
          </table:table-cell>
          <table:table-cell office:value-type="float" office:value="510" calcext:value-type="float">
            <text:p>510</text:p>
          </table:table-cell>
          <table:table-cell office:value-type="float" office:value="830" calcext:value-type="float">
            <text:p>830</text:p>
          </table:table-cell>
          <table:table-cell office:value-type="float" office:value="562" calcext:value-type="float">
            <text:p>56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6323_Inspirat. Lung 1.0_010</text:p>
          </table:table-cell>
          <table:table-cell table:formula="of:=[.A240]&amp;&quot;.h5&quot;" office:value-type="string" office:string-value="HDF5_File/KDC6-16323_Inspirat. Lung 1.0_010.h5" calcext:value-type="string">
            <text:p>HDF5_File/KDC6-16323_Inspirat. Lung 1.0_010.h5</text:p>
          </table:table-cell>
          <table:table-cell office:value-type="float" office:value="720" calcext:value-type="float">
            <text:p>720</text:p>
          </table:table-cell>
          <table:table-cell office:value-type="float" office:value="452" calcext:value-type="float">
            <text:p>452</text:p>
          </table:table-cell>
          <table:table-cell office:value-type="float" office:value="776" calcext:value-type="float">
            <text:p>776</text:p>
          </table:table-cell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6323_Inspirat. Lung 1.0_010</text:p>
          </table:table-cell>
          <table:table-cell table:formula="of:=[.A241]&amp;&quot;.h5&quot;" office:value-type="string" office:string-value="HDF5_File/KDC6-16323_Inspirat. Lung 1.0_010.h5" calcext:value-type="string">
            <text:p>HDF5_File/KDC6-16323_Inspirat. Lung 1.0_010.h5</text:p>
          </table:table-cell>
          <table:table-cell office:value-type="float" office:value="808" calcext:value-type="float">
            <text:p>808</text:p>
          </table:table-cell>
          <table:table-cell office:value-type="float" office:value="518" calcext:value-type="float">
            <text:p>518</text:p>
          </table:table-cell>
          <table:table-cell office:value-type="float" office:value="864" calcext:value-type="float">
            <text:p>864</text:p>
          </table:table-cell>
          <table:table-cell office:value-type="float" office:value="574" calcext:value-type="float">
            <text:p>574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6323_Inspirat. Lung 1.0_010</text:p>
          </table:table-cell>
          <table:table-cell table:formula="of:=[.A242]&amp;&quot;.h5&quot;" office:value-type="string" office:string-value="HDF5_File/KDC6-16323_Inspirat. Lung 1.0_010.h5" calcext:value-type="string">
            <text:p>HDF5_File/KDC6-16323_Inspirat. Lung 1.0_010.h5</text:p>
          </table:table-cell>
          <table:table-cell office:value-type="float" office:value="774" calcext:value-type="float">
            <text:p>774</text:p>
          </table:table-cell>
          <table:table-cell office:value-type="float" office:value="394" calcext:value-type="float">
            <text:p>394</text:p>
          </table:table-cell>
          <table:table-cell office:value-type="float" office:value="870" calcext:value-type="float">
            <text:p>870</text:p>
          </table:table-cell>
          <table:table-cell office:value-type="float" office:value="490" calcext:value-type="float">
            <text:p>49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6323_Inspirat. Lung 1.0_010</text:p>
          </table:table-cell>
          <table:table-cell table:formula="of:=[.A243]&amp;&quot;.h5&quot;" office:value-type="string" office:string-value="HDF5_File/KDC6-16323_Inspirat. Lung 1.0_010.h5" calcext:value-type="string">
            <text:p>HDF5_File/KDC6-16323_Inspirat. Lung 1.0_010.h5</text:p>
          </table:table-cell>
          <table:table-cell office:value-type="float" office:value="606" calcext:value-type="float">
            <text:p>606</text:p>
          </table:table-cell>
          <table:table-cell office:value-type="float" office:value="736" calcext:value-type="float">
            <text:p>736</text:p>
          </table:table-cell>
          <table:table-cell office:value-type="float" office:value="646" calcext:value-type="float">
            <text:p>646</text:p>
          </table:table-cell>
          <table:table-cell office:value-type="float" office:value="776" calcext:value-type="float">
            <text:p>776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6323_Inspirat. Lung 1.0_010</text:p>
          </table:table-cell>
          <table:table-cell table:formula="of:=[.A244]&amp;&quot;.h5&quot;" office:value-type="string" office:string-value="HDF5_File/KDC6-16323_Inspirat. Lung 1.0_010.h5" calcext:value-type="string">
            <text:p>HDF5_File/KDC6-16323_Inspirat. Lung 1.0_010.h5</text:p>
          </table:table-cell>
          <table:table-cell office:value-type="float" office:value="774" calcext:value-type="float">
            <text:p>774</text:p>
          </table:table-cell>
          <table:table-cell office:value-type="float" office:value="748" calcext:value-type="float">
            <text:p>748</text:p>
          </table:table-cell>
          <table:table-cell office:value-type="float" office:value="810" calcext:value-type="float">
            <text:p>810</text:p>
          </table:table-cell>
          <table:table-cell office:value-type="float" office:value="784" calcext:value-type="float">
            <text:p>784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6323_Inspirat. Lung 1.0_010</text:p>
          </table:table-cell>
          <table:table-cell table:formula="of:=[.A245]&amp;&quot;.h5&quot;" office:value-type="string" office:string-value="HDF5_File/KDC6-16323_Inspirat. Lung 1.0_010.h5" calcext:value-type="string">
            <text:p>HDF5_File/KDC6-16323_Inspirat. Lung 1.0_010.h5</text:p>
          </table:table-cell>
          <table:table-cell office:value-type="float" office:value="600" calcext:value-type="float">
            <text:p>600</text:p>
          </table:table-cell>
          <table:table-cell office:value-type="float" office:value="522" calcext:value-type="float">
            <text:p>522</text:p>
          </table:table-cell>
          <table:table-cell office:value-type="float" office:value="636" calcext:value-type="float">
            <text:p>636</text:p>
          </table:table-cell>
          <table:table-cell office:value-type="float" office:value="558" calcext:value-type="float">
            <text:p>558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6323_Inspirat. Lung 1.0_011</text:p>
          </table:table-cell>
          <table:table-cell table:formula="of:=[.A246]&amp;&quot;.h5&quot;" office:value-type="string" office:string-value="HDF5_File/KDC6-16323_Inspirat. Lung 1.0_011.h5" calcext:value-type="string">
            <text:p>HDF5_File/KDC6-16323_Inspirat. Lung 1.0_011.h5</text:p>
          </table:table-cell>
          <table:table-cell office:value-type="float" office:value="600" calcext:value-type="float">
            <text:p>600</text:p>
          </table:table-cell>
          <table:table-cell office:value-type="float" office:value="522" calcext:value-type="float">
            <text:p>522</text:p>
          </table:table-cell>
          <table:table-cell office:value-type="float" office:value="636" calcext:value-type="float">
            <text:p>636</text:p>
          </table:table-cell>
          <table:table-cell office:value-type="float" office:value="558" calcext:value-type="float">
            <text:p>55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6323_Inspirat. Lung 1.0_011</text:p>
          </table:table-cell>
          <table:table-cell table:formula="of:=[.A247]&amp;&quot;.h5&quot;" office:value-type="string" office:string-value="HDF5_File/KDC6-16323_Inspirat. Lung 1.0_011.h5" calcext:value-type="string">
            <text:p>HDF5_File/KDC6-16323_Inspirat. Lung 1.0_011.h5</text:p>
          </table:table-cell>
          <table:table-cell office:value-type="float" office:value="670" calcext:value-type="float">
            <text:p>670</text:p>
          </table:table-cell>
          <table:table-cell office:value-type="float" office:value="586" calcext:value-type="float">
            <text:p>586</text:p>
          </table:table-cell>
          <table:table-cell office:value-type="float" office:value="710" calcext:value-type="float">
            <text:p>710</text:p>
          </table:table-cell>
          <table:table-cell office:value-type="float" office:value="626" calcext:value-type="float">
            <text:p>626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6323_Inspirat. Lung 1.0_011</text:p>
          </table:table-cell>
          <table:table-cell table:formula="of:=[.A248]&amp;&quot;.h5&quot;" office:value-type="string" office:string-value="HDF5_File/KDC6-16323_Inspirat. Lung 1.0_011.h5" calcext:value-type="string">
            <text:p>HDF5_File/KDC6-16323_Inspirat. Lung 1.0_011.h5</text:p>
          </table:table-cell>
          <table:table-cell office:value-type="float" office:value="592" calcext:value-type="float">
            <text:p>592</text:p>
          </table:table-cell>
          <table:table-cell office:value-type="float" office:value="568" calcext:value-type="float">
            <text:p>568</text:p>
          </table:table-cell>
          <table:table-cell office:value-type="float" office:value="652" calcext:value-type="float">
            <text:p>652</text:p>
          </table:table-cell>
          <table:table-cell office:value-type="float" office:value="628" calcext:value-type="float">
            <text:p>628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6323_Inspirat. Lung 1.0_012</text:p>
          </table:table-cell>
          <table:table-cell table:formula="of:=[.A249]&amp;&quot;.h5&quot;" office:value-type="string" office:string-value="HDF5_File/KDC6-16323_Inspirat. Lung 1.0_012.h5" calcext:value-type="string">
            <text:p>HDF5_File/KDC6-16323_Inspirat. Lung 1.0_012.h5</text:p>
          </table:table-cell>
          <table:table-cell office:value-type="float" office:value="592" calcext:value-type="float">
            <text:p>592</text:p>
          </table:table-cell>
          <table:table-cell office:value-type="float" office:value="568" calcext:value-type="float">
            <text:p>568</text:p>
          </table:table-cell>
          <table:table-cell office:value-type="float" office:value="652" calcext:value-type="float">
            <text:p>652</text:p>
          </table:table-cell>
          <table:table-cell office:value-type="float" office:value="628" calcext:value-type="float">
            <text:p>62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6528_Inspirat. Body 1.0_003</text:p>
          </table:table-cell>
          <table:table-cell table:formula="of:=[.A250]&amp;&quot;.h5&quot;" office:value-type="string" office:string-value="HDF5_File/KDC6-16528_Inspirat. Body 1.0_003.h5" calcext:value-type="string">
            <text:p>HDF5_File/KDC6-16528_Inspirat. Body 1.0_003.h5</text:p>
          </table:table-cell>
          <table:table-cell office:value-type="float" office:value="714" calcext:value-type="float">
            <text:p>714</text:p>
          </table:table-cell>
          <table:table-cell office:value-type="float" office:value="404" calcext:value-type="float">
            <text:p>404</text:p>
          </table:table-cell>
          <table:table-cell office:value-type="float" office:value="766" calcext:value-type="float">
            <text:p>766</text:p>
          </table:table-cell>
          <table:table-cell office:value-type="float" office:value="456" calcext:value-type="float">
            <text:p>456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528_Inspirat. Body 1.0_004</text:p>
          </table:table-cell>
          <table:table-cell table:formula="of:=[.A251]&amp;&quot;.h5&quot;" office:value-type="string" office:string-value="HDF5_File/KDC6-16528_Inspirat. Body 1.0_004.h5" calcext:value-type="string">
            <text:p>HDF5_File/KDC6-16528_Inspirat. Body 1.0_004.h5</text:p>
          </table:table-cell>
          <table:table-cell office:value-type="float" office:value="714" calcext:value-type="float">
            <text:p>714</text:p>
          </table:table-cell>
          <table:table-cell office:value-type="float" office:value="404" calcext:value-type="float">
            <text:p>404</text:p>
          </table:table-cell>
          <table:table-cell office:value-type="float" office:value="766" calcext:value-type="float">
            <text:p>766</text:p>
          </table:table-cell>
          <table:table-cell office:value-type="float" office:value="456" calcext:value-type="float">
            <text:p>456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528_Inspirat. Body 1.0_007</text:p>
          </table:table-cell>
          <table:table-cell table:formula="of:=[.A252]&amp;&quot;.h5&quot;" office:value-type="string" office:string-value="HDF5_File/KDC6-16528_Inspirat. Body 1.0_007.h5" calcext:value-type="string">
            <text:p>HDF5_File/KDC6-16528_Inspirat. Body 1.0_007.h5</text:p>
          </table:table-cell>
          <table:table-cell office:value-type="float" office:value="298" calcext:value-type="float">
            <text:p>298</text:p>
          </table:table-cell>
          <table:table-cell office:value-type="float" office:value="746" calcext:value-type="float">
            <text:p>746</text:p>
          </table:table-cell>
          <table:table-cell office:value-type="float" office:value="338" calcext:value-type="float">
            <text:p>338</text:p>
          </table:table-cell>
          <table:table-cell office:value-type="float" office:value="786" calcext:value-type="float">
            <text:p>786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6528_Inspirat. Body 1.0_008</text:p>
          </table:table-cell>
          <table:table-cell table:formula="of:=[.A253]&amp;&quot;.h5&quot;" office:value-type="string" office:string-value="HDF5_File/KDC6-16528_Inspirat. Body 1.0_008.h5" calcext:value-type="string">
            <text:p>HDF5_File/KDC6-16528_Inspirat. Body 1.0_008.h5</text:p>
          </table:table-cell>
          <table:table-cell office:value-type="float" office:value="298" calcext:value-type="float">
            <text:p>298</text:p>
          </table:table-cell>
          <table:table-cell office:value-type="float" office:value="746" calcext:value-type="float">
            <text:p>746</text:p>
          </table:table-cell>
          <table:table-cell office:value-type="float" office:value="338" calcext:value-type="float">
            <text:p>338</text:p>
          </table:table-cell>
          <table:table-cell office:value-type="float" office:value="786" calcext:value-type="float">
            <text:p>7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6528_Inspirat. Lung 1.0_003</text:p>
          </table:table-cell>
          <table:table-cell table:formula="of:=[.A254]&amp;&quot;.h5&quot;" office:value-type="string" office:string-value="HDF5_File/KDC6-16528_Inspirat. Lung 1.0_003.h5" calcext:value-type="string">
            <text:p>HDF5_File/KDC6-16528_Inspirat. Lung 1.0_003.h5</text:p>
          </table:table-cell>
          <table:table-cell office:value-type="float" office:value="714" calcext:value-type="float">
            <text:p>714</text:p>
          </table:table-cell>
          <table:table-cell office:value-type="float" office:value="404" calcext:value-type="float">
            <text:p>404</text:p>
          </table:table-cell>
          <table:table-cell office:value-type="float" office:value="766" calcext:value-type="float">
            <text:p>766</text:p>
          </table:table-cell>
          <table:table-cell office:value-type="float" office:value="456" calcext:value-type="float">
            <text:p>456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528_Inspirat. Lung 1.0_004</text:p>
          </table:table-cell>
          <table:table-cell table:formula="of:=[.A255]&amp;&quot;.h5&quot;" office:value-type="string" office:string-value="HDF5_File/KDC6-16528_Inspirat. Lung 1.0_004.h5" calcext:value-type="string">
            <text:p>HDF5_File/KDC6-16528_Inspirat. Lung 1.0_004.h5</text:p>
          </table:table-cell>
          <table:table-cell office:value-type="float" office:value="714" calcext:value-type="float">
            <text:p>714</text:p>
          </table:table-cell>
          <table:table-cell office:value-type="float" office:value="404" calcext:value-type="float">
            <text:p>404</text:p>
          </table:table-cell>
          <table:table-cell office:value-type="float" office:value="766" calcext:value-type="float">
            <text:p>766</text:p>
          </table:table-cell>
          <table:table-cell office:value-type="float" office:value="456" calcext:value-type="float">
            <text:p>456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528_Inspirat. Lung 1.0_007</text:p>
          </table:table-cell>
          <table:table-cell table:formula="of:=[.A256]&amp;&quot;.h5&quot;" office:value-type="string" office:string-value="HDF5_File/KDC6-16528_Inspirat. Lung 1.0_007.h5" calcext:value-type="string">
            <text:p>HDF5_File/KDC6-16528_Inspirat. Lung 1.0_007.h5</text:p>
          </table:table-cell>
          <table:table-cell office:value-type="float" office:value="298" calcext:value-type="float">
            <text:p>298</text:p>
          </table:table-cell>
          <table:table-cell office:value-type="float" office:value="746" calcext:value-type="float">
            <text:p>746</text:p>
          </table:table-cell>
          <table:table-cell office:value-type="float" office:value="338" calcext:value-type="float">
            <text:p>338</text:p>
          </table:table-cell>
          <table:table-cell office:value-type="float" office:value="786" calcext:value-type="float">
            <text:p>786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6528_Inspirat. Lung 1.0_008</text:p>
          </table:table-cell>
          <table:table-cell table:formula="of:=[.A257]&amp;&quot;.h5&quot;" office:value-type="string" office:string-value="HDF5_File/KDC6-16528_Inspirat. Lung 1.0_008.h5" calcext:value-type="string">
            <text:p>HDF5_File/KDC6-16528_Inspirat. Lung 1.0_008.h5</text:p>
          </table:table-cell>
          <table:table-cell office:value-type="float" office:value="298" calcext:value-type="float">
            <text:p>298</text:p>
          </table:table-cell>
          <table:table-cell office:value-type="float" office:value="746" calcext:value-type="float">
            <text:p>746</text:p>
          </table:table-cell>
          <table:table-cell office:value-type="float" office:value="338" calcext:value-type="float">
            <text:p>338</text:p>
          </table:table-cell>
          <table:table-cell office:value-type="float" office:value="786" calcext:value-type="float">
            <text:p>7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6872_Inspirat. Body 1.0_001</text:p>
          </table:table-cell>
          <table:table-cell table:formula="of:=[.A258]&amp;&quot;.h5&quot;" office:value-type="string" office:string-value="HDF5_File/KDC6-16872_Inspirat. Body 1.0_001.h5" calcext:value-type="string">
            <text:p>HDF5_File/KDC6-16872_Inspirat. Body 1.0_001.h5</text:p>
          </table:table-cell>
          <table:table-cell office:value-type="float" office:value="628" calcext:value-type="float">
            <text:p>628</text:p>
          </table:table-cell>
          <table:table-cell office:value-type="float" office:value="650" calcext:value-type="float">
            <text:p>650</text:p>
          </table:table-cell>
          <table:table-cell office:value-type="float" office:value="672" calcext:value-type="float">
            <text:p>672</text:p>
          </table:table-cell>
          <table:table-cell office:value-type="float" office:value="694" calcext:value-type="float">
            <text:p>694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6872_Inspirat. Body 1.0_002</text:p>
          </table:table-cell>
          <table:table-cell table:formula="of:=[.A259]&amp;&quot;.h5&quot;" office:value-type="string" office:string-value="HDF5_File/KDC6-16872_Inspirat. Body 1.0_002.h5" calcext:value-type="string">
            <text:p>HDF5_File/KDC6-16872_Inspirat. Body 1.0_002.h5</text:p>
          </table:table-cell>
          <table:table-cell office:value-type="float" office:value="628" calcext:value-type="float">
            <text:p>628</text:p>
          </table:table-cell>
          <table:table-cell office:value-type="float" office:value="650" calcext:value-type="float">
            <text:p>650</text:p>
          </table:table-cell>
          <table:table-cell office:value-type="float" office:value="672" calcext:value-type="float">
            <text:p>672</text:p>
          </table:table-cell>
          <table:table-cell office:value-type="float" office:value="694" calcext:value-type="float">
            <text:p>69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6872_Inspirat. Body 1.0_002</text:p>
          </table:table-cell>
          <table:table-cell table:formula="of:=[.A260]&amp;&quot;.h5&quot;" office:value-type="string" office:string-value="HDF5_File/KDC6-16872_Inspirat. Body 1.0_002.h5" calcext:value-type="string">
            <text:p>HDF5_File/KDC6-16872_Inspirat. Body 1.0_002.h5</text:p>
          </table:table-cell>
          <table:table-cell office:value-type="float" office:value="762" calcext:value-type="float">
            <text:p>762</text:p>
          </table:table-cell>
          <table:table-cell office:value-type="float" office:value="658" calcext:value-type="float">
            <text:p>658</text:p>
          </table:table-cell>
          <table:table-cell office:value-type="float" office:value="814" calcext:value-type="float">
            <text:p>814</text:p>
          </table:table-cell>
          <table:table-cell office:value-type="float" office:value="710" calcext:value-type="float">
            <text:p>71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872_Inspirat. Body 1.0_002</text:p>
          </table:table-cell>
          <table:table-cell table:formula="of:=[.A261]&amp;&quot;.h5&quot;" office:value-type="string" office:string-value="HDF5_File/KDC6-16872_Inspirat. Body 1.0_002.h5" calcext:value-type="string">
            <text:p>HDF5_File/KDC6-16872_Inspirat. Body 1.0_002.h5</text:p>
          </table:table-cell>
          <table:table-cell office:value-type="float" office:value="688" calcext:value-type="float">
            <text:p>688</text:p>
          </table:table-cell>
          <table:table-cell office:value-type="float" office:value="516" calcext:value-type="float">
            <text:p>516</text:p>
          </table:table-cell>
          <table:table-cell office:value-type="float" office:value="756" calcext:value-type="float">
            <text:p>756</text:p>
          </table:table-cell>
          <table:table-cell office:value-type="float" office:value="584" calcext:value-type="float">
            <text:p>584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872_Inspirat. Body 1.0_002</text:p>
          </table:table-cell>
          <table:table-cell table:formula="of:=[.A262]&amp;&quot;.h5&quot;" office:value-type="string" office:string-value="HDF5_File/KDC6-16872_Inspirat. Body 1.0_002.h5" calcext:value-type="string">
            <text:p>HDF5_File/KDC6-16872_Inspirat. Body 1.0_002.h5</text:p>
          </table:table-cell>
          <table:table-cell office:value-type="float" office:value="408" calcext:value-type="float">
            <text:p>408</text:p>
          </table:table-cell>
          <table:table-cell office:value-type="float" office:value="494" calcext:value-type="float">
            <text:p>494</text:p>
          </table:table-cell>
          <table:table-cell office:value-type="float" office:value="444" calcext:value-type="float">
            <text:p>444</text:p>
          </table:table-cell>
          <table:table-cell office:value-type="float" office:value="530" calcext:value-type="float">
            <text:p>530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872_Inspirat. Body 1.0_002</text:p>
          </table:table-cell>
          <table:table-cell table:formula="of:=[.A263]&amp;&quot;.h5&quot;" office:value-type="string" office:string-value="HDF5_File/KDC6-16872_Inspirat. Body 1.0_002.h5" calcext:value-type="string">
            <text:p>HDF5_File/KDC6-16872_Inspirat. Body 1.0_002.h5</text:p>
          </table:table-cell>
          <table:table-cell office:value-type="float" office:value="228" calcext:value-type="float">
            <text:p>228</text:p>
          </table:table-cell>
          <table:table-cell office:value-type="float" office:value="552" calcext:value-type="float">
            <text:p>552</text:p>
          </table:table-cell>
          <table:table-cell office:value-type="float" office:value="280" calcext:value-type="float">
            <text:p>280</text:p>
          </table:table-cell>
          <table:table-cell office:value-type="float" office:value="604" calcext:value-type="float">
            <text:p>60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872_Inspirat. Body 1.0_002</text:p>
          </table:table-cell>
          <table:table-cell table:formula="of:=[.A264]&amp;&quot;.h5&quot;" office:value-type="string" office:string-value="HDF5_File/KDC6-16872_Inspirat. Body 1.0_002.h5" calcext:value-type="string">
            <text:p>HDF5_File/KDC6-16872_Inspirat. Body 1.0_002.h5</text:p>
          </table:table-cell>
          <table:table-cell office:value-type="float" office:value="410" calcext:value-type="float">
            <text:p>410</text:p>
          </table:table-cell>
          <table:table-cell office:value-type="float" office:value="610" calcext:value-type="float">
            <text:p>610</text:p>
          </table:table-cell>
          <table:table-cell office:value-type="float" office:value="446" calcext:value-type="float">
            <text:p>446</text:p>
          </table:table-cell>
          <table:table-cell office:value-type="float" office:value="646" calcext:value-type="float">
            <text:p>646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872_Inspirat. Body 1.0_002</text:p>
          </table:table-cell>
          <table:table-cell table:formula="of:=[.A265]&amp;&quot;.h5&quot;" office:value-type="string" office:string-value="HDF5_File/KDC6-16872_Inspirat. Body 1.0_002.h5" calcext:value-type="string">
            <text:p>HDF5_File/KDC6-16872_Inspirat. Body 1.0_002.h5</text:p>
          </table:table-cell>
          <table:table-cell office:value-type="float" office:value="680" calcext:value-type="float">
            <text:p>680</text:p>
          </table:table-cell>
          <table:table-cell office:value-type="float" office:value="480" calcext:value-type="float">
            <text:p>480</text:p>
          </table:table-cell>
          <table:table-cell office:value-type="float" office:value="744" calcext:value-type="float">
            <text:p>744</text:p>
          </table:table-cell>
          <table:table-cell office:value-type="float" office:value="544" calcext:value-type="float">
            <text:p>544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872_Inspirat. Body 1.0_002</text:p>
          </table:table-cell>
          <table:table-cell table:formula="of:=[.A266]&amp;&quot;.h5&quot;" office:value-type="string" office:string-value="HDF5_File/KDC6-16872_Inspirat. Body 1.0_002.h5" calcext:value-type="string">
            <text:p>HDF5_File/KDC6-16872_Inspirat. Body 1.0_002.h5</text:p>
          </table:table-cell>
          <table:table-cell office:value-type="float" office:value="780" calcext:value-type="float">
            <text:p>780</text:p>
          </table:table-cell>
          <table:table-cell office:value-type="float" office:value="524" calcext:value-type="float">
            <text:p>524</text:p>
          </table:table-cell>
          <table:table-cell office:value-type="float" office:value="816" calcext:value-type="float">
            <text:p>816</text:p>
          </table:table-cell>
          <table:table-cell office:value-type="float" office:value="560" calcext:value-type="float">
            <text:p>560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872_Inspirat. Body 1.0_002</text:p>
          </table:table-cell>
          <table:table-cell table:formula="of:=[.A267]&amp;&quot;.h5&quot;" office:value-type="string" office:string-value="HDF5_File/KDC6-16872_Inspirat. Body 1.0_002.h5" calcext:value-type="string">
            <text:p>HDF5_File/KDC6-16872_Inspirat. Body 1.0_002.h5</text:p>
          </table:table-cell>
          <table:table-cell office:value-type="float" office:value="702" calcext:value-type="float">
            <text:p>702</text:p>
          </table:table-cell>
          <table:table-cell office:value-type="float" office:value="624" calcext:value-type="float">
            <text:p>624</text:p>
          </table:table-cell>
          <table:table-cell office:value-type="float" office:value="770" calcext:value-type="float">
            <text:p>770</text:p>
          </table:table-cell>
          <table:table-cell office:value-type="float" office:value="692" calcext:value-type="float">
            <text:p>692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872_Inspirat. Body 1.0_003</text:p>
          </table:table-cell>
          <table:table-cell table:formula="of:=[.A268]&amp;&quot;.h5&quot;" office:value-type="string" office:string-value="HDF5_File/KDC6-16872_Inspirat. Body 1.0_003.h5" calcext:value-type="string">
            <text:p>HDF5_File/KDC6-16872_Inspirat. Body 1.0_003.h5</text:p>
          </table:table-cell>
          <table:table-cell office:value-type="float" office:value="410" calcext:value-type="float">
            <text:p>410</text:p>
          </table:table-cell>
          <table:table-cell office:value-type="float" office:value="610" calcext:value-type="float">
            <text:p>610</text:p>
          </table:table-cell>
          <table:table-cell office:value-type="float" office:value="446" calcext:value-type="float">
            <text:p>446</text:p>
          </table:table-cell>
          <table:table-cell office:value-type="float" office:value="646" calcext:value-type="float">
            <text:p>6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872_Inspirat. Body 1.0_003</text:p>
          </table:table-cell>
          <table:table-cell table:formula="of:=[.A269]&amp;&quot;.h5&quot;" office:value-type="string" office:string-value="HDF5_File/KDC6-16872_Inspirat. Body 1.0_003.h5" calcext:value-type="string">
            <text:p>HDF5_File/KDC6-16872_Inspirat. Body 1.0_003.h5</text:p>
          </table:table-cell>
          <table:table-cell office:value-type="float" office:value="680" calcext:value-type="float">
            <text:p>680</text:p>
          </table:table-cell>
          <table:table-cell office:value-type="float" office:value="480" calcext:value-type="float">
            <text:p>480</text:p>
          </table:table-cell>
          <table:table-cell office:value-type="float" office:value="744" calcext:value-type="float">
            <text:p>744</text:p>
          </table:table-cell>
          <table:table-cell office:value-type="float" office:value="544" calcext:value-type="float">
            <text:p>54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872_Inspirat. Body 1.0_003</text:p>
          </table:table-cell>
          <table:table-cell table:formula="of:=[.A270]&amp;&quot;.h5&quot;" office:value-type="string" office:string-value="HDF5_File/KDC6-16872_Inspirat. Body 1.0_003.h5" calcext:value-type="string">
            <text:p>HDF5_File/KDC6-16872_Inspirat. Body 1.0_003.h5</text:p>
          </table:table-cell>
          <table:table-cell office:value-type="float" office:value="780" calcext:value-type="float">
            <text:p>780</text:p>
          </table:table-cell>
          <table:table-cell office:value-type="float" office:value="524" calcext:value-type="float">
            <text:p>524</text:p>
          </table:table-cell>
          <table:table-cell office:value-type="float" office:value="816" calcext:value-type="float">
            <text:p>816</text:p>
          </table:table-cell>
          <table:table-cell office:value-type="float" office:value="560" calcext:value-type="float">
            <text:p>56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872_Inspirat. Body 1.0_003</text:p>
          </table:table-cell>
          <table:table-cell table:formula="of:=[.A271]&amp;&quot;.h5&quot;" office:value-type="string" office:string-value="HDF5_File/KDC6-16872_Inspirat. Body 1.0_003.h5" calcext:value-type="string">
            <text:p>HDF5_File/KDC6-16872_Inspirat. Body 1.0_003.h5</text:p>
          </table:table-cell>
          <table:table-cell office:value-type="float" office:value="702" calcext:value-type="float">
            <text:p>702</text:p>
          </table:table-cell>
          <table:table-cell office:value-type="float" office:value="624" calcext:value-type="float">
            <text:p>624</text:p>
          </table:table-cell>
          <table:table-cell office:value-type="float" office:value="770" calcext:value-type="float">
            <text:p>770</text:p>
          </table:table-cell>
          <table:table-cell office:value-type="float" office:value="692" calcext:value-type="float">
            <text:p>69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872_Inspirat. Body 1.0_003</text:p>
          </table:table-cell>
          <table:table-cell table:formula="of:=[.A272]&amp;&quot;.h5&quot;" office:value-type="string" office:string-value="HDF5_File/KDC6-16872_Inspirat. Body 1.0_003.h5" calcext:value-type="string">
            <text:p>HDF5_File/KDC6-16872_Inspirat. Body 1.0_003.h5</text:p>
          </table:table-cell>
          <table:table-cell office:value-type="float" office:value="696" calcext:value-type="float">
            <text:p>696</text:p>
          </table:table-cell>
          <table:table-cell office:value-type="float" office:value="520" calcext:value-type="float">
            <text:p>520</text:p>
          </table:table-cell>
          <table:table-cell office:value-type="float" office:value="728" calcext:value-type="float">
            <text:p>728</text:p>
          </table:table-cell>
          <table:table-cell office:value-type="float" office:value="552" calcext:value-type="float">
            <text:p>552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872_Inspirat. Body 1.0_003</text:p>
          </table:table-cell>
          <table:table-cell table:formula="of:=[.A273]&amp;&quot;.h5&quot;" office:value-type="string" office:string-value="HDF5_File/KDC6-16872_Inspirat. Body 1.0_003.h5" calcext:value-type="string">
            <text:p>HDF5_File/KDC6-16872_Inspirat. Body 1.0_003.h5</text:p>
          </table:table-cell>
          <table:table-cell office:value-type="float" office:value="660" calcext:value-type="float">
            <text:p>660</text:p>
          </table:table-cell>
          <table:table-cell office:value-type="float" office:value="678" calcext:value-type="float">
            <text:p>678</text:p>
          </table:table-cell>
          <table:table-cell office:value-type="float" office:value="700" calcext:value-type="float">
            <text:p>700</text:p>
          </table:table-cell>
          <table:table-cell office:value-type="float" office:value="718" calcext:value-type="float">
            <text:p>718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872_Inspirat. Body 1.0_003</text:p>
          </table:table-cell>
          <table:table-cell table:formula="of:=[.A274]&amp;&quot;.h5&quot;" office:value-type="string" office:string-value="HDF5_File/KDC6-16872_Inspirat. Body 1.0_003.h5" calcext:value-type="string">
            <text:p>HDF5_File/KDC6-16872_Inspirat. Body 1.0_003.h5</text:p>
          </table:table-cell>
          <table:table-cell office:value-type="float" office:value="274" calcext:value-type="float">
            <text:p>274</text:p>
          </table:table-cell>
          <table:table-cell office:value-type="float" office:value="524" calcext:value-type="float">
            <text:p>524</text:p>
          </table:table-cell>
          <table:table-cell office:value-type="float" office:value="306" calcext:value-type="float">
            <text:p>306</text:p>
          </table:table-cell>
          <table:table-cell office:value-type="float" office:value="556" calcext:value-type="float">
            <text:p>556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872_Inspirat. Body 1.0_003</text:p>
          </table:table-cell>
          <table:table-cell table:formula="of:=[.A275]&amp;&quot;.h5&quot;" office:value-type="string" office:string-value="HDF5_File/KDC6-16872_Inspirat. Body 1.0_003.h5" calcext:value-type="string">
            <text:p>HDF5_File/KDC6-16872_Inspirat. Body 1.0_003.h5</text:p>
          </table:table-cell>
          <table:table-cell office:value-type="float" office:value="676" calcext:value-type="float">
            <text:p>676</text:p>
          </table:table-cell>
          <table:table-cell office:value-type="float" office:value="718" calcext:value-type="float">
            <text:p>718</text:p>
          </table:table-cell>
          <table:table-cell office:value-type="float" office:value="712" calcext:value-type="float">
            <text:p>712</text:p>
          </table:table-cell>
          <table:table-cell office:value-type="float" office:value="754" calcext:value-type="float">
            <text:p>754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872_Inspirat. Body 1.0_003</text:p>
          </table:table-cell>
          <table:table-cell table:formula="of:=[.A276]&amp;&quot;.h5&quot;" office:value-type="string" office:string-value="HDF5_File/KDC6-16872_Inspirat. Body 1.0_003.h5" calcext:value-type="string">
            <text:p>HDF5_File/KDC6-16872_Inspirat. Body 1.0_003.h5</text:p>
          </table:table-cell>
          <table:table-cell office:value-type="float" office:value="762" calcext:value-type="float">
            <text:p>762</text:p>
          </table:table-cell>
          <table:table-cell office:value-type="float" office:value="680" calcext:value-type="float">
            <text:p>680</text:p>
          </table:table-cell>
          <table:table-cell office:value-type="float" office:value="802" calcext:value-type="float">
            <text:p>802</text:p>
          </table:table-cell>
          <table:table-cell office:value-type="float" office:value="720" calcext:value-type="float">
            <text:p>720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872_Inspirat. Body 1.0_003</text:p>
          </table:table-cell>
          <table:table-cell table:formula="of:=[.A277]&amp;&quot;.h5&quot;" office:value-type="string" office:string-value="HDF5_File/KDC6-16872_Inspirat. Body 1.0_003.h5" calcext:value-type="string">
            <text:p>HDF5_File/KDC6-16872_Inspirat. Body 1.0_003.h5</text:p>
          </table:table-cell>
          <table:table-cell office:value-type="float" office:value="424" calcext:value-type="float">
            <text:p>424</text:p>
          </table:table-cell>
          <table:table-cell office:value-type="float" office:value="694" calcext:value-type="float">
            <text:p>694</text:p>
          </table:table-cell>
          <table:table-cell office:value-type="float" office:value="456" calcext:value-type="float">
            <text:p>456</text:p>
          </table:table-cell>
          <table:table-cell office:value-type="float" office:value="726" calcext:value-type="float">
            <text:p>726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6872_Inspirat. Body 1.0_003</text:p>
          </table:table-cell>
          <table:table-cell table:formula="of:=[.A278]&amp;&quot;.h5&quot;" office:value-type="string" office:string-value="HDF5_File/KDC6-16872_Inspirat. Body 1.0_003.h5" calcext:value-type="string">
            <text:p>HDF5_File/KDC6-16872_Inspirat. Body 1.0_003.h5</text:p>
          </table:table-cell>
          <table:table-cell office:value-type="float" office:value="746" calcext:value-type="float">
            <text:p>746</text:p>
          </table:table-cell>
          <table:table-cell office:value-type="float" office:value="670" calcext:value-type="float">
            <text:p>670</text:p>
          </table:table-cell>
          <table:table-cell office:value-type="float" office:value="810" calcext:value-type="float">
            <text:p>810</text:p>
          </table:table-cell>
          <table:table-cell office:value-type="float" office:value="734" calcext:value-type="float">
            <text:p>734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872_Inspirat. Body 1.0_003</text:p>
          </table:table-cell>
          <table:table-cell table:formula="of:=[.A279]&amp;&quot;.h5&quot;" office:value-type="string" office:string-value="HDF5_File/KDC6-16872_Inspirat. Body 1.0_003.h5" calcext:value-type="string">
            <text:p>HDF5_File/KDC6-16872_Inspirat. Body 1.0_003.h5</text:p>
          </table:table-cell>
          <table:table-cell office:value-type="float" office:value="670" calcext:value-type="float">
            <text:p>670</text:p>
          </table:table-cell>
          <table:table-cell office:value-type="float" office:value="676" calcext:value-type="float">
            <text:p>676</text:p>
          </table:table-cell>
          <table:table-cell office:value-type="float" office:value="730" calcext:value-type="float">
            <text:p>730</text:p>
          </table:table-cell>
          <table:table-cell office:value-type="float" office:value="736" calcext:value-type="float">
            <text:p>736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872_Inspirat. Body 1.0_003</text:p>
          </table:table-cell>
          <table:table-cell table:formula="of:=[.A280]&amp;&quot;.h5&quot;" office:value-type="string" office:string-value="HDF5_File/KDC6-16872_Inspirat. Body 1.0_003.h5" calcext:value-type="string">
            <text:p>HDF5_File/KDC6-16872_Inspirat. Body 1.0_003.h5</text:p>
          </table:table-cell>
          <table:table-cell office:value-type="float" office:value="242" calcext:value-type="float">
            <text:p>242</text:p>
          </table:table-cell>
          <table:table-cell office:value-type="float" office:value="478" calcext:value-type="float">
            <text:p>478</text:p>
          </table:table-cell>
          <table:table-cell office:value-type="float" office:value="278" calcext:value-type="float">
            <text:p>278</text:p>
          </table:table-cell>
          <table:table-cell office:value-type="float" office:value="514" calcext:value-type="float">
            <text:p>514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872_Inspirat. Body 1.0_003</text:p>
          </table:table-cell>
          <table:table-cell table:formula="of:=[.A281]&amp;&quot;.h5&quot;" office:value-type="string" office:string-value="HDF5_File/KDC6-16872_Inspirat. Body 1.0_003.h5" calcext:value-type="string">
            <text:p>HDF5_File/KDC6-16872_Inspirat. Body 1.0_003.h5</text:p>
          </table:table-cell>
          <table:table-cell office:value-type="float" office:value="650" calcext:value-type="float">
            <text:p>650</text:p>
          </table:table-cell>
          <table:table-cell office:value-type="float" office:value="604" calcext:value-type="float">
            <text:p>604</text:p>
          </table:table-cell>
          <table:table-cell office:value-type="float" office:value="690" calcext:value-type="float">
            <text:p>690</text:p>
          </table:table-cell>
          <table:table-cell office:value-type="float" office:value="644" calcext:value-type="float">
            <text:p>644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872_Inspirat. Body 1.0_003</text:p>
          </table:table-cell>
          <table:table-cell table:formula="of:=[.A282]&amp;&quot;.h5&quot;" office:value-type="string" office:string-value="HDF5_File/KDC6-16872_Inspirat. Body 1.0_003.h5" calcext:value-type="string">
            <text:p>HDF5_File/KDC6-16872_Inspirat. Body 1.0_003.h5</text:p>
          </table:table-cell>
          <table:table-cell office:value-type="float" office:value="752" calcext:value-type="float">
            <text:p>752</text:p>
          </table:table-cell>
          <table:table-cell office:value-type="float" office:value="670" calcext:value-type="float">
            <text:p>670</text:p>
          </table:table-cell>
          <table:table-cell office:value-type="float" office:value="812" calcext:value-type="float">
            <text:p>812</text:p>
          </table:table-cell>
          <table:table-cell office:value-type="float" office:value="730" calcext:value-type="float">
            <text:p>730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872_Inspirat. Body 1.0_003</text:p>
          </table:table-cell>
          <table:table-cell table:formula="of:=[.A283]&amp;&quot;.h5&quot;" office:value-type="string" office:string-value="HDF5_File/KDC6-16872_Inspirat. Body 1.0_003.h5" calcext:value-type="string">
            <text:p>HDF5_File/KDC6-16872_Inspirat. Body 1.0_003.h5</text:p>
          </table:table-cell>
          <table:table-cell office:value-type="float" office:value="260" calcext:value-type="float">
            <text:p>260</text:p>
          </table:table-cell>
          <table:table-cell office:value-type="float" office:value="562" calcext:value-type="float">
            <text:p>562</text:p>
          </table:table-cell>
          <table:table-cell office:value-type="float" office:value="316" calcext:value-type="float">
            <text:p>316</text:p>
          </table:table-cell>
          <table:table-cell office:value-type="float" office:value="618" calcext:value-type="float">
            <text:p>618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872_Inspirat. Body 1.0_003</text:p>
          </table:table-cell>
          <table:table-cell table:formula="of:=[.A284]&amp;&quot;.h5&quot;" office:value-type="string" office:string-value="HDF5_File/KDC6-16872_Inspirat. Body 1.0_003.h5" calcext:value-type="string">
            <text:p>HDF5_File/KDC6-16872_Inspirat. Body 1.0_003.h5</text:p>
          </table:table-cell>
          <table:table-cell office:value-type="float" office:value="814" calcext:value-type="float">
            <text:p>814</text:p>
          </table:table-cell>
          <table:table-cell office:value-type="float" office:value="622" calcext:value-type="float">
            <text:p>622</text:p>
          </table:table-cell>
          <table:table-cell office:value-type="float" office:value="862" calcext:value-type="float">
            <text:p>862</text:p>
          </table:table-cell>
          <table:table-cell office:value-type="float" office:value="670" calcext:value-type="float">
            <text:p>670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872_Inspirat. Body 1.0_003</text:p>
          </table:table-cell>
          <table:table-cell table:formula="of:=[.A285]&amp;&quot;.h5&quot;" office:value-type="string" office:string-value="HDF5_File/KDC6-16872_Inspirat. Body 1.0_003.h5" calcext:value-type="string">
            <text:p>HDF5_File/KDC6-16872_Inspirat. Body 1.0_003.h5</text:p>
          </table:table-cell>
          <table:table-cell office:value-type="float" office:value="304" calcext:value-type="float">
            <text:p>304</text:p>
          </table:table-cell>
          <table:table-cell office:value-type="float" office:value="396" calcext:value-type="float">
            <text:p>396</text:p>
          </table:table-cell>
          <table:table-cell office:value-type="float" office:value="336" calcext:value-type="float">
            <text:p>336</text:p>
          </table:table-cell>
          <table:table-cell office:value-type="float" office:value="428" calcext:value-type="float">
            <text:p>428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872_Inspirat. Body 1.0_004</text:p>
          </table:table-cell>
          <table:table-cell table:formula="of:=[.A286]&amp;&quot;.h5&quot;" office:value-type="string" office:string-value="HDF5_File/KDC6-16872_Inspirat. Body 1.0_004.h5" calcext:value-type="string">
            <text:p>HDF5_File/KDC6-16872_Inspirat. Body 1.0_004.h5</text:p>
          </table:table-cell>
          <table:table-cell office:value-type="float" office:value="260" calcext:value-type="float">
            <text:p>260</text:p>
          </table:table-cell>
          <table:table-cell office:value-type="float" office:value="562" calcext:value-type="float">
            <text:p>562</text:p>
          </table:table-cell>
          <table:table-cell office:value-type="float" office:value="316" calcext:value-type="float">
            <text:p>316</text:p>
          </table:table-cell>
          <table:table-cell office:value-type="float" office:value="618" calcext:value-type="float">
            <text:p>61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872_Inspirat. Body 1.0_004</text:p>
          </table:table-cell>
          <table:table-cell table:formula="of:=[.A287]&amp;&quot;.h5&quot;" office:value-type="string" office:string-value="HDF5_File/KDC6-16872_Inspirat. Body 1.0_004.h5" calcext:value-type="string">
            <text:p>HDF5_File/KDC6-16872_Inspirat. Body 1.0_004.h5</text:p>
          </table:table-cell>
          <table:table-cell office:value-type="float" office:value="814" calcext:value-type="float">
            <text:p>814</text:p>
          </table:table-cell>
          <table:table-cell office:value-type="float" office:value="622" calcext:value-type="float">
            <text:p>622</text:p>
          </table:table-cell>
          <table:table-cell office:value-type="float" office:value="862" calcext:value-type="float">
            <text:p>862</text:p>
          </table:table-cell>
          <table:table-cell office:value-type="float" office:value="670" calcext:value-type="float">
            <text:p>67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872_Inspirat. Body 1.0_004</text:p>
          </table:table-cell>
          <table:table-cell table:formula="of:=[.A288]&amp;&quot;.h5&quot;" office:value-type="string" office:string-value="HDF5_File/KDC6-16872_Inspirat. Body 1.0_004.h5" calcext:value-type="string">
            <text:p>HDF5_File/KDC6-16872_Inspirat. Body 1.0_004.h5</text:p>
          </table:table-cell>
          <table:table-cell office:value-type="float" office:value="304" calcext:value-type="float">
            <text:p>304</text:p>
          </table:table-cell>
          <table:table-cell office:value-type="float" office:value="396" calcext:value-type="float">
            <text:p>396</text:p>
          </table:table-cell>
          <table:table-cell office:value-type="float" office:value="336" calcext:value-type="float">
            <text:p>336</text:p>
          </table:table-cell>
          <table:table-cell office:value-type="float" office:value="428" calcext:value-type="float">
            <text:p>42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872_Inspirat. Body 1.0_004</text:p>
          </table:table-cell>
          <table:table-cell table:formula="of:=[.A289]&amp;&quot;.h5&quot;" office:value-type="string" office:string-value="HDF5_File/KDC6-16872_Inspirat. Body 1.0_004.h5" calcext:value-type="string">
            <text:p>HDF5_File/KDC6-16872_Inspirat. Body 1.0_004.h5</text:p>
          </table:table-cell>
          <table:table-cell office:value-type="float" office:value="834" calcext:value-type="float">
            <text:p>834</text:p>
          </table:table-cell>
          <table:table-cell office:value-type="float" office:value="602" calcext:value-type="float">
            <text:p>602</text:p>
          </table:table-cell>
          <table:table-cell office:value-type="float" office:value="870" calcext:value-type="float">
            <text:p>870</text:p>
          </table:table-cell>
          <table:table-cell office:value-type="float" office:value="638" calcext:value-type="float">
            <text:p>638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872_Inspirat. Body 1.0_004</text:p>
          </table:table-cell>
          <table:table-cell table:formula="of:=[.A290]&amp;&quot;.h5&quot;" office:value-type="string" office:string-value="HDF5_File/KDC6-16872_Inspirat. Body 1.0_004.h5" calcext:value-type="string">
            <text:p>HDF5_File/KDC6-16872_Inspirat. Body 1.0_004.h5</text:p>
          </table:table-cell>
          <table:table-cell office:value-type="float" office:value="788" calcext:value-type="float">
            <text:p>788</text:p>
          </table:table-cell>
          <table:table-cell office:value-type="float" office:value="538" calcext:value-type="float">
            <text:p>538</text:p>
          </table:table-cell>
          <table:table-cell office:value-type="float" office:value="832" calcext:value-type="float">
            <text:p>832</text:p>
          </table:table-cell>
          <table:table-cell office:value-type="float" office:value="582" calcext:value-type="float">
            <text:p>582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872_Inspirat. Body 1.0_005</text:p>
          </table:table-cell>
          <table:table-cell table:formula="of:=[.A291]&amp;&quot;.h5&quot;" office:value-type="string" office:string-value="HDF5_File/KDC6-16872_Inspirat. Body 1.0_005.h5" calcext:value-type="string">
            <text:p>HDF5_File/KDC6-16872_Inspirat. Body 1.0_005.h5</text:p>
          </table:table-cell>
          <table:table-cell office:value-type="float" office:value="228" calcext:value-type="float">
            <text:p>228</text:p>
          </table:table-cell>
          <table:table-cell office:value-type="float" office:value="606" calcext:value-type="float">
            <text:p>606</text:p>
          </table:table-cell>
          <table:table-cell office:value-type="float" office:value="284" calcext:value-type="float">
            <text:p>284</text:p>
          </table:table-cell>
          <table:table-cell office:value-type="float" office:value="662" calcext:value-type="float">
            <text:p>662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872_Inspirat. Body 1.0_005</text:p>
          </table:table-cell>
          <table:table-cell table:formula="of:=[.A292]&amp;&quot;.h5&quot;" office:value-type="string" office:string-value="HDF5_File/KDC6-16872_Inspirat. Body 1.0_005.h5" calcext:value-type="string">
            <text:p>HDF5_File/KDC6-16872_Inspirat. Body 1.0_005.h5</text:p>
          </table:table-cell>
          <table:table-cell office:value-type="float" office:value="228" calcext:value-type="float">
            <text:p>228</text:p>
          </table:table-cell>
          <table:table-cell office:value-type="float" office:value="262" calcext:value-type="float">
            <text:p>262</text:p>
          </table:table-cell>
          <table:table-cell office:value-type="float" office:value="260" calcext:value-type="float">
            <text:p>260</text:p>
          </table:table-cell>
          <table:table-cell office:value-type="float" office:value="294" calcext:value-type="float">
            <text:p>294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6872_Inspirat. Body 1.0_006</text:p>
          </table:table-cell>
          <table:table-cell table:formula="of:=[.A293]&amp;&quot;.h5&quot;" office:value-type="string" office:string-value="HDF5_File/KDC6-16872_Inspirat. Body 1.0_006.h5" calcext:value-type="string">
            <text:p>HDF5_File/KDC6-16872_Inspirat. Body 1.0_006.h5</text:p>
          </table:table-cell>
          <table:table-cell office:value-type="float" office:value="228" calcext:value-type="float">
            <text:p>228</text:p>
          </table:table-cell>
          <table:table-cell office:value-type="float" office:value="262" calcext:value-type="float">
            <text:p>262</text:p>
          </table:table-cell>
          <table:table-cell office:value-type="float" office:value="260" calcext:value-type="float">
            <text:p>260</text:p>
          </table:table-cell>
          <table:table-cell office:value-type="float" office:value="294" calcext:value-type="float">
            <text:p>29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6872_Inspirat. Lung 1.0_001</text:p>
          </table:table-cell>
          <table:table-cell table:formula="of:=[.A294]&amp;&quot;.h5&quot;" office:value-type="string" office:string-value="HDF5_File/KDC6-16872_Inspirat. Lung 1.0_001.h5" calcext:value-type="string">
            <text:p>HDF5_File/KDC6-16872_Inspirat. Lung 1.0_001.h5</text:p>
          </table:table-cell>
          <table:table-cell office:value-type="float" office:value="628" calcext:value-type="float">
            <text:p>628</text:p>
          </table:table-cell>
          <table:table-cell office:value-type="float" office:value="650" calcext:value-type="float">
            <text:p>650</text:p>
          </table:table-cell>
          <table:table-cell office:value-type="float" office:value="672" calcext:value-type="float">
            <text:p>672</text:p>
          </table:table-cell>
          <table:table-cell office:value-type="float" office:value="694" calcext:value-type="float">
            <text:p>694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6872_Inspirat. Lung 1.0_002</text:p>
          </table:table-cell>
          <table:table-cell table:formula="of:=[.A295]&amp;&quot;.h5&quot;" office:value-type="string" office:string-value="HDF5_File/KDC6-16872_Inspirat. Lung 1.0_002.h5" calcext:value-type="string">
            <text:p>HDF5_File/KDC6-16872_Inspirat. Lung 1.0_002.h5</text:p>
          </table:table-cell>
          <table:table-cell office:value-type="float" office:value="628" calcext:value-type="float">
            <text:p>628</text:p>
          </table:table-cell>
          <table:table-cell office:value-type="float" office:value="650" calcext:value-type="float">
            <text:p>650</text:p>
          </table:table-cell>
          <table:table-cell office:value-type="float" office:value="672" calcext:value-type="float">
            <text:p>672</text:p>
          </table:table-cell>
          <table:table-cell office:value-type="float" office:value="694" calcext:value-type="float">
            <text:p>69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6872_Inspirat. Lung 1.0_002</text:p>
          </table:table-cell>
          <table:table-cell table:formula="of:=[.A296]&amp;&quot;.h5&quot;" office:value-type="string" office:string-value="HDF5_File/KDC6-16872_Inspirat. Lung 1.0_002.h5" calcext:value-type="string">
            <text:p>HDF5_File/KDC6-16872_Inspirat. Lung 1.0_002.h5</text:p>
          </table:table-cell>
          <table:table-cell office:value-type="float" office:value="762" calcext:value-type="float">
            <text:p>762</text:p>
          </table:table-cell>
          <table:table-cell office:value-type="float" office:value="658" calcext:value-type="float">
            <text:p>658</text:p>
          </table:table-cell>
          <table:table-cell office:value-type="float" office:value="814" calcext:value-type="float">
            <text:p>814</text:p>
          </table:table-cell>
          <table:table-cell office:value-type="float" office:value="710" calcext:value-type="float">
            <text:p>71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872_Inspirat. Lung 1.0_002</text:p>
          </table:table-cell>
          <table:table-cell table:formula="of:=[.A297]&amp;&quot;.h5&quot;" office:value-type="string" office:string-value="HDF5_File/KDC6-16872_Inspirat. Lung 1.0_002.h5" calcext:value-type="string">
            <text:p>HDF5_File/KDC6-16872_Inspirat. Lung 1.0_002.h5</text:p>
          </table:table-cell>
          <table:table-cell office:value-type="float" office:value="688" calcext:value-type="float">
            <text:p>688</text:p>
          </table:table-cell>
          <table:table-cell office:value-type="float" office:value="516" calcext:value-type="float">
            <text:p>516</text:p>
          </table:table-cell>
          <table:table-cell office:value-type="float" office:value="756" calcext:value-type="float">
            <text:p>756</text:p>
          </table:table-cell>
          <table:table-cell office:value-type="float" office:value="584" calcext:value-type="float">
            <text:p>584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872_Inspirat. Lung 1.0_002</text:p>
          </table:table-cell>
          <table:table-cell table:formula="of:=[.A298]&amp;&quot;.h5&quot;" office:value-type="string" office:string-value="HDF5_File/KDC6-16872_Inspirat. Lung 1.0_002.h5" calcext:value-type="string">
            <text:p>HDF5_File/KDC6-16872_Inspirat. Lung 1.0_002.h5</text:p>
          </table:table-cell>
          <table:table-cell office:value-type="float" office:value="408" calcext:value-type="float">
            <text:p>408</text:p>
          </table:table-cell>
          <table:table-cell office:value-type="float" office:value="494" calcext:value-type="float">
            <text:p>494</text:p>
          </table:table-cell>
          <table:table-cell office:value-type="float" office:value="444" calcext:value-type="float">
            <text:p>444</text:p>
          </table:table-cell>
          <table:table-cell office:value-type="float" office:value="530" calcext:value-type="float">
            <text:p>530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872_Inspirat. Lung 1.0_002</text:p>
          </table:table-cell>
          <table:table-cell table:formula="of:=[.A299]&amp;&quot;.h5&quot;" office:value-type="string" office:string-value="HDF5_File/KDC6-16872_Inspirat. Lung 1.0_002.h5" calcext:value-type="string">
            <text:p>HDF5_File/KDC6-16872_Inspirat. Lung 1.0_002.h5</text:p>
          </table:table-cell>
          <table:table-cell office:value-type="float" office:value="228" calcext:value-type="float">
            <text:p>228</text:p>
          </table:table-cell>
          <table:table-cell office:value-type="float" office:value="552" calcext:value-type="float">
            <text:p>552</text:p>
          </table:table-cell>
          <table:table-cell office:value-type="float" office:value="280" calcext:value-type="float">
            <text:p>280</text:p>
          </table:table-cell>
          <table:table-cell office:value-type="float" office:value="604" calcext:value-type="float">
            <text:p>60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872_Inspirat. Lung 1.0_002</text:p>
          </table:table-cell>
          <table:table-cell table:formula="of:=[.A300]&amp;&quot;.h5&quot;" office:value-type="string" office:string-value="HDF5_File/KDC6-16872_Inspirat. Lung 1.0_002.h5" calcext:value-type="string">
            <text:p>HDF5_File/KDC6-16872_Inspirat. Lung 1.0_002.h5</text:p>
          </table:table-cell>
          <table:table-cell office:value-type="float" office:value="410" calcext:value-type="float">
            <text:p>410</text:p>
          </table:table-cell>
          <table:table-cell office:value-type="float" office:value="610" calcext:value-type="float">
            <text:p>610</text:p>
          </table:table-cell>
          <table:table-cell office:value-type="float" office:value="446" calcext:value-type="float">
            <text:p>446</text:p>
          </table:table-cell>
          <table:table-cell office:value-type="float" office:value="646" calcext:value-type="float">
            <text:p>646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872_Inspirat. Lung 1.0_002</text:p>
          </table:table-cell>
          <table:table-cell table:formula="of:=[.A301]&amp;&quot;.h5&quot;" office:value-type="string" office:string-value="HDF5_File/KDC6-16872_Inspirat. Lung 1.0_002.h5" calcext:value-type="string">
            <text:p>HDF5_File/KDC6-16872_Inspirat. Lung 1.0_002.h5</text:p>
          </table:table-cell>
          <table:table-cell office:value-type="float" office:value="680" calcext:value-type="float">
            <text:p>680</text:p>
          </table:table-cell>
          <table:table-cell office:value-type="float" office:value="480" calcext:value-type="float">
            <text:p>480</text:p>
          </table:table-cell>
          <table:table-cell office:value-type="float" office:value="744" calcext:value-type="float">
            <text:p>744</text:p>
          </table:table-cell>
          <table:table-cell office:value-type="float" office:value="544" calcext:value-type="float">
            <text:p>544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872_Inspirat. Lung 1.0_002</text:p>
          </table:table-cell>
          <table:table-cell table:formula="of:=[.A302]&amp;&quot;.h5&quot;" office:value-type="string" office:string-value="HDF5_File/KDC6-16872_Inspirat. Lung 1.0_002.h5" calcext:value-type="string">
            <text:p>HDF5_File/KDC6-16872_Inspirat. Lung 1.0_002.h5</text:p>
          </table:table-cell>
          <table:table-cell office:value-type="float" office:value="780" calcext:value-type="float">
            <text:p>780</text:p>
          </table:table-cell>
          <table:table-cell office:value-type="float" office:value="524" calcext:value-type="float">
            <text:p>524</text:p>
          </table:table-cell>
          <table:table-cell office:value-type="float" office:value="816" calcext:value-type="float">
            <text:p>816</text:p>
          </table:table-cell>
          <table:table-cell office:value-type="float" office:value="560" calcext:value-type="float">
            <text:p>560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872_Inspirat. Lung 1.0_002</text:p>
          </table:table-cell>
          <table:table-cell table:formula="of:=[.A303]&amp;&quot;.h5&quot;" office:value-type="string" office:string-value="HDF5_File/KDC6-16872_Inspirat. Lung 1.0_002.h5" calcext:value-type="string">
            <text:p>HDF5_File/KDC6-16872_Inspirat. Lung 1.0_002.h5</text:p>
          </table:table-cell>
          <table:table-cell office:value-type="float" office:value="702" calcext:value-type="float">
            <text:p>702</text:p>
          </table:table-cell>
          <table:table-cell office:value-type="float" office:value="624" calcext:value-type="float">
            <text:p>624</text:p>
          </table:table-cell>
          <table:table-cell office:value-type="float" office:value="770" calcext:value-type="float">
            <text:p>770</text:p>
          </table:table-cell>
          <table:table-cell office:value-type="float" office:value="692" calcext:value-type="float">
            <text:p>692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872_Inspirat. Lung 1.0_003</text:p>
          </table:table-cell>
          <table:table-cell table:formula="of:=[.A304]&amp;&quot;.h5&quot;" office:value-type="string" office:string-value="HDF5_File/KDC6-16872_Inspirat. Lung 1.0_003.h5" calcext:value-type="string">
            <text:p>HDF5_File/KDC6-16872_Inspirat. Lung 1.0_003.h5</text:p>
          </table:table-cell>
          <table:table-cell office:value-type="float" office:value="410" calcext:value-type="float">
            <text:p>410</text:p>
          </table:table-cell>
          <table:table-cell office:value-type="float" office:value="610" calcext:value-type="float">
            <text:p>610</text:p>
          </table:table-cell>
          <table:table-cell office:value-type="float" office:value="446" calcext:value-type="float">
            <text:p>446</text:p>
          </table:table-cell>
          <table:table-cell office:value-type="float" office:value="646" calcext:value-type="float">
            <text:p>6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872_Inspirat. Lung 1.0_003</text:p>
          </table:table-cell>
          <table:table-cell table:formula="of:=[.A305]&amp;&quot;.h5&quot;" office:value-type="string" office:string-value="HDF5_File/KDC6-16872_Inspirat. Lung 1.0_003.h5" calcext:value-type="string">
            <text:p>HDF5_File/KDC6-16872_Inspirat. Lung 1.0_003.h5</text:p>
          </table:table-cell>
          <table:table-cell office:value-type="float" office:value="680" calcext:value-type="float">
            <text:p>680</text:p>
          </table:table-cell>
          <table:table-cell office:value-type="float" office:value="480" calcext:value-type="float">
            <text:p>480</text:p>
          </table:table-cell>
          <table:table-cell office:value-type="float" office:value="744" calcext:value-type="float">
            <text:p>744</text:p>
          </table:table-cell>
          <table:table-cell office:value-type="float" office:value="544" calcext:value-type="float">
            <text:p>54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872_Inspirat. Lung 1.0_003</text:p>
          </table:table-cell>
          <table:table-cell table:formula="of:=[.A306]&amp;&quot;.h5&quot;" office:value-type="string" office:string-value="HDF5_File/KDC6-16872_Inspirat. Lung 1.0_003.h5" calcext:value-type="string">
            <text:p>HDF5_File/KDC6-16872_Inspirat. Lung 1.0_003.h5</text:p>
          </table:table-cell>
          <table:table-cell office:value-type="float" office:value="780" calcext:value-type="float">
            <text:p>780</text:p>
          </table:table-cell>
          <table:table-cell office:value-type="float" office:value="524" calcext:value-type="float">
            <text:p>524</text:p>
          </table:table-cell>
          <table:table-cell office:value-type="float" office:value="816" calcext:value-type="float">
            <text:p>816</text:p>
          </table:table-cell>
          <table:table-cell office:value-type="float" office:value="560" calcext:value-type="float">
            <text:p>56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872_Inspirat. Lung 1.0_003</text:p>
          </table:table-cell>
          <table:table-cell table:formula="of:=[.A307]&amp;&quot;.h5&quot;" office:value-type="string" office:string-value="HDF5_File/KDC6-16872_Inspirat. Lung 1.0_003.h5" calcext:value-type="string">
            <text:p>HDF5_File/KDC6-16872_Inspirat. Lung 1.0_003.h5</text:p>
          </table:table-cell>
          <table:table-cell office:value-type="float" office:value="702" calcext:value-type="float">
            <text:p>702</text:p>
          </table:table-cell>
          <table:table-cell office:value-type="float" office:value="624" calcext:value-type="float">
            <text:p>624</text:p>
          </table:table-cell>
          <table:table-cell office:value-type="float" office:value="770" calcext:value-type="float">
            <text:p>770</text:p>
          </table:table-cell>
          <table:table-cell office:value-type="float" office:value="692" calcext:value-type="float">
            <text:p>69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872_Inspirat. Lung 1.0_003</text:p>
          </table:table-cell>
          <table:table-cell table:formula="of:=[.A308]&amp;&quot;.h5&quot;" office:value-type="string" office:string-value="HDF5_File/KDC6-16872_Inspirat. Lung 1.0_003.h5" calcext:value-type="string">
            <text:p>HDF5_File/KDC6-16872_Inspirat. Lung 1.0_003.h5</text:p>
          </table:table-cell>
          <table:table-cell office:value-type="float" office:value="696" calcext:value-type="float">
            <text:p>696</text:p>
          </table:table-cell>
          <table:table-cell office:value-type="float" office:value="520" calcext:value-type="float">
            <text:p>520</text:p>
          </table:table-cell>
          <table:table-cell office:value-type="float" office:value="728" calcext:value-type="float">
            <text:p>728</text:p>
          </table:table-cell>
          <table:table-cell office:value-type="float" office:value="552" calcext:value-type="float">
            <text:p>552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872_Inspirat. Lung 1.0_003</text:p>
          </table:table-cell>
          <table:table-cell table:formula="of:=[.A309]&amp;&quot;.h5&quot;" office:value-type="string" office:string-value="HDF5_File/KDC6-16872_Inspirat. Lung 1.0_003.h5" calcext:value-type="string">
            <text:p>HDF5_File/KDC6-16872_Inspirat. Lung 1.0_003.h5</text:p>
          </table:table-cell>
          <table:table-cell office:value-type="float" office:value="660" calcext:value-type="float">
            <text:p>660</text:p>
          </table:table-cell>
          <table:table-cell office:value-type="float" office:value="678" calcext:value-type="float">
            <text:p>678</text:p>
          </table:table-cell>
          <table:table-cell office:value-type="float" office:value="700" calcext:value-type="float">
            <text:p>700</text:p>
          </table:table-cell>
          <table:table-cell office:value-type="float" office:value="718" calcext:value-type="float">
            <text:p>718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872_Inspirat. Lung 1.0_003</text:p>
          </table:table-cell>
          <table:table-cell table:formula="of:=[.A310]&amp;&quot;.h5&quot;" office:value-type="string" office:string-value="HDF5_File/KDC6-16872_Inspirat. Lung 1.0_003.h5" calcext:value-type="string">
            <text:p>HDF5_File/KDC6-16872_Inspirat. Lung 1.0_003.h5</text:p>
          </table:table-cell>
          <table:table-cell office:value-type="float" office:value="274" calcext:value-type="float">
            <text:p>274</text:p>
          </table:table-cell>
          <table:table-cell office:value-type="float" office:value="524" calcext:value-type="float">
            <text:p>524</text:p>
          </table:table-cell>
          <table:table-cell office:value-type="float" office:value="306" calcext:value-type="float">
            <text:p>306</text:p>
          </table:table-cell>
          <table:table-cell office:value-type="float" office:value="556" calcext:value-type="float">
            <text:p>556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872_Inspirat. Lung 1.0_003</text:p>
          </table:table-cell>
          <table:table-cell table:formula="of:=[.A311]&amp;&quot;.h5&quot;" office:value-type="string" office:string-value="HDF5_File/KDC6-16872_Inspirat. Lung 1.0_003.h5" calcext:value-type="string">
            <text:p>HDF5_File/KDC6-16872_Inspirat. Lung 1.0_003.h5</text:p>
          </table:table-cell>
          <table:table-cell office:value-type="float" office:value="676" calcext:value-type="float">
            <text:p>676</text:p>
          </table:table-cell>
          <table:table-cell office:value-type="float" office:value="718" calcext:value-type="float">
            <text:p>718</text:p>
          </table:table-cell>
          <table:table-cell office:value-type="float" office:value="712" calcext:value-type="float">
            <text:p>712</text:p>
          </table:table-cell>
          <table:table-cell office:value-type="float" office:value="754" calcext:value-type="float">
            <text:p>754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872_Inspirat. Lung 1.0_003</text:p>
          </table:table-cell>
          <table:table-cell table:formula="of:=[.A312]&amp;&quot;.h5&quot;" office:value-type="string" office:string-value="HDF5_File/KDC6-16872_Inspirat. Lung 1.0_003.h5" calcext:value-type="string">
            <text:p>HDF5_File/KDC6-16872_Inspirat. Lung 1.0_003.h5</text:p>
          </table:table-cell>
          <table:table-cell office:value-type="float" office:value="762" calcext:value-type="float">
            <text:p>762</text:p>
          </table:table-cell>
          <table:table-cell office:value-type="float" office:value="680" calcext:value-type="float">
            <text:p>680</text:p>
          </table:table-cell>
          <table:table-cell office:value-type="float" office:value="802" calcext:value-type="float">
            <text:p>802</text:p>
          </table:table-cell>
          <table:table-cell office:value-type="float" office:value="720" calcext:value-type="float">
            <text:p>720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872_Inspirat. Lung 1.0_003</text:p>
          </table:table-cell>
          <table:table-cell table:formula="of:=[.A313]&amp;&quot;.h5&quot;" office:value-type="string" office:string-value="HDF5_File/KDC6-16872_Inspirat. Lung 1.0_003.h5" calcext:value-type="string">
            <text:p>HDF5_File/KDC6-16872_Inspirat. Lung 1.0_003.h5</text:p>
          </table:table-cell>
          <table:table-cell office:value-type="float" office:value="424" calcext:value-type="float">
            <text:p>424</text:p>
          </table:table-cell>
          <table:table-cell office:value-type="float" office:value="694" calcext:value-type="float">
            <text:p>694</text:p>
          </table:table-cell>
          <table:table-cell office:value-type="float" office:value="456" calcext:value-type="float">
            <text:p>456</text:p>
          </table:table-cell>
          <table:table-cell office:value-type="float" office:value="726" calcext:value-type="float">
            <text:p>726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6872_Inspirat. Lung 1.0_003</text:p>
          </table:table-cell>
          <table:table-cell table:formula="of:=[.A314]&amp;&quot;.h5&quot;" office:value-type="string" office:string-value="HDF5_File/KDC6-16872_Inspirat. Lung 1.0_003.h5" calcext:value-type="string">
            <text:p>HDF5_File/KDC6-16872_Inspirat. Lung 1.0_003.h5</text:p>
          </table:table-cell>
          <table:table-cell office:value-type="float" office:value="746" calcext:value-type="float">
            <text:p>746</text:p>
          </table:table-cell>
          <table:table-cell office:value-type="float" office:value="670" calcext:value-type="float">
            <text:p>670</text:p>
          </table:table-cell>
          <table:table-cell office:value-type="float" office:value="810" calcext:value-type="float">
            <text:p>810</text:p>
          </table:table-cell>
          <table:table-cell office:value-type="float" office:value="734" calcext:value-type="float">
            <text:p>734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872_Inspirat. Lung 1.0_003</text:p>
          </table:table-cell>
          <table:table-cell table:formula="of:=[.A315]&amp;&quot;.h5&quot;" office:value-type="string" office:string-value="HDF5_File/KDC6-16872_Inspirat. Lung 1.0_003.h5" calcext:value-type="string">
            <text:p>HDF5_File/KDC6-16872_Inspirat. Lung 1.0_003.h5</text:p>
          </table:table-cell>
          <table:table-cell office:value-type="float" office:value="670" calcext:value-type="float">
            <text:p>670</text:p>
          </table:table-cell>
          <table:table-cell office:value-type="float" office:value="676" calcext:value-type="float">
            <text:p>676</text:p>
          </table:table-cell>
          <table:table-cell office:value-type="float" office:value="730" calcext:value-type="float">
            <text:p>730</text:p>
          </table:table-cell>
          <table:table-cell office:value-type="float" office:value="736" calcext:value-type="float">
            <text:p>736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872_Inspirat. Lung 1.0_003</text:p>
          </table:table-cell>
          <table:table-cell table:formula="of:=[.A316]&amp;&quot;.h5&quot;" office:value-type="string" office:string-value="HDF5_File/KDC6-16872_Inspirat. Lung 1.0_003.h5" calcext:value-type="string">
            <text:p>HDF5_File/KDC6-16872_Inspirat. Lung 1.0_003.h5</text:p>
          </table:table-cell>
          <table:table-cell office:value-type="float" office:value="242" calcext:value-type="float">
            <text:p>242</text:p>
          </table:table-cell>
          <table:table-cell office:value-type="float" office:value="478" calcext:value-type="float">
            <text:p>478</text:p>
          </table:table-cell>
          <table:table-cell office:value-type="float" office:value="278" calcext:value-type="float">
            <text:p>278</text:p>
          </table:table-cell>
          <table:table-cell office:value-type="float" office:value="514" calcext:value-type="float">
            <text:p>514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872_Inspirat. Lung 1.0_003</text:p>
          </table:table-cell>
          <table:table-cell table:formula="of:=[.A317]&amp;&quot;.h5&quot;" office:value-type="string" office:string-value="HDF5_File/KDC6-16872_Inspirat. Lung 1.0_003.h5" calcext:value-type="string">
            <text:p>HDF5_File/KDC6-16872_Inspirat. Lung 1.0_003.h5</text:p>
          </table:table-cell>
          <table:table-cell office:value-type="float" office:value="650" calcext:value-type="float">
            <text:p>650</text:p>
          </table:table-cell>
          <table:table-cell office:value-type="float" office:value="604" calcext:value-type="float">
            <text:p>604</text:p>
          </table:table-cell>
          <table:table-cell office:value-type="float" office:value="690" calcext:value-type="float">
            <text:p>690</text:p>
          </table:table-cell>
          <table:table-cell office:value-type="float" office:value="644" calcext:value-type="float">
            <text:p>644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872_Inspirat. Lung 1.0_003</text:p>
          </table:table-cell>
          <table:table-cell table:formula="of:=[.A318]&amp;&quot;.h5&quot;" office:value-type="string" office:string-value="HDF5_File/KDC6-16872_Inspirat. Lung 1.0_003.h5" calcext:value-type="string">
            <text:p>HDF5_File/KDC6-16872_Inspirat. Lung 1.0_003.h5</text:p>
          </table:table-cell>
          <table:table-cell office:value-type="float" office:value="752" calcext:value-type="float">
            <text:p>752</text:p>
          </table:table-cell>
          <table:table-cell office:value-type="float" office:value="670" calcext:value-type="float">
            <text:p>670</text:p>
          </table:table-cell>
          <table:table-cell office:value-type="float" office:value="812" calcext:value-type="float">
            <text:p>812</text:p>
          </table:table-cell>
          <table:table-cell office:value-type="float" office:value="730" calcext:value-type="float">
            <text:p>730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872_Inspirat. Lung 1.0_003</text:p>
          </table:table-cell>
          <table:table-cell table:formula="of:=[.A319]&amp;&quot;.h5&quot;" office:value-type="string" office:string-value="HDF5_File/KDC6-16872_Inspirat. Lung 1.0_003.h5" calcext:value-type="string">
            <text:p>HDF5_File/KDC6-16872_Inspirat. Lung 1.0_003.h5</text:p>
          </table:table-cell>
          <table:table-cell office:value-type="float" office:value="260" calcext:value-type="float">
            <text:p>260</text:p>
          </table:table-cell>
          <table:table-cell office:value-type="float" office:value="562" calcext:value-type="float">
            <text:p>562</text:p>
          </table:table-cell>
          <table:table-cell office:value-type="float" office:value="316" calcext:value-type="float">
            <text:p>316</text:p>
          </table:table-cell>
          <table:table-cell office:value-type="float" office:value="618" calcext:value-type="float">
            <text:p>618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872_Inspirat. Lung 1.0_003</text:p>
          </table:table-cell>
          <table:table-cell table:formula="of:=[.A320]&amp;&quot;.h5&quot;" office:value-type="string" office:string-value="HDF5_File/KDC6-16872_Inspirat. Lung 1.0_003.h5" calcext:value-type="string">
            <text:p>HDF5_File/KDC6-16872_Inspirat. Lung 1.0_003.h5</text:p>
          </table:table-cell>
          <table:table-cell office:value-type="float" office:value="814" calcext:value-type="float">
            <text:p>814</text:p>
          </table:table-cell>
          <table:table-cell office:value-type="float" office:value="622" calcext:value-type="float">
            <text:p>622</text:p>
          </table:table-cell>
          <table:table-cell office:value-type="float" office:value="862" calcext:value-type="float">
            <text:p>862</text:p>
          </table:table-cell>
          <table:table-cell office:value-type="float" office:value="670" calcext:value-type="float">
            <text:p>670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872_Inspirat. Lung 1.0_003</text:p>
          </table:table-cell>
          <table:table-cell table:formula="of:=[.A321]&amp;&quot;.h5&quot;" office:value-type="string" office:string-value="HDF5_File/KDC6-16872_Inspirat. Lung 1.0_003.h5" calcext:value-type="string">
            <text:p>HDF5_File/KDC6-16872_Inspirat. Lung 1.0_003.h5</text:p>
          </table:table-cell>
          <table:table-cell office:value-type="float" office:value="304" calcext:value-type="float">
            <text:p>304</text:p>
          </table:table-cell>
          <table:table-cell office:value-type="float" office:value="396" calcext:value-type="float">
            <text:p>396</text:p>
          </table:table-cell>
          <table:table-cell office:value-type="float" office:value="336" calcext:value-type="float">
            <text:p>336</text:p>
          </table:table-cell>
          <table:table-cell office:value-type="float" office:value="428" calcext:value-type="float">
            <text:p>428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872_Inspirat. Lung 1.0_004</text:p>
          </table:table-cell>
          <table:table-cell table:formula="of:=[.A322]&amp;&quot;.h5&quot;" office:value-type="string" office:string-value="HDF5_File/KDC6-16872_Inspirat. Lung 1.0_004.h5" calcext:value-type="string">
            <text:p>HDF5_File/KDC6-16872_Inspirat. Lung 1.0_004.h5</text:p>
          </table:table-cell>
          <table:table-cell office:value-type="float" office:value="260" calcext:value-type="float">
            <text:p>260</text:p>
          </table:table-cell>
          <table:table-cell office:value-type="float" office:value="562" calcext:value-type="float">
            <text:p>562</text:p>
          </table:table-cell>
          <table:table-cell office:value-type="float" office:value="316" calcext:value-type="float">
            <text:p>316</text:p>
          </table:table-cell>
          <table:table-cell office:value-type="float" office:value="618" calcext:value-type="float">
            <text:p>61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872_Inspirat. Lung 1.0_004</text:p>
          </table:table-cell>
          <table:table-cell table:formula="of:=[.A323]&amp;&quot;.h5&quot;" office:value-type="string" office:string-value="HDF5_File/KDC6-16872_Inspirat. Lung 1.0_004.h5" calcext:value-type="string">
            <text:p>HDF5_File/KDC6-16872_Inspirat. Lung 1.0_004.h5</text:p>
          </table:table-cell>
          <table:table-cell office:value-type="float" office:value="814" calcext:value-type="float">
            <text:p>814</text:p>
          </table:table-cell>
          <table:table-cell office:value-type="float" office:value="622" calcext:value-type="float">
            <text:p>622</text:p>
          </table:table-cell>
          <table:table-cell office:value-type="float" office:value="862" calcext:value-type="float">
            <text:p>862</text:p>
          </table:table-cell>
          <table:table-cell office:value-type="float" office:value="670" calcext:value-type="float">
            <text:p>67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872_Inspirat. Lung 1.0_004</text:p>
          </table:table-cell>
          <table:table-cell table:formula="of:=[.A324]&amp;&quot;.h5&quot;" office:value-type="string" office:string-value="HDF5_File/KDC6-16872_Inspirat. Lung 1.0_004.h5" calcext:value-type="string">
            <text:p>HDF5_File/KDC6-16872_Inspirat. Lung 1.0_004.h5</text:p>
          </table:table-cell>
          <table:table-cell office:value-type="float" office:value="304" calcext:value-type="float">
            <text:p>304</text:p>
          </table:table-cell>
          <table:table-cell office:value-type="float" office:value="396" calcext:value-type="float">
            <text:p>396</text:p>
          </table:table-cell>
          <table:table-cell office:value-type="float" office:value="336" calcext:value-type="float">
            <text:p>336</text:p>
          </table:table-cell>
          <table:table-cell office:value-type="float" office:value="428" calcext:value-type="float">
            <text:p>42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872_Inspirat. Lung 1.0_004</text:p>
          </table:table-cell>
          <table:table-cell table:formula="of:=[.A325]&amp;&quot;.h5&quot;" office:value-type="string" office:string-value="HDF5_File/KDC6-16872_Inspirat. Lung 1.0_004.h5" calcext:value-type="string">
            <text:p>HDF5_File/KDC6-16872_Inspirat. Lung 1.0_004.h5</text:p>
          </table:table-cell>
          <table:table-cell office:value-type="float" office:value="834" calcext:value-type="float">
            <text:p>834</text:p>
          </table:table-cell>
          <table:table-cell office:value-type="float" office:value="602" calcext:value-type="float">
            <text:p>602</text:p>
          </table:table-cell>
          <table:table-cell office:value-type="float" office:value="870" calcext:value-type="float">
            <text:p>870</text:p>
          </table:table-cell>
          <table:table-cell office:value-type="float" office:value="638" calcext:value-type="float">
            <text:p>638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872_Inspirat. Lung 1.0_004</text:p>
          </table:table-cell>
          <table:table-cell table:formula="of:=[.A326]&amp;&quot;.h5&quot;" office:value-type="string" office:string-value="HDF5_File/KDC6-16872_Inspirat. Lung 1.0_004.h5" calcext:value-type="string">
            <text:p>HDF5_File/KDC6-16872_Inspirat. Lung 1.0_004.h5</text:p>
          </table:table-cell>
          <table:table-cell office:value-type="float" office:value="788" calcext:value-type="float">
            <text:p>788</text:p>
          </table:table-cell>
          <table:table-cell office:value-type="float" office:value="538" calcext:value-type="float">
            <text:p>538</text:p>
          </table:table-cell>
          <table:table-cell office:value-type="float" office:value="832" calcext:value-type="float">
            <text:p>832</text:p>
          </table:table-cell>
          <table:table-cell office:value-type="float" office:value="582" calcext:value-type="float">
            <text:p>582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872_Inspirat. Lung 1.0_005</text:p>
          </table:table-cell>
          <table:table-cell table:formula="of:=[.A327]&amp;&quot;.h5&quot;" office:value-type="string" office:string-value="HDF5_File/KDC6-16872_Inspirat. Lung 1.0_005.h5" calcext:value-type="string">
            <text:p>HDF5_File/KDC6-16872_Inspirat. Lung 1.0_005.h5</text:p>
          </table:table-cell>
          <table:table-cell office:value-type="float" office:value="228" calcext:value-type="float">
            <text:p>228</text:p>
          </table:table-cell>
          <table:table-cell office:value-type="float" office:value="606" calcext:value-type="float">
            <text:p>606</text:p>
          </table:table-cell>
          <table:table-cell office:value-type="float" office:value="284" calcext:value-type="float">
            <text:p>284</text:p>
          </table:table-cell>
          <table:table-cell office:value-type="float" office:value="662" calcext:value-type="float">
            <text:p>662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872_Inspirat. Lung 1.0_005</text:p>
          </table:table-cell>
          <table:table-cell table:formula="of:=[.A328]&amp;&quot;.h5&quot;" office:value-type="string" office:string-value="HDF5_File/KDC6-16872_Inspirat. Lung 1.0_005.h5" calcext:value-type="string">
            <text:p>HDF5_File/KDC6-16872_Inspirat. Lung 1.0_005.h5</text:p>
          </table:table-cell>
          <table:table-cell office:value-type="float" office:value="228" calcext:value-type="float">
            <text:p>228</text:p>
          </table:table-cell>
          <table:table-cell office:value-type="float" office:value="262" calcext:value-type="float">
            <text:p>262</text:p>
          </table:table-cell>
          <table:table-cell office:value-type="float" office:value="260" calcext:value-type="float">
            <text:p>260</text:p>
          </table:table-cell>
          <table:table-cell office:value-type="float" office:value="294" calcext:value-type="float">
            <text:p>294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6872_Inspirat. Lung 1.0_006</text:p>
          </table:table-cell>
          <table:table-cell table:formula="of:=[.A329]&amp;&quot;.h5&quot;" office:value-type="string" office:string-value="HDF5_File/KDC6-16872_Inspirat. Lung 1.0_006.h5" calcext:value-type="string">
            <text:p>HDF5_File/KDC6-16872_Inspirat. Lung 1.0_006.h5</text:p>
          </table:table-cell>
          <table:table-cell office:value-type="float" office:value="228" calcext:value-type="float">
            <text:p>228</text:p>
          </table:table-cell>
          <table:table-cell office:value-type="float" office:value="262" calcext:value-type="float">
            <text:p>262</text:p>
          </table:table-cell>
          <table:table-cell office:value-type="float" office:value="260" calcext:value-type="float">
            <text:p>260</text:p>
          </table:table-cell>
          <table:table-cell office:value-type="float" office:value="294" calcext:value-type="float">
            <text:p>29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7811_Inspirat. Body 1.0_008</text:p>
          </table:table-cell>
          <table:table-cell table:formula="of:=[.A330]&amp;&quot;.h5&quot;" office:value-type="string" office:string-value="HDF5_File/KDC6-17811_Inspirat. Body 1.0_008.h5" calcext:value-type="string">
            <text:p>HDF5_File/KDC6-17811_Inspirat. Body 1.0_008.h5</text:p>
          </table:table-cell>
          <table:table-cell office:value-type="float" office:value="296" calcext:value-type="float">
            <text:p>296</text:p>
          </table:table-cell>
          <table:table-cell office:value-type="float" office:value="700" calcext:value-type="float">
            <text:p>700</text:p>
          </table:table-cell>
          <table:table-cell office:value-type="float" office:value="344" calcext:value-type="float">
            <text:p>344</text:p>
          </table:table-cell>
          <table:table-cell office:value-type="float" office:value="748" calcext:value-type="float">
            <text:p>748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7811_Inspirat. Lung 1.0_008</text:p>
          </table:table-cell>
          <table:table-cell table:formula="of:=[.A331]&amp;&quot;.h5&quot;" office:value-type="string" office:string-value="HDF5_File/KDC6-17811_Inspirat. Lung 1.0_008.h5" calcext:value-type="string">
            <text:p>HDF5_File/KDC6-17811_Inspirat. Lung 1.0_008.h5</text:p>
          </table:table-cell>
          <table:table-cell office:value-type="float" office:value="296" calcext:value-type="float">
            <text:p>296</text:p>
          </table:table-cell>
          <table:table-cell office:value-type="float" office:value="700" calcext:value-type="float">
            <text:p>700</text:p>
          </table:table-cell>
          <table:table-cell office:value-type="float" office:value="344" calcext:value-type="float">
            <text:p>344</text:p>
          </table:table-cell>
          <table:table-cell office:value-type="float" office:value="748" calcext:value-type="float">
            <text:p>748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oli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ID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2.2$Windows_X86_64 LibreOffice_project/2b840030fec2aae0fd2658d8d4f9548af4e3518d</meta:generator>
    <dc:date>2019-04-05T18:11:42.951000000</dc:date>
    <meta:editing-duration>PT1M18S</meta:editing-duration>
    <meta:editing-cycles>1</meta:editing-cycles>
    <meta:document-statistic meta:table-count="1" meta:cell-count="2979" meta:object-count="0"/>
  </office:meta>
</office:document-meta>
</file>